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3fd9"/>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paragraph-rsid="00183fd9"/>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text:style-name="L1">
        <text:list-item>
          <text:p text:style-name="P4"><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5"><text:a xlink:type="simple" xlink:href="#research-questions---march-2024" text:style-name="Internet_20_link" text:visited-style-name="Visited_20_Internet_20_Link"><text:span text:style-name="Definition">Research Questions - March 2024</text:span></text:a></text:p>
            </text:list-item>
            <text:list-item>
              <text:p text:style-name="P5"><text:a xlink:type="simple" xlink:href="#notes-to-restructure" text:style-name="Internet_20_link" text:visited-style-name="Visited_20_Internet_20_Link"><text:span text:style-name="Definition">Notes to restructure</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table-of-varied-gdp-use-with-supporting-evidence" text:style-name="Internet_20_link" text:visited-style-name="Visited_20_Internet_20_Link"><text:span text:style-name="Definition">Table of varied GDP use with supporting evidence</text:span></text:a></text:p>
                </text:list-item>
              </text:list>
            </text:list-item>
            <text:list-item>
              <text:p text:style-name="P5"><text:a xlink:type="simple" xlink:href="#the-role-of-gdps-in-the-personal-appropriation-of-concepts-and-processes-500---target-750" text:style-name="Internet_20_link" text:visited-style-name="Visited_20_Internet_20_Link"><text:span text:style-name="Definition">The role of GDPs in the personal appropriation of concepts and processes (500 - Target 750)</text:span></text:a></text:p>
            </text:list-item>
            <text:list-item>
              <text:p text:style-name="P5"><text:a xlink:type="simple" xlink:href="#gdps-used-in-the-process-of-guided-participation-target-2500" text:style-name="Internet_20_link" text:visited-style-name="Visited_20_Internet_20_Link"><text:span text:style-name="Definition">GDPs used in the process of guided participation (Target 2500)</text:span></text:a></text:p>
              <text:list text:style-name="L4">
                <text:list-item>
                  <text:p text:style-name="P7"><text:a xlink:type="simple" xlink:href="#gdps-and-their-grouping-as-a-collection-or-menu-of-suggested-options-offer-the-potential-to-assist-project-navigation-acting-as-a-framework-for-code-examples-and-step-by-step-tutorials-600" text:style-name="Internet_20_link" text:visited-style-name="Visited_20_Internet_20_Link"><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7"><text:a xlink:type="simple" xlink:href="#gdps-used-to-scaffold-ideation-and-prioritisation-processes-800" text:style-name="Internet_20_link" text:visited-style-name="Visited_20_Internet_20_Link"><text:span text:style-name="Definition">GDPs used to scaffold ideation and prioritisation processes (800)</text:span></text:a></text:p>
                </text:list-item>
                <text:list-item>
                  <text:p text:style-name="P7"><text:a xlink:type="simple" xlink:href="#gdps-aiding-the-process-of-division-of-labour-1400" text:style-name="Internet_20_link" text:visited-style-name="Visited_20_Internet_20_Link"><text:span text:style-name="Definition">GDPs aiding the process of division of labour (1400)</text:span></text:a></text:p>
                </text:list-item>
                <text:list-item>
                  <text:p text:style-name="P7"><text:a xlink:type="simple" xlink:href="#discussion-on-division-of-labour-in-the-video-data" text:style-name="Internet_20_link" text:visited-style-name="Visited_20_Internet_20_Link"><text:span text:style-name="Definition">Discussion on division of labour in the video data</text:span></text:a></text:p>
                </text:list-item>
                <text:list-item>
                  <text:p text:style-name="P7"><text:a xlink:type="simple" xlink:href="#the-role-of-gdp-used-in-emerging-technical-processes-900" text:style-name="Internet_20_link" text:visited-style-name="Visited_20_Internet_20_Link"><text:span text:style-name="Definition">The role of GDP used in emerging technical processes (900)</text:span></text:a></text:p>
                </text:list-item>
              </text:list>
            </text:list-item>
            <text:list-item>
              <text:p text:style-name="P5"><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5">
                <text:list-item>
                  <text:p text:style-name="P8"><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8"><text:a xlink:type="simple" xlink:href="#gdps-facilitate-the-use-of-wider-funds-of-knowledge-and-interest" text:style-name="Internet_20_link" text:visited-style-name="Visited_20_Internet_20_Link"><text:span text:style-name="Definition">GDPs facilitate the use of wider funds of knowledge and interest</text:span></text:a></text:p>
                  <text:list text:style-name="L6">
                    <text:list-item>
                      <text:p text:style-name="P9"><text:a xlink:type="simple" xlink:href="#summary-home-funds-and-rqs---moved-from-ch.-7-to-6" text:style-name="Internet_20_link" text:visited-style-name="Visited_20_Internet_20_Link"><text:span text:style-name="Definition">Summary: Home Funds and RQs - MOVED FROM CH. 7 TO 6</text:span></text:a></text:p>
                    </text:list-item>
                  </text:list>
                </text:list-item>
                <text:list-item>
                  <text:p text:style-name="P8"><text:a xlink:type="simple" xlink:href="#evolution-and-propagation-of-gdps-concepts-during-playtesting" text:style-name="Internet_20_link" text:visited-style-name="Visited_20_Internet_20_Link"><text:span text:style-name="Definition">Evolution and propagation of GDPs concepts during playtesting</text:span></text:a></text:p>
                </text:list-item>
              </text:list>
            </text:list-item>
            <text:list-item>
              <text:p text:style-name="P5"><text:a xlink:type="simple" xlink:href="#reduced-discussion-section" text:style-name="Internet_20_link" text:visited-style-name="Visited_20_Internet_20_Link"><text:span text:style-name="Definition">Reduced discussion section</text:span></text:a></text:p>
              <text:list text:style-name="L7">
                <text:list-item>
                  <text:p text:style-name="P10"><text:a xlink:type="simple" xlink:href="#intro-in-relation-to-mediation-and-repertoires" text:style-name="Internet_20_link" text:visited-style-name="Visited_20_Internet_20_Link"><text:span text:style-name="Definition">Intro in relation to mediation and repertoires</text:span></text:a></text:p>
                </text:list-item>
                <text:list-item>
                  <text:p text:style-name="P10"><text:a xlink:type="simple" xlink:href="#observations-on-emerging-flexible-design-practices-more-on-interpersonal-level" text:style-name="Internet_20_link" text:visited-style-name="Visited_20_Internet_20_Link"><text:span text:style-name="Definition">Observations on emerging flexible design practices (MORE ON INTERPERSONAL LEVEL)</text:span></text:a></text:p>
                  <text:list text:style-name="L8">
                    <text:list-item>
                      <text:p text:style-name="P11"><text:a xlink:type="simple" xlink:href="#observations-and-evidence-on-flexible-design-practice" text:style-name="Internet_20_link" text:visited-style-name="Visited_20_Internet_20_Link"><text:span text:style-name="Definition">Observations and evidence on flexible design practice</text:span></text:a></text:p>
                    </text:list-item>
                  </text:list>
                </text:list-item>
                <text:list-item>
                  <text:p text:style-name="P10"><text:a xlink:type="simple" xlink:href="#discussion-on-flexible-design-practices" text:style-name="Internet_20_link" text:visited-style-name="Visited_20_Internet_20_Link"><text:span text:style-name="Definition">Discussion on Flexible Design Practices</text:span></text:a></text:p>
                  <text:list text:style-name="L9">
                    <text:list-item>
                      <text:p text:style-name="P12"><text:a xlink:type="simple" xlink:href="#the-potential-of-emergent-social-and-cultural-activities" text:style-name="Internet_20_link" text:visited-style-name="Visited_20_Internet_20_Link"><text:span text:style-name="Definition">The potential of emergent social and cultural activities</text:span></text:a></text:p>
                    </text:list-item>
                  </text:list>
                </text:list-item>
                <text:list-item>
                  <text:p text:style-name="P10"><text:a xlink:type="simple" xlink:href="#discussion-in-relation-to-other-research" text:style-name="Internet_20_link" text:visited-style-name="Visited_20_Internet_20_Link"><text:span text:style-name="Definition">Discussion in relation to other research</text:span></text:a></text:p>
                  <text:list text:style-name="L10">
                    <text:list-item>
                      <text:p text:style-name="P13"><text:a xlink:type="simple" xlink:href="#beyond-design-cycle-stages" text:style-name="Internet_20_link" text:visited-style-name="Visited_20_Internet_20_Link"><text:span text:style-name="Definition">- beyond design cycle stages</text:span></text:a></text:p>
                    </text:list-item>
                    <text:list-item>
                      <text:p text:style-name="P13"><text:a xlink:type="simple" xlink:href="#on-game-jamming" text:style-name="Internet_20_link" text:visited-style-name="Visited_20_Internet_20_Link"><text:span text:style-name="Definition">On Game Jamming</text:span></text:a></text:p>
                    </text:list-item>
                  </text:list>
                </text:list-item>
                <text:list-item>
                  <text:p text:style-name="P10"><text:a xlink:type="simple" xlink:href="#implications-for-practitioners---move-later" text:style-name="Internet_20_link" text:visited-style-name="Visited_20_Internet_20_Link"><text:span text:style-name="Definition">Implications for practitioners - MOVE LATER?</text:span></text:a></text:p>
                </text:list-item>
                <text:list-item>
                  <text:p text:style-name="P10"><text:a xlink:type="simple" xlink:href="#returning-to-the-table-of-varied-gdp-use-with-supporting-evidence" text:style-name="Internet_20_link" text:visited-style-name="Visited_20_Internet_20_Link"><text:span text:style-name="Definition">Returning to the table of varied GDP use with supporting evidence</text:span></text:a></text:p>
                </text:list-item>
              </text:list>
            </text:list-item>
            <text:list-item>
              <text:p text:style-name="P5"><text:a xlink:type="simple" xlink:href="#conclusion" text:style-name="Internet_20_link" text:visited-style-name="Visited_20_Internet_20_Link"><text:span text:style-name="Definition">Conclusion</text:span></text:a></text:p>
            </text:list-item>
            <text:list-item>
              <text:p text:style-name="P5"><text:a xlink:type="simple" xlink:href="#moved-from-introduction" text:style-name="Internet_20_link" text:visited-style-name="Visited_20_Internet_20_Link"><text:span text:style-name="Definition">MOVED FROM INTRODUCTION</text:span></text:a></text:p>
              <text:list text:style-name="L11">
                <text:list-item>
                  <text:p text:style-name="P14"><text:a xlink:type="simple" xlink:href="#moved-from-guided-participation" text:style-name="Internet_20_link" text:visited-style-name="Visited_20_Internet_20_Link"><text:span text:style-name="Definition">MOVED FROM GUIDED PARTICIPATION</text:span></text:a></text:p>
                </text:list-item>
                <text:list-item>
                  <text:p text:style-name="P14"><text:a xlink:type="simple" xlink:href="#future-work-on-abstraction-layers-of-abstraction-gdps-and-the-mda-framework" text:style-name="Internet_20_link" text:visited-style-name="Visited_20_Internet_20_Link"><text:span text:style-name="Definition">Future work on abstraction, layers of abstraction GDPs and the MDA framework</text:span></text:a></text:p>
                </text:list-item>
              </text:list>
            </text:list-item>
            <text:list-item>
              <text:p text:style-name="P5"><text:a xlink:type="simple" xlink:href="#move-from-ch-7---any-space-here" text:style-name="Internet_20_link" text:visited-style-name="Visited_20_Internet_20_Link"><text:soft-page-break/><text:span text:style-name="Definition">MOVE FROM cH 7 - ANY SPACE HERE?</text:span></text:a></text:p>
            </text:list-item>
            <text:list-item>
              <text:p text:style-name="P5"><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12">
                <text:list-item>
                  <text:p text:style-name="P15"><text:a xlink:type="simple" xlink:href="#reflection-on-impact-on-my-design-process" text:style-name="Internet_20_link" text:visited-style-name="Visited_20_Internet_20_Link"><text:span text:style-name="Definition">Reflection on impact on my design process</text:span></text:a></text:p>
                </text:list-item>
                <text:list-item>
                  <text:p text:style-name="P15"><text:a xlink:type="simple" xlink:href="#observations-on-making-styles" text:style-name="Internet_20_link" text:visited-style-name="Visited_20_Internet_20_Link"><text:span text:style-name="Definition">Observations on making styles</text:span></text:a></text:p>
                </text:list-item>
                <text:list-item>
                  <text:p text:style-name="P15"><text:a xlink:type="simple" xlink:href="#a-focus-on-the-value-of-changing-roles---especially-peer-teaching-as-reinforcing-learning" text:style-name="Internet_20_link" text:visited-style-name="Visited_20_Internet_20_Link"><text:span text:style-name="Definition">A focus on the value of changing roles - especially peer teaching as reinforcing learning</text:span></text:a></text:p>
                </text:list-item>
                <text:list-item>
                  <text:p text:style-name="P15"><text:a xlink:type="simple" xlink:href="#discussion-on-making-types-and-side-missions" text:style-name="Internet_20_link" text:visited-style-name="Visited_20_Internet_20_Link"><text:span text:style-name="Definition">Discussion on making types and side missions</text:span></text:a></text:p>
                </text:list-item>
                <text:list-item>
                  <text:p text:style-name="P15"><text:a xlink:type="simple" xlink:href="#discussion-on-player-types--" text:style-name="Internet_20_link" text:visited-style-name="Visited_20_Internet_20_Link"><text:span text:style-name="Definition">Discussion on Player types -</text:span></text:a></text:p>
                </text:list-item>
                <text:list-item>
                  <text:p text:style-name="P15"><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3">
        <text:list-item>
          <text:p text:style-name="P16">What pedagogical tools and processes are available to support novices to overcome barriers to participation in game coding processes?</text:p>
        </text:list-item>
        <text:list-item>
          <text:p text:style-name="P16">How can game design patterns support the development of coding practices with novices?</text:p>
        </text:list-item>
        <text:list-item>
          <text:p text:style-name="P16">How can learners build agency in an evolving community of game makers?</text:p>
        </text:list-item>
      </text:list>
      <text:h text:style-name="Heading_20_2" text:outline-level="2"><text:bookmark-start text:name="notes-to-restructure"/>Notes to restructure<text:bookmark-end text:name="notes-to-restructure"/></text:h>
      <text:p text:style-name="First_20_paragraph">Integrate the section on flexible design patterns into a discussion that also addresses aspects of the process of constructing repertoires using designed affordances facilitating “cultural mediation” [Moll]</text:p>
      <text:p text:style-name="Text_20_body">Thus Discussion points include</text:p>
      <text:list text:style-name="L14">
        <text:list-item>
          <text:p text:style-name="P17">Explain findings using CHAT concepts, Actions to Operations. GDPs used in varied forms of mediation</text:p>
        </text:list-item>
        <text:list-item>
          <text:p text:style-name="P17">Beyond mediation, it can be seen as a lens of TA transformative agency - how is this different? But this seems a high bar - examples unclear - and potentially lack a clear focus on cultural aspects?<text:line-break/></text:p>
        </text:list-item>
        <text:list-item>
          <text:p text:style-name="P17">The concept of repertoires, seems appropriate to some mid uses, not simple mediation, but not HIGH transformative - similar to assemblages or a rhizomatic perception.<text:line-break/></text:p>
        </text:list-item>
        <text:list-item>
          <text:p text:style-name="P17">This flexibility is observable in data - flexible design practices</text:p>
        </text:list-item>
      </text:list>
      <text:p text:style-name="First_20_paragraph">NOTE - perhaps flip the order again to end with cultural aspects, and include the drama process, and maker types / missions within the data presented. As an additional section or incorporate into the table - like within Funds of Identity.</text:p>
      <text:p text:style-name="Text_20_body"><text:span text:style-name="T1">Older notes</text:span> Really address the community aspect of the RQ - and highlight that this is why personal elements are not explored in more detail</text:p>
      <text:p text:style-name="Text_20_body"><text:soft-page-break/>In each section if there are multiple aspects of that then put into headings - and put this into the coding structure for data review</text:p>
      <text:p text:style-name="Text_20_body">Examine overlap of the cultural uses of GDP, and the next chapter - hand in hand here get an overview of what needs to extracted from the data and where it sits</text:p>
      <text:p text:style-name="Text_20_body">Also work out what to move to Lit Review - and restructure LT and Methodology based on two chapters near completion.</text:p>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properties&quot;:{&quot;noteIndex&quot;:0,&quot;formattedCitation&quot;:&quot;[@repenning_scalable_2015; @basawapatna_using_2010]&quot;},&quot;citationID&quot;:&quot;kuuxfith&quot;,&quot;citationItems&quot;:[{&quot;id&quot;:2595,&quot;uris&quot;:[&quot;http://zotero.org/users/1913249/items/Q248ZHQD&quot;],&quot;uri&quot;:[&quot;http://zotero.org/users/1913249/items/Q248ZHQD&quot;],&quot;prefix&quot;:&quot;&quot;,&quot;itemData&quot;:{&quot;title&quot;:&quot;Scalable Game Design: A Strategy to Bring Systemic Computer Science Education to Schools Through Game Design and Simulation Creation&quot;,&quot;URL&quot;:&quot;http://doi.acm.org/10.1145/2700517&quot;,&quot;ISSN&quot;:&quot;1946-6226&quot;,&quot;container-title&quot;:&quot;Trans. Comput. Educ.&quot;,&quot;volume&quot;:&quot;15&quot;,&quot;DOI&quot;:&quot;10.1145/2700517&quot;,&quot;type&quot;:&quot;article-journal&quot;,&quot;issued&quot;:{&quot;date-parts&quot;:[[&quot;2015&quot;,4]]},&quot;citation-key&quot;:&quot;repenning_scalable_2015&quot;,&quot;page&quot;:&quot;11:1–11:31&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issue&quot;:&quot;2&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source&quot;:&quot;ACM Digital Library&quot;},&quot;suffix&quot;:&quot;&quot;},{&quot;id&quot;:3136,&quot;uris&quot;:[&quot;http://zotero.org/users/1913249/items/AMHDJY3A&quot;],&quot;uri&quot;:[&quot;http://zotero.org/users/1913249/items/AMHDJY3A&quot;],&quot;prefix&quot;:&quot;&quot;,&quot;itemData&quot;:{&quot;title&quot;:&quot;Using scalable game design to teach computer science from middle school to graduate school&quot;,&quot;URL&quot;:&quot;http://portal.acm.org/citation.cfm?doid=1822090.1822154&quot;,&quot;ISBN&quot;:&quot;978-1-60558-729-5&quot;,&quot;container-title&quot;:&quot;Proceedings of the fifteenth annual conference on Innovation and technology in computer science education - ITiCSE '10&quot;,&quot;author&quot;:[{&quot;family&quot;:&quot;Basawapatna&quot;,&quot;given&quot;:&quot;Ashok R.&quot;},{&quot;family&quot;:&quot;Koh&quot;,&quot;given&quot;:&quot;Kyu Han&quot;},{&quot;family&quot;:&quot;Repenning&quot;,&quot;given&quot;:&quot;Alexander&quot;}],&quot;type&quot;:&quot;paper-conference&quot;,&quot;issued&quot;:{&quot;date-parts&quot;:[[&quot;2010&quot;]]},&quot;citation-key&quot;:&quot;basawapatna_using_2010&quot;,&quot;page&quot;:&quot;224&quot;,&quot;id&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DOI&quot;:&quot;10.1145/1822090.1822154&quot;,&quot;publisher-place&quot;:&quot;Bilkent, Ankara, Turkey&quot;,&quot;language&quot;:&quot;en&quot;,&quot;event-place&quot;:&quot;Bilkent, Ankara, Turkey&quot;,&quot;publisher&quot;:&quot;ACM Press&quot;,&quot;accessed&quot;:{&quot;date-parts&quot;:[[&quot;2019&quot;,12,8]]},&quot;event-title&quot;:&quot;the fifteenth annual conference&quot;},&quot;suffix&quot;:&quot;&quot;}],&quot;schema&quot;:&quot;https://github.com/citation-style-language/schema/raw/master/csl-citation.json&quot;} RNDomqjnyxqsd"/>&lt;Do Zotero Refresh: [@repenning_scalable_2015; @basawapatna_using_2010]&gt;<text:reference-mark-end text:name="ZOTERO_ITEM CSL_CITATION {&quot;properties&quot;:{&quot;noteIndex&quot;:0,&quot;formattedCitation&quot;:&quot;[@repenning_scalable_2015; @basawapatna_using_2010]&quot;},&quot;citationID&quot;:&quot;kuuxfith&quot;,&quot;citationItems&quot;:[{&quot;id&quot;:2595,&quot;uris&quot;:[&quot;http://zotero.org/users/1913249/items/Q248ZHQD&quot;],&quot;uri&quot;:[&quot;http://zotero.org/users/1913249/items/Q248ZHQD&quot;],&quot;prefix&quot;:&quot;&quot;,&quot;itemData&quot;:{&quot;title&quot;:&quot;Scalable Game Design: A Strategy to Bring Systemic Computer Science Education to Schools Through Game Design and Simulation Creation&quot;,&quot;URL&quot;:&quot;http://doi.acm.org/10.1145/2700517&quot;,&quot;ISSN&quot;:&quot;1946-6226&quot;,&quot;container-title&quot;:&quot;Trans. Comput. Educ.&quot;,&quot;volume&quot;:&quot;15&quot;,&quot;DOI&quot;:&quot;10.1145/2700517&quot;,&quot;type&quot;:&quot;article-journal&quot;,&quot;issued&quot;:{&quot;date-parts&quot;:[[&quot;2015&quot;,4]]},&quot;citation-key&quot;:&quot;repenning_scalable_2015&quot;,&quot;page&quot;:&quot;11:1–11:31&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issue&quot;:&quot;2&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source&quot;:&quot;ACM Digital Library&quot;},&quot;suffix&quot;:&quot;&quot;},{&quot;id&quot;:3136,&quot;uris&quot;:[&quot;http://zotero.org/users/1913249/items/AMHDJY3A&quot;],&quot;uri&quot;:[&quot;http://zotero.org/users/1913249/items/AMHDJY3A&quot;],&quot;prefix&quot;:&quot;&quot;,&quot;itemData&quot;:{&quot;title&quot;:&quot;Using scalable game design to teach computer science from middle school to graduate school&quot;,&quot;URL&quot;:&quot;http://portal.acm.org/citation.cfm?doid=1822090.1822154&quot;,&quot;ISBN&quot;:&quot;978-1-60558-729-5&quot;,&quot;container-title&quot;:&quot;Proceedings of the fifteenth annual conference on Innovation and technology in computer science education - ITiCSE '10&quot;,&quot;author&quot;:[{&quot;family&quot;:&quot;Basawapatna&quot;,&quot;given&quot;:&quot;Ashok R.&quot;},{&quot;family&quot;:&quot;Koh&quot;,&quot;given&quot;:&quot;Kyu Han&quot;},{&quot;family&quot;:&quot;Repenning&quot;,&quot;given&quot;:&quot;Alexander&quot;}],&quot;type&quot;:&quot;paper-conference&quot;,&quot;issued&quot;:{&quot;date-parts&quot;:[[&quot;2010&quot;]]},&quot;citation-key&quot;:&quot;basawapatna_using_2010&quot;,&quot;page&quot;:&quot;224&quot;,&quot;id&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DOI&quot;:&quot;10.1145/1822090.1822154&quot;,&quot;publisher-place&quot;:&quot;Bilkent, Ankara, Turkey&quot;,&quot;language&quot;:&quot;en&quot;,&quot;event-place&quot;:&quot;Bilkent, Ankara, Turkey&quot;,&quot;publisher&quot;:&quot;ACM Press&quot;,&quot;accessed&quot;:{&quot;date-parts&quot;:[[&quot;2019&quot;,12,8]]},&quot;event-title&quot;:&quot;the fifteenth annual conference&quot;},&quot;suffix&quot;:&quot;&quot;}],&quot;schema&quot;:&quot;https://github.com/citation-style-language/schema/raw/master/csl-citation.json&quot;} RNDomqjnyxqsd"/> or as a foundation for co-design work <text:reference-mark-start text:name="ZOTERO_ITEM CSL_CITATION {&quot;properties&quot;:{&quot;noteIndex&quot;:0,&quot;formattedCitation&quot;:&quot;[@eriksson_using_2019]&quot;},&quot;citationID&quot;:&quot;pagduekd&quot;,&quot;citationItems&quot;:[{&quot;id&quot;:3745,&quot;uris&quot;:[&quot;http://zotero.org/users/1913249/items/YJKSC8LM&quot;],&quot;uri&quot;:[&quot;http://zotero.org/users/1913249/items/YJKSC8LM&quot;],&quot;prefix&quot;:&quot;&quot;,&quot;itemData&quot;:{&quot;title&quot;:&quot;Using Gameplay Design Patterns with Children in the Redesign of a Collaborative Co-located Game&quot;,&quot;URL&quot;:&quot;https://dl.acm.org/doi/10.1145/3311927.3323155&quot;,&quot;ISBN&quot;:&quot;978-1-4503-6690-8&quot;,&quot;container-title&quot;:&quot;Proceedings of the 18th ACM International Conference on Interaction Design and Children&quot;,&quot;DOI&quot;:&quot;10.1145/3311927.3323155&quot;,&quot;type&quot;:&quot;paper-conference&quot;,&quot;issued&quot;:{&quot;date-parts&quot;:[[&quot;2019&quot;,6,12]]},&quot;citation-key&quot;:&quot;eriksson_using_2019&quot;,&quot;page&quot;:&quot;15-25&quot;,&quot;id&quot;:&quot;eriksson_using_2019&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language&quot;:&quot;en&quot;,&quot;event-place&quot;:&quot;Boise ID USA&quot;,&quot;publisher&quot;:&quot;ACM&quot;,&quot;accessed&quot;:{&quot;date-parts&quot;:[[&quot;2022&quot;,8,9]]},&quot;event-title&quot;:&quot;IDC '19: Interaction Design and Children&quot;},&quot;suffix&quot;:&quot;&quot;}],&quot;schema&quot;:&quot;https://github.com/citation-style-language/schema/raw/master/csl-citation.json&quot;} RNDczfnvphqnm"/>&lt;Do Zotero Refresh: [@eriksson_using_2019]&gt;<text:reference-mark-end text:name="ZOTERO_ITEM CSL_CITATION {&quot;properties&quot;:{&quot;noteIndex&quot;:0,&quot;formattedCitation&quot;:&quot;[@eriksson_using_2019]&quot;},&quot;citationID&quot;:&quot;pagduekd&quot;,&quot;citationItems&quot;:[{&quot;id&quot;:3745,&quot;uris&quot;:[&quot;http://zotero.org/users/1913249/items/YJKSC8LM&quot;],&quot;uri&quot;:[&quot;http://zotero.org/users/1913249/items/YJKSC8LM&quot;],&quot;prefix&quot;:&quot;&quot;,&quot;itemData&quot;:{&quot;title&quot;:&quot;Using Gameplay Design Patterns with Children in the Redesign of a Collaborative Co-located Game&quot;,&quot;URL&quot;:&quot;https://dl.acm.org/doi/10.1145/3311927.3323155&quot;,&quot;ISBN&quot;:&quot;978-1-4503-6690-8&quot;,&quot;container-title&quot;:&quot;Proceedings of the 18th ACM International Conference on Interaction Design and Children&quot;,&quot;DOI&quot;:&quot;10.1145/3311927.3323155&quot;,&quot;type&quot;:&quot;paper-conference&quot;,&quot;issued&quot;:{&quot;date-parts&quot;:[[&quot;2019&quot;,6,12]]},&quot;citation-key&quot;:&quot;eriksson_using_2019&quot;,&quot;page&quot;:&quot;15-25&quot;,&quot;id&quot;:&quot;eriksson_using_2019&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language&quot;:&quot;en&quot;,&quot;event-place&quot;:&quot;Boise ID USA&quot;,&quot;publisher&quot;:&quot;ACM&quot;,&quot;accessed&quot;:{&quot;date-parts&quot;:[[&quot;2022&quot;,8,9]]},&quot;event-title&quot;:&quot;IDC '19: Interaction Design and Children&quot;},&quot;suffix&quot;:&quot;&quot;}],&quot;schema&quot;:&quot;https://github.com/citation-style-language/schema/raw/master/csl-citation.json&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properties&quot;:{&quot;noteIndex&quot;:0,&quot;formattedCitation&quot;:&quot;[@rogoff_observing_1995]&quot;},&quot;citationID&quot;:&quot;zhunukxh&quot;,&quot;citationItems&quot;:[{&quot;id&quot;:3879,&quot;uris&quot;:[&quot;http://zotero.org/users/1913249/items/ZMN79J65&quot;],&quot;uri&quot;:[&quot;http://zotero.org/users/1913249/items/ZMN79J65&quot;],&quot;prefix&quot;:&quot;&quot;,&quot;itemData&quot;:{&quot;page&quot;:&quot;139-164&quot;,&quot;id&quot;:&quot;rogoff_observing_1995&quot;,&quot;type&quot;:&quot;chapter&quot;,&quot;author&quot;:[{&quot;family&quot;:&quot;Rogoff&quot;,&quot;given&quot;:&quot;Barbara&quot;}],&quot;container-title&quot;:&quot;Sociocultural studies of mind&quot;,&quot;title&quot;:&quot;Observing sociocultural activity on three planes: Participatory appropriation, guided participation, and apprenticeship&quot;,&quot;title-short&quot;:&quot;Observing sociocultural activity on three planes&quot;,&quot;collection-title&quot;:&quot;Learning in doing: Social, cognitive, and computational aspects&quot;,&quot;publisher-place&quot;:&quot;New York, NY, US&quot;,&quot;publisher&quot;:&quot;Cambridge University Press&quot;,&quot;event-place&quot;:&quot;New York, NY, US&quot;,&quot;issued&quot;:{&quot;date-parts&quot;:[[&quot;1995&quot;]]},&quot;source&quot;:&quot;APA PsycNet&quot;,&quot;citation-key&quot;:&quot;rogoff_observing_1995&quot;},&quot;suffix&quot;:&quot;&quot;}],&quot;schema&quot;:&quot;https://github.com/citation-style-language/schema/raw/master/csl-citation.json&quot;} RNDjvxbyncerx"/>&lt;Do Zotero Refresh: [@rogoff_observing_1995]&gt;<text:reference-mark-end text:name="ZOTERO_ITEM CSL_CITATION {&quot;properties&quot;:{&quot;noteIndex&quot;:0,&quot;formattedCitation&quot;:&quot;[@rogoff_observing_1995]&quot;},&quot;citationID&quot;:&quot;zhunukxh&quot;,&quot;citationItems&quot;:[{&quot;id&quot;:3879,&quot;uris&quot;:[&quot;http://zotero.org/users/1913249/items/ZMN79J65&quot;],&quot;uri&quot;:[&quot;http://zotero.org/users/1913249/items/ZMN79J65&quot;],&quot;prefix&quot;:&quot;&quot;,&quot;itemData&quot;:{&quot;page&quot;:&quot;139-164&quot;,&quot;id&quot;:&quot;rogoff_observing_1995&quot;,&quot;type&quot;:&quot;chapter&quot;,&quot;author&quot;:[{&quot;family&quot;:&quot;Rogoff&quot;,&quot;given&quot;:&quot;Barbara&quot;}],&quot;container-title&quot;:&quot;Sociocultural studies of mind&quot;,&quot;title&quot;:&quot;Observing sociocultural activity on three planes: Participatory appropriation, guided participation, and apprenticeship&quot;,&quot;title-short&quot;:&quot;Observing sociocultural activity on three planes&quot;,&quot;collection-title&quot;:&quot;Learning in doing: Social, cognitive, and computational aspects&quot;,&quot;publisher-place&quot;:&quot;New York, NY, US&quot;,&quot;publisher&quot;:&quot;Cambridge University Press&quot;,&quot;event-place&quot;:&quot;New York, NY, US&quot;,&quot;issued&quot;:{&quot;date-parts&quot;:[[&quot;1995&quot;]]},&quot;source&quot;:&quot;APA PsycNet&quot;,&quot;citation-key&quot;:&quot;rogoff_observing_1995&quot;},&quot;suffix&quot;:&quot;&quot;}],&quot;schema&quot;:&quot;https://github.com/citation-style-language/schema/raw/master/csl-citation.json&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ext:soft-page-break/>to existing research and theoretical concepts. This discussion considers the examples of GDP use in practice to analyse GDPs as a mid-level construct, demonstrating their utility for both educational designers and researchers.</text:p>
      <text:h text:style-name="Heading_20_4" text:outline-level="4"><text:bookmark-start text:name="table-of-varied-gdp-use-with-supporting-evidence"/>Table of varied GDP use with supporting evidence<text:bookmark-end text:name="table-of-varied-gdp-use-with-supporting-evidence"/></text:h>
      <text:p text:style-name="First_20_paragraph">The following table outlines the principle different uses of GDP in the data analysed. The next to last column lists example behaviour and notes vignettes or appendices where the behaviour can be found in situ with more detailed analysis. The final column indicates how many of the 12 session transcriptions the behaviour was found within.</text:p>
      <text:p text:style-name="Text_20_body">INSERT SUMMARY TABLE FROM HERE - https://docs.google.com/document/d/1Ce2cYIYnFCd9GM8zRntBd7lrud-dMbbrtgEQMoGNRmE/edit</text:p>
      <text:p text:style-name="Text_20_body">DEVELOP HOW THIS WILL BE SUPPORTED WITH EVIDENCE IN THIS CHAPTER.</text:p>
      <text:p text:style-name="Text_20_body"/>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As outlined in Chapter 2, the focus on skills and knowledge developed by participants is the dominant thread in research on digital coding and game making <text:reference-mark-start text:name="ZOTERO_ITEM CSL_CITATION {&quot;properties&quot;:{&quot;noteIndex&quot;:0,&quot;formattedCitation&quot;:&quot;[@kafai_constructionist_2015-1; @papert_mindstorms:_1980]&quot;},&quot;citationID&quot;:&quot;jbalbgzx&quot;,&quot;citationItems&quot;:[{&quot;id&quot;:3761,&quot;uris&quot;:[&quot;http://zotero.org/users/1913249/items/Q7JCMQ3N&quot;],&quot;uri&quot;:[&quot;http://zotero.org/users/1913249/items/Q7JCMQ3N&quot;],&quot;prefix&quot;:&quot;&quot;,&quot;itemData&quot;:{&quot;title&quot;:&quot;Constructionist gaming: understanding the benefits of making games for learning&quot;,&quot;URL&quot;:&quot;https://www.ncbi.nlm.nih.gov/pmc/articles/PMC4784508/&quot;,&quot;ISSN&quot;:&quot;0046-1520&quot;,&quot;container-title&quot;:&quot;Educational Psychologist&quot;,&quot;volume&quot;:&quot;50&quot;,&quot;DOI&quot;:&quot;10.1080/00461520.2015.1124022&quot;,&quot;type&quot;:&quot;article-journal&quot;,&quot;issued&quot;:{&quot;date-parts&quot;:[[&quot;2015&quot;]]},&quot;citation-key&quot;:&quot;kafai_constructionist_2015-1&quot;,&quot;page&quot;:&quot;313-334&quot;,&quot;id&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short&quot;:&quot;Educ Psychol&quot;,&quot;title-short&quot;:&quot;Constructionist gaming&quot;,&quot;source&quot;:&quot;PubMed Central&quot;,&quot;issue&quot;:&quot;4&quot;,&quot;PMID&quot;:&quot;27019536&quot;,&quot;PMCID&quot;:&quot;PMC4784508&quot;,&quot;accessed&quot;:{&quot;date-parts&quot;:[[&quot;2017&quot;,10,16]]},&quot;author&quot;:[{&quot;family&quot;:&quot;Kafai&quot;,&quot;given&quot;:&quot;Yasmin&quot;},{&quot;family&quot;:&quot;Burke&quot;,&quot;given&quot;:&quot;Quinn&quot;}]},&quot;suffix&quot;:&quot;&quot;},{&quot;id&quot;:1691,&quot;uris&quot;:[&quot;http://zotero.org/users/1913249/items/FAVPGKNU&quot;],&quot;uri&quot;:[&quot;http://zotero.org/users/1913249/items/FAVPGKNU&quot;],&quot;prefix&quot;:&quot;&quot;,&quot;itemData&quot;:{&quot;title&quot;:&quot;Mindstorms: children, computers, and powerful ideas&quot;,&quot;id&quot;:&quot;papert_mindstorms:_1980&quot;,&quot;type&quot;:&quot;book&quot;,&quot;ISBN&quot;:&quot;978-0-465-04627-0&quot;,&quot;publisher&quot;:&quot;Basic Books&quot;,&quot;call-number&quot;:&quot;QA20.C65 P36 1980&quot;,&quot;title-short&quot;:&quot;Mindstorms&quot;,&quot;author&quot;:[{&quot;family&quot;:&quot;Papert&quot;,&quot;given&quot;:&quot;Seymour&quot;}],&quot;publisher-place&quot;:&quot;New York&quot;,&quot;number-of-pages&quot;:&quot;230&quot;,&quot;event-place&quot;:&quot;New York&quot;,&quot;issued&quot;:{&quot;date-parts&quot;:[[&quot;1980&quot;]]},&quot;source&quot;:&quot;Library of Congress ISBN&quot;,&quot;citation-key&quot;:&quot;papert_mindstorms:_1980&quot;},&quot;suffix&quot;:&quot;&quot;}],&quot;schema&quot;:&quot;https://github.com/citation-style-language/schema/raw/master/csl-citation.json&quot;} RNDwgojtnrnbl"/>&lt;Do Zotero Refresh: [@kafai_constructionist_2015-1; @papert_mindstorms:_1980]&gt;<text:reference-mark-end text:name="ZOTERO_ITEM CSL_CITATION {&quot;properties&quot;:{&quot;noteIndex&quot;:0,&quot;formattedCitation&quot;:&quot;[@kafai_constructionist_2015-1; @papert_mindstorms:_1980]&quot;},&quot;citationID&quot;:&quot;jbalbgzx&quot;,&quot;citationItems&quot;:[{&quot;id&quot;:3761,&quot;uris&quot;:[&quot;http://zotero.org/users/1913249/items/Q7JCMQ3N&quot;],&quot;uri&quot;:[&quot;http://zotero.org/users/1913249/items/Q7JCMQ3N&quot;],&quot;prefix&quot;:&quot;&quot;,&quot;itemData&quot;:{&quot;title&quot;:&quot;Constructionist gaming: understanding the benefits of making games for learning&quot;,&quot;URL&quot;:&quot;https://www.ncbi.nlm.nih.gov/pmc/articles/PMC4784508/&quot;,&quot;ISSN&quot;:&quot;0046-1520&quot;,&quot;container-title&quot;:&quot;Educational Psychologist&quot;,&quot;volume&quot;:&quot;50&quot;,&quot;DOI&quot;:&quot;10.1080/00461520.2015.1124022&quot;,&quot;type&quot;:&quot;article-journal&quot;,&quot;issued&quot;:{&quot;date-parts&quot;:[[&quot;2015&quot;]]},&quot;citation-key&quot;:&quot;kafai_constructionist_2015-1&quot;,&quot;page&quot;:&quot;313-334&quot;,&quot;id&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short&quot;:&quot;Educ Psychol&quot;,&quot;title-short&quot;:&quot;Constructionist gaming&quot;,&quot;source&quot;:&quot;PubMed Central&quot;,&quot;issue&quot;:&quot;4&quot;,&quot;PMID&quot;:&quot;27019536&quot;,&quot;PMCID&quot;:&quot;PMC4784508&quot;,&quot;accessed&quot;:{&quot;date-parts&quot;:[[&quot;2017&quot;,10,16]]},&quot;author&quot;:[{&quot;family&quot;:&quot;Kafai&quot;,&quot;given&quot;:&quot;Yasmin&quot;},{&quot;family&quot;:&quot;Burke&quot;,&quot;given&quot;:&quot;Quinn&quot;}]},&quot;suffix&quot;:&quot;&quot;},{&quot;id&quot;:1691,&quot;uris&quot;:[&quot;http://zotero.org/users/1913249/items/FAVPGKNU&quot;],&quot;uri&quot;:[&quot;http://zotero.org/users/1913249/items/FAVPGKNU&quot;],&quot;prefix&quot;:&quot;&quot;,&quot;itemData&quot;:{&quot;title&quot;:&quot;Mindstorms: children, computers, and powerful ideas&quot;,&quot;id&quot;:&quot;papert_mindstorms:_1980&quot;,&quot;type&quot;:&quot;book&quot;,&quot;ISBN&quot;:&quot;978-0-465-04627-0&quot;,&quot;publisher&quot;:&quot;Basic Books&quot;,&quot;call-number&quot;:&quot;QA20.C65 P36 1980&quot;,&quot;title-short&quot;:&quot;Mindstorms&quot;,&quot;author&quot;:[{&quot;family&quot;:&quot;Papert&quot;,&quot;given&quot;:&quot;Seymour&quot;}],&quot;publisher-place&quot;:&quot;New York&quot;,&quot;number-of-pages&quot;:&quot;230&quot;,&quot;event-place&quot;:&quot;New York&quot;,&quot;issued&quot;:{&quot;date-parts&quot;:[[&quot;1980&quot;]]},&quot;source&quot;:&quot;Library of Congress ISBN&quot;,&quot;citation-key&quot;:&quot;papert_mindstorms:_1980&quot;},&quot;suffix&quot;:&quot;&quot;}],&quot;schema&quot;:&quot;https://github.com/citation-style-language/schema/raw/master/csl-citation.json&quot;} RNDwgojtnrnbl"/>.</text:p>
      <text:p text:style-name="Text_20_body">The research aims of this study focus on the under explored areas of social and cultural aspects of the coding process of novices. The design of this study does not suit full exploration of the personal plane of activity. HOW . Despite this, the making process surfaced and allow the exploration of surfacing of computational thinking and other curricular concepts.</text:p>
      <text:p text:style-name="Text_20_body">Given that this dimension is not explored in the thesis which has a greater focus on community and social aspects of use of GDPs, examples of personal appropriation are included here only briefly (additional examples may be included in Appendix.learning)</text:p>
      <text:p text:style-name="Text_20_body">Additionally, the repeated, solo, incremental changes of the details of implementation of game design patterns indicate a personal appropriation of concepts like game feel and challenge and design processes.</text:p>
      <text:p text:style-name="Text_20_body">Papert’s research on Microworlds saw one of the roles learning designers to shape the affordances of playful learning environments to steer learners to explore scientific concepts, mathematical concepts, for example geometry in Turtle computing.</text:p>
      <text:p text:style-name="Text_20_body">Despite this positioning,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text:soft-page-break/>curricular concepts included here as Table 6.x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properties&quot;:{&quot;noteIndex&quot;:0,&quot;formattedCitation&quot;:&quot;[-@bevan_learning_2015; -@petrich_it_2013]&quot;},&quot;citationID&quot;:&quot;yyshtqjr&quot;,&quot;citationItems&quot;:[{&quot;itemData&quot;:{&quot;title&quot;:&quot;Learning Through STEM-Rich Tinkering: Findings From a Jointly Negotiated Research Project Taken Up in Practice&quot;,&quot;URL&quot;:&quot;http://doi.wiley.com/10.1002/sce.21151&quot;,&quot;ISSN&quot;:&quot;00368326&quot;,&quot;container-title&quot;:&quot;Science Education&quot;,&quot;volume&quot;:&quot;99&quot;,&quot;DOI&quot;:&quot;10.1002/sce.21151&quot;,&quot;type&quot;:&quot;article-journal&quot;,&quot;issued&quot;:{&quot;date-parts&quot;:[[&quot;2015&quot;,1]]},&quot;citation-key&quot;:&quot;bevan_learning_2015&quot;,&quot;page&quot;:&quot;98-120&quot;,&quot;id&quot;:&quot;bevan_learning_2015&quot;,&quot;title-short&quot;:&quot;Learning Through STEM-Rich Tinkering&quot;,&quot;issue&quot;:&quot;1&quot;,&quot;author&quot;:[{&quot;family&quot;:&quot;Bevan&quot;,&quot;given&quot;:&quot;Bronwyn&quot;},{&quot;family&quot;:&quot;Gutwill&quot;,&quot;given&quot;:&quot;Joshua P.&quot;},{&quot;family&quot;:&quot;Petrich&quot;,&quot;given&quot;:&quot;Mike&quot;},{&quot;family&quot;:&quot;Wilkinson&quot;,&quot;given&quot;:&quot;Karen&quot;}],&quot;source&quot;:&quot;CrossRef&quot;,&quot;accessed&quot;:{&quot;date-parts&quot;:[[&quot;2017&quot;,10,14]]},&quot;language&quot;:&quot;en&quot;},&quot;id&quot;:1842,&quot;uris&quot;:[&quot;http://zotero.org/users/1913249/items/AKPP78D8&quot;],&quot;uri&quot;:[&quot;http://zotero.org/users/1913249/items/AKPP78D8&quot;],&quot;prefix&quot;:&quot;&quot;,&quot;suppress-author&quot;:true,&quot;suffix&quot;:&quot;&quot;},{&quot;itemData&quot;:{&quot;page&quot;:&quot;21&quot;,&quot;id&quot;:&quot;petrich_it_2013&quot;,&quot;abstract&quot;:&quot;It Looks Like Fun, But Are They Learning? - 1&quot;,&quot;type&quot;:&quot;chapter&quot;,&quot;ISBN&quot;:&quot;978-0-203-10835-2&quot;,&quot;container-title&quot;:&quot;Design, Make, Play&quot;,&quot;volume&quot;:&quot;1&quot;,&quot;title&quot;:&quot;It looks like fun, but are they learning?&quot;,&quot;author&quot;:[{&quot;family&quot;:&quot;Petrich&quot;,&quot;given&quot;:&quot;Mike&quot;},{&quot;family&quot;:&quot;Wilkinson&quot;,&quot;given&quot;:&quot;Karen&quot;},{&quot;family&quot;:&quot;Bevan&quot;,&quot;given&quot;:&quot;Bronwyn&quot;}],&quot;publisher-place&quot;:&quot;New York&quot;,&quot;publisher&quot;:&quot;Routledge&quot;,&quot;event-place&quot;:&quot;New York&quot;,&quot;issued&quot;:{&quot;date-parts&quot;:[[&quot;2013&quot;]]},&quot;number-of-pages&quot;:&quot;21&quot;,&quot;citation-key&quot;:&quot;petrich_it_2013&quot;},&quot;id&quot;:3744,&quot;uris&quot;:[&quot;http://zotero.org/users/1913249/items/UTZ7BGSU&quot;],&quot;uri&quot;:[&quot;http://zotero.org/users/1913249/items/UTZ7BGSU&quot;],&quot;prefix&quot;:&quot;&quot;,&quot;suppress-author&quot;:true,&quot;suffix&quot;:&quot;&quot;}],&quot;schema&quot;:&quot;https://github.com/citation-style-language/schema/raw/master/csl-citation.json&quot;} RNDelwvifxjry"/>&lt;Do Zotero Refresh: [-@bevan_learning_2015; -@petrich_it_2013]&gt;<text:reference-mark-end text:name="ZOTERO_ITEM CSL_CITATION {&quot;properties&quot;:{&quot;noteIndex&quot;:0,&quot;formattedCitation&quot;:&quot;[-@bevan_learning_2015; -@petrich_it_2013]&quot;},&quot;citationID&quot;:&quot;yyshtqjr&quot;,&quot;citationItems&quot;:[{&quot;itemData&quot;:{&quot;title&quot;:&quot;Learning Through STEM-Rich Tinkering: Findings From a Jointly Negotiated Research Project Taken Up in Practice&quot;,&quot;URL&quot;:&quot;http://doi.wiley.com/10.1002/sce.21151&quot;,&quot;ISSN&quot;:&quot;00368326&quot;,&quot;container-title&quot;:&quot;Science Education&quot;,&quot;volume&quot;:&quot;99&quot;,&quot;DOI&quot;:&quot;10.1002/sce.21151&quot;,&quot;type&quot;:&quot;article-journal&quot;,&quot;issued&quot;:{&quot;date-parts&quot;:[[&quot;2015&quot;,1]]},&quot;citation-key&quot;:&quot;bevan_learning_2015&quot;,&quot;page&quot;:&quot;98-120&quot;,&quot;id&quot;:&quot;bevan_learning_2015&quot;,&quot;title-short&quot;:&quot;Learning Through STEM-Rich Tinkering&quot;,&quot;issue&quot;:&quot;1&quot;,&quot;author&quot;:[{&quot;family&quot;:&quot;Bevan&quot;,&quot;given&quot;:&quot;Bronwyn&quot;},{&quot;family&quot;:&quot;Gutwill&quot;,&quot;given&quot;:&quot;Joshua P.&quot;},{&quot;family&quot;:&quot;Petrich&quot;,&quot;given&quot;:&quot;Mike&quot;},{&quot;family&quot;:&quot;Wilkinson&quot;,&quot;given&quot;:&quot;Karen&quot;}],&quot;source&quot;:&quot;CrossRef&quot;,&quot;accessed&quot;:{&quot;date-parts&quot;:[[&quot;2017&quot;,10,14]]},&quot;language&quot;:&quot;en&quot;},&quot;id&quot;:1842,&quot;uris&quot;:[&quot;http://zotero.org/users/1913249/items/AKPP78D8&quot;],&quot;uri&quot;:[&quot;http://zotero.org/users/1913249/items/AKPP78D8&quot;],&quot;prefix&quot;:&quot;&quot;,&quot;suppress-author&quot;:true,&quot;suffix&quot;:&quot;&quot;},{&quot;itemData&quot;:{&quot;page&quot;:&quot;21&quot;,&quot;id&quot;:&quot;petrich_it_2013&quot;,&quot;abstract&quot;:&quot;It Looks Like Fun, But Are They Learning? - 1&quot;,&quot;type&quot;:&quot;chapter&quot;,&quot;ISBN&quot;:&quot;978-0-203-10835-2&quot;,&quot;container-title&quot;:&quot;Design, Make, Play&quot;,&quot;volume&quot;:&quot;1&quot;,&quot;title&quot;:&quot;It looks like fun, but are they learning?&quot;,&quot;author&quot;:[{&quot;family&quot;:&quot;Petrich&quot;,&quot;given&quot;:&quot;Mike&quot;},{&quot;family&quot;:&quot;Wilkinson&quot;,&quot;given&quot;:&quot;Karen&quot;},{&quot;family&quot;:&quot;Bevan&quot;,&quot;given&quot;:&quot;Bronwyn&quot;}],&quot;publisher-place&quot;:&quot;New York&quot;,&quot;publisher&quot;:&quot;Routledge&quot;,&quot;event-place&quot;:&quot;New York&quot;,&quot;issued&quot;:{&quot;date-parts&quot;:[[&quot;2013&quot;]]},&quot;number-of-pages&quot;:&quot;21&quot;,&quot;citation-key&quot;:&quot;petrich_it_2013&quot;},&quot;id&quot;:3744,&quot;uris&quot;:[&quot;http://zotero.org/users/1913249/items/UTZ7BGSU&quot;],&quot;uri&quot;:[&quot;http://zotero.org/users/1913249/items/UTZ7BGSU&quot;],&quot;prefix&quot;:&quot;&quot;,&quot;suppress-author&quot;:true,&quot;suffix&quot;:&quot;&quot;}],&quot;schema&quot;:&quot;https://github.com/citation-style-language/schema/raw/master/csl-citation.json&quot;} RNDelwvifxjry"/> work to bring a similar learning map to a seemingly chaotic tinkering and making process in museum contexts. A summary of my book chapter <text:reference-mark-start text:name="ZOTERO_ITEM CSL_CITATION {&quot;properties&quot;:{&quot;noteIndex&quot;:0,&quot;formattedCitation&quot;:&quot;[@chesterman_game_2023]&quot;},&quot;citationID&quot;:&quot;prwlykvr&quot;,&quot;citationItems&quot;:[{&quot;id&quot;:3680,&quot;uris&quot;:[&quot;http://zotero.org/users/1913249/items/TH7N6A5F&quot;],&quot;uri&quot;:[&quot;http://zotero.org/users/1913249/items/TH7N6A5F&quot;],&quot;prefix&quot;:&quot;&quot;,&quot;itemData&quot;:{&quot;title&quot;:&quot;Game Making and Coding Fluency in a Primary Computing Context&quot;,&quot;URL&quot;:&quot;https://doi.org/10.1007/978-3-031-21970-2_12&quot;,&quot;ISBN&quot;:&quot;978-3-031-21970-2&quot;,&quot;container-title&quot;:&quot;Teaching Coding in K-12 Schools: Research and Application&quot;,&quot;author&quot;:[{&quot;family&quot;:&quot;Chesterman&quot;,&quot;given&quot;:&quot;Mick&quot;}],&quot;type&quot;:&quot;chapter&quot;,&quot;issued&quot;:{&quot;date-parts&quot;:[[&quot;2023&quot;]]},&quot;citation-key&quot;:&quot;chesterman_game_2023&quot;,&quot;page&quot;:&quot;171-187&quot;,&quot;editor&quot;:[{&quot;family&quot;:&quot;Keane&quot;,&quot;given&quot;:&quot;Therese&quot;},{&quot;family&quot;:&quot;Fluck&quot;,&quot;given&quot;:&quot;Andrew E.&quot;}],&quot;id&quot;:&quot;chesterman_game_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source&quot;:&quot;Springer Link&quot;,&quot;publisher-place&quot;:&quot;Cham&quot;,&quot;language&quot;:&quot;en&quot;,&quot;event-place&quot;:&quot;Cham&quot;,&quot;publisher&quot;:&quot;Springer International Publishing&quot;,&quot;accessed&quot;:{&quot;date-parts&quot;:[[&quot;2023&quot;,3,17]]},&quot;DOI&quot;:&quot;10.1007/978-3-031-21970-2_12&quot;},&quot;suffix&quot;:&quot;&quot;}],&quot;schema&quot;:&quot;https://github.com/citation-style-language/schema/raw/master/csl-citation.json&quot;} RNDxmfyxdwqlq"/>&lt;Do Zotero Refresh: [@chesterman_game_2023]&gt;<text:reference-mark-end text:name="ZOTERO_ITEM CSL_CITATION {&quot;properties&quot;:{&quot;noteIndex&quot;:0,&quot;formattedCitation&quot;:&quot;[@chesterman_game_2023]&quot;},&quot;citationID&quot;:&quot;prwlykvr&quot;,&quot;citationItems&quot;:[{&quot;id&quot;:3680,&quot;uris&quot;:[&quot;http://zotero.org/users/1913249/items/TH7N6A5F&quot;],&quot;uri&quot;:[&quot;http://zotero.org/users/1913249/items/TH7N6A5F&quot;],&quot;prefix&quot;:&quot;&quot;,&quot;itemData&quot;:{&quot;title&quot;:&quot;Game Making and Coding Fluency in a Primary Computing Context&quot;,&quot;URL&quot;:&quot;https://doi.org/10.1007/978-3-031-21970-2_12&quot;,&quot;ISBN&quot;:&quot;978-3-031-21970-2&quot;,&quot;container-title&quot;:&quot;Teaching Coding in K-12 Schools: Research and Application&quot;,&quot;author&quot;:[{&quot;family&quot;:&quot;Chesterman&quot;,&quot;given&quot;:&quot;Mick&quot;}],&quot;type&quot;:&quot;chapter&quot;,&quot;issued&quot;:{&quot;date-parts&quot;:[[&quot;2023&quot;]]},&quot;citation-key&quot;:&quot;chesterman_game_2023&quot;,&quot;page&quot;:&quot;171-187&quot;,&quot;editor&quot;:[{&quot;family&quot;:&quot;Keane&quot;,&quot;given&quot;:&quot;Therese&quot;},{&quot;family&quot;:&quot;Fluck&quot;,&quot;given&quot;:&quot;Andrew E.&quot;}],&quot;id&quot;:&quot;chesterman_game_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source&quot;:&quot;Springer Link&quot;,&quot;publisher-place&quot;:&quot;Cham&quot;,&quot;language&quot;:&quot;en&quot;,&quot;event-place&quot;:&quot;Cham&quot;,&quot;publisher&quot;:&quot;Springer International Publishing&quot;,&quot;accessed&quot;:{&quot;date-parts&quot;:[[&quot;2023&quot;,3,17]]},&quot;DOI&quot;:&quot;10.1007/978-3-031-21970-2_12&quot;},&quot;suffix&quot;:&quot;&quot;}],&quot;schema&quot;:&quot;https://github.com/citation-style-language/schema/raw/master/csl-citation.json&quot;} RNDxmfyxdwqlq"/> exploring these issues with recommendations for practitioners is included in Appendix.learningmap</text:p>
      <text:p text:style-name="Text_20_body">This exploration focuses on the potential of the 3M learning design rather than making claims on the suitability to develop CT via game making which is explored extensively in other research. 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text:p>
      <text:p text:style-name="Text_20_body">Rogoff’s third plane of analysis, one which mostly closely aligns with much educational research is that of personal appropriation. Rogoff is careful to underline the bi-directional nature of the appropriation of personal knowledge, emphasising Vygotsky’s foundational view of knowledge as being mutually constituted as participants feed their interpretation of knowledge back into the communities of which they are a part. Given this bi-directional process, aspects of personal appropriation can be inferred from interpersonal interactions explored in the following section.</text:p>
      <text:p text:style-name="Text_20_body">MOVE?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text:soft-page-break/>curriculum. In this informal learning context, there was scant desire from participants to explore concepts aligned with computing curriculum, instead driven more by practical desire to make a game using the tools provided.</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s from the perspective of interpersonal interaction. Here, the process of being guided into planned activity or peer work is exploratory, contributing to interpersonal processes that serve the completion of the activity. Based on observations of video data, I describe four categories of how GDPs are used in diverse meditational strategies, most frequently through pair participants’ interaction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he use of a catalogue of design patterns addresses the tension between participants’ choice and the need for documentation to support the technical implementation of code structures. However, not all participants used the provided instructions and developed diverse methods to access support for implementing patterns. At the cultural level of activity analysis, the previous section outlined how providing a menu of game design patterns enabled participants to select patterns aligned with their personal interests, potentially reducing feelings of alienation from coding or game-making culture. This section further examines how a curated collection of game patterns, along with supporting documentation, created opportunities and influenced participants’ experiences on the interpersonal plane of activity.</text:p>
      <text:p text:style-name="Text_20_body">The previous chapter explored, from my perspective as a facilitator, how the use of a menu of GDPs helped address the tension between participant choice and the need for supporting materials on code implementation. Vignette 9 shows one of the few short episodes where I addressed the whole class, outlining the webpage listing the menu of patterns: “<text:span text:style-name="T3">It’s almost like this is our control panel. (you decide) what do you want to do next and we jump off from there.</text:span>”. In addition to using written documentation as a framework, in P2, I guided supporting student facilitators to ask what patterns participants were currently working on or had recently completed as a way of provoking informal reflection on project progress. Given the integration of these elements into the learning design from P2 onwards, it would seem natural that participants would use the provided framework, at least in some capacity. Despite this, the evolving use of this documentation, the variations in its use, and the interpersonal interactions surrounding it merit further attention due to the diversity, evolution, and fundamental importance of GDP use at this interpersonal scope.</text:p>
      <text:p text:style-name="Text_20_body">Vignette 2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in the Vignette commentary) the idea of the GDP is likely to be from a cultural source, most likely <text:soft-page-break/>playtesting. By way of contrast, Toby in Vignette 1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 (EXPLORED ABOVE?)</text:p>
      <text:p text:style-name="Text_20_body">OTHER DATA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5">
        <text:list-item>
          <text:p text:style-name="P18">supporting the value of informal approaches to learning technology [ITO etc] whilst avoiding the lack of support in P1 where participants called out for more support with technical and organisational processes.</text:p>
        </text:list-item>
        <text:list-item>
          <text:p text:style-name="P18">providing shorter, just-in-time tutorials to reduce barriers associated with more extensive instruction-based approaches including barriers of literacy <text:reference-mark-start text:name="ZOTERO_ITEM CSL_CITATION {&quot;properties&quot;:{&quot;noteIndex&quot;:0,&quot;formattedCitation&quot;:&quot;[@dietz_design_2021; @resnick_coding_2020]&quot;},&quot;citationID&quot;:&quot;huhlfeho&quot;,&quot;citationItems&quot;:[{&quot;id&quot;:8633,&quot;uris&quot;:[&quot;http://zotero.org/users/1913249/items/R9DIW698&quot;],&quot;uri&quot;:[&quot;http://zotero.org/users/1913249/items/R9DIW698&quot;],&quot;prefix&quot;:&quot;&quot;,&quot;itemData&quot;:{&quot;title&quot;:&quot;Design Guidelines for Early Childhood Computer Science Education Tools&quot;,&quot;URL&quot;:&quot;https://doi.org/10.1007/978-3-030-62037-0_13&quot;,&quot;ISBN&quot;:&quot;978-3-030-62037-0&quot;,&quot;container-title&quot;:&quot;Design Thinking Research : Interrogating the Doing&quot;,&quot;DOI&quot;:&quot;10.1007/978-3-030-62037-0_13&quot;,&quot;type&quot;:&quot;chapter&quot;,&quot;issued&quot;:{&quot;date-parts&quot;:[[&quot;2021&quot;]]},&quot;citation-key&quot;:&quot;dietz_design_2021&quot;,&quot;page&quot;:&quot;291-306&quot;,&quot;editor&quot;:[{&quot;family&quot;:&quot;Meinel&quot;,&quot;given&quot;:&quot;Christoph&quot;},{&quot;family&quot;:&quot;Leifer&quot;,&quot;given&quot;:&quot;Larry&quot;}],&quot;id&quot;:&quot;dietz_design_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source&quot;:&quot;Springer Link&quot;,&quot;collection-title&quot;:&quot;Understanding Innovation&quot;,&quot;publisher-place&quot;:&quot;Cham&quot;,&quot;author&quot;:[{&quot;family&quot;:&quot;Dietz&quot;,&quot;given&quot;:&quot;Griffin&quot;},{&quot;family&quot;:&quot;Han&quot;,&quot;given&quot;:&quot;Jenny&quot;},{&quot;family&quot;:&quot;Gweon&quot;,&quot;given&quot;:&quot;Hyowon&quot;},{&quot;family&quot;:&quot;Landay&quot;,&quot;given&quot;:&quot;James A.&quot;}],&quot;event-place&quot;:&quot;Cham&quot;,&quot;publisher&quot;:&quot;Springer International Publishing&quot;,&quot;accessed&quot;:{&quot;date-parts&quot;:[[&quot;2023&quot;,5,12]]},&quot;language&quot;:&quot;en&quot;},&quot;suffix&quot;:&quot;&quot;},{&quot;id&quot;:3,&quot;uris&quot;:[&quot;http://zotero.org/users/1913249/items/VYS48CXK&quot;],&quot;uri&quot;:[&quot;http://zotero.org/users/1913249/items/VYS48CXK&quot;],&quot;prefix&quot;:&quot;&quot;,&quot;itemData&quot;:{&quot;title&quot;:&quot;Coding at a crossroads&quot;,&quot;URL&quot;:&quot;https://dl.acm.org/doi/10.1145/3375546&quot;,&quot;ISSN&quot;:&quot;0001-0782, 1557-7317&quot;,&quot;container-title&quot;:&quot;Communications of the ACM&quot;,&quot;volume&quot;:&quot;63&quot;,&quot;author&quot;:[{&quot;family&quot;:&quot;Resnick&quot;,&quot;given&quot;:&quot;Mitchel&quot;},{&quot;family&quot;:&quot;Rusk&quot;,&quot;given&quot;:&quot;Natalie&quot;}],&quot;type&quot;:&quot;article-journal&quot;,&quot;issued&quot;:{&quot;date-parts&quot;:[[&quot;2020&quot;,10,22]]},&quot;citation-key&quot;:&quot;resnick_coding_2020&quot;,&quot;page&quot;:&quot;120-127&quot;,&quot;id&quot;:&quot;resnick_coding_2020&quot;,&quot;abstract&quot;:&quot;While millions of students worldwide have enjoyed coding experiences over the last decade, the next challenge is spreading educational values and approaches.&quot;,&quot;container-title-short&quot;:&quot;Commun. ACM&quot;,&quot;issue&quot;:&quot;11&quot;,&quot;DOI&quot;:&quot;10.1145/3375546&quot;,&quot;source&quot;:&quot;DOI.org (Crossref)&quot;,&quot;accessed&quot;:{&quot;date-parts&quot;:[[&quot;2021&quot;,12,21]]},&quot;language&quot;:&quot;en&quot;},&quot;suffix&quot;:&quot;&quot;}],&quot;schema&quot;:&quot;https://github.com/citation-style-language/schema/raw/master/csl-citation.json&quot;} RNDkexcdmtzyr"/>&lt;Do Zotero Refresh: [@dietz_design_2021; @resnick_coding_2020]&gt;<text:reference-mark-end text:name="ZOTERO_ITEM CSL_CITATION {&quot;properties&quot;:{&quot;noteIndex&quot;:0,&quot;formattedCitation&quot;:&quot;[@dietz_design_2021; @resnick_coding_2020]&quot;},&quot;citationID&quot;:&quot;huhlfeho&quot;,&quot;citationItems&quot;:[{&quot;id&quot;:8633,&quot;uris&quot;:[&quot;http://zotero.org/users/1913249/items/R9DIW698&quot;],&quot;uri&quot;:[&quot;http://zotero.org/users/1913249/items/R9DIW698&quot;],&quot;prefix&quot;:&quot;&quot;,&quot;itemData&quot;:{&quot;title&quot;:&quot;Design Guidelines for Early Childhood Computer Science Education Tools&quot;,&quot;URL&quot;:&quot;https://doi.org/10.1007/978-3-030-62037-0_13&quot;,&quot;ISBN&quot;:&quot;978-3-030-62037-0&quot;,&quot;container-title&quot;:&quot;Design Thinking Research : Interrogating the Doing&quot;,&quot;DOI&quot;:&quot;10.1007/978-3-030-62037-0_13&quot;,&quot;type&quot;:&quot;chapter&quot;,&quot;issued&quot;:{&quot;date-parts&quot;:[[&quot;2021&quot;]]},&quot;citation-key&quot;:&quot;dietz_design_2021&quot;,&quot;page&quot;:&quot;291-306&quot;,&quot;editor&quot;:[{&quot;family&quot;:&quot;Meinel&quot;,&quot;given&quot;:&quot;Christoph&quot;},{&quot;family&quot;:&quot;Leifer&quot;,&quot;given&quot;:&quot;Larry&quot;}],&quot;id&quot;:&quot;dietz_design_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source&quot;:&quot;Springer Link&quot;,&quot;collection-title&quot;:&quot;Understanding Innovation&quot;,&quot;publisher-place&quot;:&quot;Cham&quot;,&quot;author&quot;:[{&quot;family&quot;:&quot;Dietz&quot;,&quot;given&quot;:&quot;Griffin&quot;},{&quot;family&quot;:&quot;Han&quot;,&quot;given&quot;:&quot;Jenny&quot;},{&quot;family&quot;:&quot;Gweon&quot;,&quot;given&quot;:&quot;Hyowon&quot;},{&quot;family&quot;:&quot;Landay&quot;,&quot;given&quot;:&quot;James A.&quot;}],&quot;event-place&quot;:&quot;Cham&quot;,&quot;publisher&quot;:&quot;Springer International Publishing&quot;,&quot;accessed&quot;:{&quot;date-parts&quot;:[[&quot;2023&quot;,5,12]]},&quot;language&quot;:&quot;en&quot;},&quot;suffix&quot;:&quot;&quot;},{&quot;id&quot;:3,&quot;uris&quot;:[&quot;http://zotero.org/users/1913249/items/VYS48CXK&quot;],&quot;uri&quot;:[&quot;http://zotero.org/users/1913249/items/VYS48CXK&quot;],&quot;prefix&quot;:&quot;&quot;,&quot;itemData&quot;:{&quot;title&quot;:&quot;Coding at a crossroads&quot;,&quot;URL&quot;:&quot;https://dl.acm.org/doi/10.1145/3375546&quot;,&quot;ISSN&quot;:&quot;0001-0782, 1557-7317&quot;,&quot;container-title&quot;:&quot;Communications of the ACM&quot;,&quot;volume&quot;:&quot;63&quot;,&quot;author&quot;:[{&quot;family&quot;:&quot;Resnick&quot;,&quot;given&quot;:&quot;Mitchel&quot;},{&quot;family&quot;:&quot;Rusk&quot;,&quot;given&quot;:&quot;Natalie&quot;}],&quot;type&quot;:&quot;article-journal&quot;,&quot;issued&quot;:{&quot;date-parts&quot;:[[&quot;2020&quot;,10,22]]},&quot;citation-key&quot;:&quot;resnick_coding_2020&quot;,&quot;page&quot;:&quot;120-127&quot;,&quot;id&quot;:&quot;resnick_coding_2020&quot;,&quot;abstract&quot;:&quot;While millions of students worldwide have enjoyed coding experiences over the last decade, the next challenge is spreading educational values and approaches.&quot;,&quot;container-title-short&quot;:&quot;Commun. ACM&quot;,&quot;issue&quot;:&quot;11&quot;,&quot;DOI&quot;:&quot;10.1145/3375546&quot;,&quot;source&quot;:&quot;DOI.org (Crossref)&quot;,&quot;accessed&quot;:{&quot;date-parts&quot;:[[&quot;2021&quot;,12,21]]},&quot;language&quot;:&quot;en&quot;},&quot;suffix&quot;:&quot;&quot;}],&quot;schema&quot;:&quot;https://github.com/citation-style-language/schema/raw/master/csl-citation.json&quot;} RNDkexcdmtzyr"/>.</text:p>
        </text:list-item>
        <text:list-item>
          <text:p text:style-name="P18">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GDP concepts and supporting tools can guide ideation and organisation processes in diverse ways including use as a lingua franca, as a visual prototyping tool, and within participant gestural interaction. The design chapter explored the tension between reduced choice of genre of game. In my journal notes on the shift from P1 to P2, I note that the provision of a menu of GDPs significantly decreased in time spend in ideation phase by providing scaffolding and a restriction of choice as outlined in Vignette 1.</text:p>
      <text:p text:style-name="Text_20_body">Video date surfaced frequently use of GDPs terms as a lingua franca to organise and prioritise game making activity. The following exchange from Vignette 3 between participants Ed and Mark shows the use of GDP concepts to help resolve a tension between a more chaotic style of working jumping from one goal to another and a parental motivation to prioritise work.</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ext:soft-page-break/>The pair’s initial listing of features is a brainstorming technique uses of the approximate names of of game design patterns (<text:span text:style-name="T3">get the person animated</text:span>, <text:span text:style-name="T3">get an enemy in</text:span>, <text:span text:style-name="T3">changing the platforms</text:span>, <text:span text:style-name="T3">make a theme tune</text:span>). The vignette analysis sees the parent <text:span text:style-name="T3">overwhelmed</text:span> with the child’s lack of focus on one pattern “that’s what I mean, you can’t just skip around like that”.</text:p>
      <text:p text:style-name="Text_20_body">In previous section explored the use of home FoK within cultural interactions. In Vignette 7 home-base knowledge of GDP mechanics is utilised on an interpersonal plane, with Dave(p) helping Toby(c) via guided faciliattion to help shape new design ideas. Dave() draw on the game playing experiences to promote innovation in the design of the existing template: “<text:span text:style-name="T3">the previous style of game was a platform (makes shape with hands) game wasn’t it? You went along and there was gravity pushing down (points down). There are other types of games aren’t there?</text:span>” 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In the same vignette, we see the use of GDPs to allow the spacial exploration of design in a visual and intuitive way that suits being mapped onto paper, or onto graphical software which allows for a similarly intuitive and rapid prototyping. The pair alter their use of the tilemap tool to create a maze game instead of a platformer game. Toby is able to map existing knowledge of tools and home knowledge of the target game genre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Changes in the code which Toby is altering to impact on the new design pattern of a top down game, are immediately apparent in the preview window. As such, Toby does not feel the need to prototype on paper. The use of GDPs to support visual prototyping is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INSERT RESEARCH on joint attention, and joint problem space and the importance language in this process from a sociocultural perspective.</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ext:soft-page-break/>through implementing modular sub-projects in the form of GDPs can aid division of labour.</text:p>
      <text:p text:style-name="Text_20_body">GDPs feature in processes division of labour in a variety of ways: working knowledge of different types of GDPs can help participants to divide work by working on different patterns or taking on project elements within patterns.</text:p>
      <text:p text:style-name="Text_20_body">Returning to the example of Mark and Toby from Vignette 3, Mark appears to be keen to quickly pick one pattern, then then work through the documentation on that pattern, a process he later refers to in interview data a <text:span text:style-name="T3">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s “<text:span text:style-name="T3">I resist the urge to fix things immediately when she struggles.</text:span>” In an illuminating exchange, Olivia uses the name of a GDP within a request for her parent to take on a specific task within their making process.</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text:soft-page-break/>solution for their new game design pattern. Dan’s experience as a software engineer and volunteer at Coder Dojo (Glossary), in an interview extract he outlines being present to focus on facilitating learners to develop independently.</text:p>
      <text:p text:style-name="Preformatted_20_Text">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p text:style-name="First_20_paragraph">In the second part of vignette 7, Dan(p) outlines a similar approach to Suzanna(p) in resisting <text:span text:style-name="T3">jumping in</text:span>. “I try never to touch the keyboard of who’s there. If they are stuck on something I always tell them what to do.” This approach is guided influenced by Dan’s experience as a software engineer and volunteer at Coder Dojo (see glossary). In the first part of Vignette 7, Dan(p) shift the kind of helping role as he progresses through different stages of applying a GDP. MORE DETAIL?</text:p>
      <text:p text:style-name="Text_20_body">In Vignette 5, 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Text_20_body">Molly: Oh no it’s not done that has it? Molly calls the name of her child across room with theatrical gesture and loud whisper voice Molly: “Nadine !” Molly then makes face, wiggles head and shrugs at parent peer. The other parent laughs. Nadine arrives to help.</text:p>
      <text:p text:style-name="Preformatted_20_Text">&lt;!-- The implementation of some GDP involved the use of different tools and activities. As learners build the familiarity with the component actions needed to implement design patterns, some start to specialise as they divide labour between pairs or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Preformatted_20_Text">peers. --&gt;</text:p>
      <text:p text:style-name="Preformatted_20_Text"/>
      <text:p text:style-name="Preformatted_20_Text">&lt;!-- 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 THIS IS EXPLORED IN THE NEXT CHAPTER SO DROP OR ONLY BRIEFLY REFERENCE. --&gt;</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properties&quot;:{&quot;noteIndex&quot;:0,&quot;formattedCitation&quot;:&quot;[@correa_brokering_2015]&quot;},&quot;citationID&quot;:&quot;jtjhgpgd&quot;,&quot;citationItems&quot;:[{&quot;id&quot;:2774,&quot;uris&quot;:[&quot;http://zotero.org/users/1913249/items/QBPJ8TJ7&quot;],&quot;uri&quot;:[&quot;http://zotero.org/users/1913249/items/QBPJ8TJ7&quot;],&quot;prefix&quot;:&quot;&quot;,&quot;itemData&quot;:{&quot;title&quot;:&quot;Brokering new technologies: The role of children in their parents’ usage of the internet&quot;,&quot;URL&quot;:&quot;http://journals.sagepub.com/doi/10.1177/1461444813506975&quot;,&quot;ISSN&quot;:&quot;1461-4448, 1461-7315&quot;,&quot;container-title&quot;:&quot;New Media &amp; Society&quot;,&quot;volume&quot;:&quot;17&quot;,&quot;DOI&quot;:&quot;10.1177/1461444813506975&quot;,&quot;type&quot;:&quot;article-journal&quot;,&quot;issued&quot;:{&quot;date-parts&quot;:[[&quot;2015&quot;,4]]},&quot;citation-key&quot;:&quot;correa_brokering_2015&quot;,&quot;page&quot;:&quot;483-500&quot;,&quot;id&quot;:&quot;correa_brokering_20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short&quot;:&quot;Brokering new technologies&quot;,&quot;issue&quot;:&quot;4&quot;,&quot;author&quot;:[{&quot;family&quot;:&quot;Correa&quot;,&quot;given&quot;:&quot;Teresa&quot;},{&quot;family&quot;:&quot;Straubhaar&quot;,&quot;given&quot;:&quot;Joseph D&quot;},{&quot;family&quot;:&quot;Chen&quot;,&quot;given&quot;:&quot;Wenhong&quot;},{&quot;family&quot;:&quot;Spence&quot;,&quot;given&quot;:&quot;Jeremiah&quot;}],&quot;source&quot;:&quot;Crossref&quot;,&quot;accessed&quot;:{&quot;date-parts&quot;:[[&quot;2018&quot;,11,20]]},&quot;language&quot;:&quot;en&quot;},&quot;suffix&quot;:&quot;&quot;}],&quot;schema&quot;:&quot;https://github.com/citation-style-language/schema/raw/master/csl-citation.json&quot;} RNDtduetbybne"/>&lt;Do Zotero Refresh: [@correa_brokering_2015]&gt;<text:reference-mark-end text:name="ZOTERO_ITEM CSL_CITATION {&quot;properties&quot;:{&quot;noteIndex&quot;:0,&quot;formattedCitation&quot;:&quot;[@correa_brokering_2015]&quot;},&quot;citationID&quot;:&quot;jtjhgpgd&quot;,&quot;citationItems&quot;:[{&quot;id&quot;:2774,&quot;uris&quot;:[&quot;http://zotero.org/users/1913249/items/QBPJ8TJ7&quot;],&quot;uri&quot;:[&quot;http://zotero.org/users/1913249/items/QBPJ8TJ7&quot;],&quot;prefix&quot;:&quot;&quot;,&quot;itemData&quot;:{&quot;title&quot;:&quot;Brokering new technologies: The role of children in their parents’ usage of the internet&quot;,&quot;URL&quot;:&quot;http://journals.sagepub.com/doi/10.1177/1461444813506975&quot;,&quot;ISSN&quot;:&quot;1461-4448, 1461-7315&quot;,&quot;container-title&quot;:&quot;New Media &amp; Society&quot;,&quot;volume&quot;:&quot;17&quot;,&quot;DOI&quot;:&quot;10.1177/1461444813506975&quot;,&quot;type&quot;:&quot;article-journal&quot;,&quot;issued&quot;:{&quot;date-parts&quot;:[[&quot;2015&quot;,4]]},&quot;citation-key&quot;:&quot;correa_brokering_2015&quot;,&quot;page&quot;:&quot;483-500&quot;,&quot;id&quot;:&quot;correa_brokering_20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short&quot;:&quot;Brokering new technologies&quot;,&quot;issue&quot;:&quot;4&quot;,&quot;author&quot;:[{&quot;family&quot;:&quot;Correa&quot;,&quot;given&quot;:&quot;Teresa&quot;},{&quot;family&quot;:&quot;Straubhaar&quot;,&quot;given&quot;:&quot;Joseph D&quot;},{&quot;family&quot;:&quot;Chen&quot;,&quot;given&quot;:&quot;Wenhong&quot;},{&quot;family&quot;:&quot;Spence&quot;,&quot;given&quot;:&quot;Jeremiah&quot;}],&quot;source&quot;:&quot;Crossref&quot;,&quot;accessed&quot;:{&quot;date-parts&quot;:[[&quot;2018&quot;,11,20]]},&quot;language&quot;:&quot;en&quot;},&quot;suffix&quot;:&quot;&quot;}],&quot;schema&quot;:&quot;https://github.com/citation-style-language/schema/raw/master/csl-citation.json&quot;} RNDtduetbybne"/>. In joint technology work parents can fulfil several,reciprocal roles <text:soft-page-break/>including, collaborator, resource provider, learner, non-technical consultant and emotional support <text:reference-mark-start text:name="ZOTERO_ITEM CSL_CITATION {&quot;properties&quot;:{&quot;noteIndex&quot;:0,&quot;formattedCitation&quot;:&quot;[@barron_parents_2009]&quot;},&quot;citationID&quot;:&quot;gutrzqtc&quot;,&quot;citationItems&quot;:[{&quot;id&quot;:2830,&quot;uris&quot;:[&quot;http://zotero.org/users/1913249/items/7GMWQYV6&quot;],&quot;uri&quot;:[&quot;http://zotero.org/users/1913249/items/7GMWQYV6&quot;],&quot;prefix&quot;:&quot;&quot;,&quot;itemData&quot;:{&quot;title&quot;:&quot;Parents as Learning Partners in the Development of Technological Fluency&quot;,&quot;URL&quot;:&quot;http://www.portico.org/Portico/article?article=phx73mtv74z&quot;,&quot;ISSN&quot;:&quot;19436068&quot;,&quot;container-title&quot;:&quot;International Journal of Learning and Media&quot;,&quot;volume&quot;:&quot;1&quot;,&quot;DOI&quot;:&quot;10.1162/ijlm.2009.0021&quot;,&quot;type&quot;:&quot;article-journal&quot;,&quot;issued&quot;:{&quot;date-parts&quot;:[[&quot;2009&quot;,5]]},&quot;citation-key&quot;:&quot;barron_parents_2009&quot;,&quot;page&quot;:&quot;55-77&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author&quot;:[{&quot;family&quot;:&quot;Barron&quot;,&quot;given&quot;:&quot;Brigid&quot;},{&quot;family&quot;:&quot;Martin&quot;,&quot;given&quot;:&quot;Caitlin Kennedy&quot;},{&quot;family&quot;:&quot;Takeuchi&quot;,&quot;given&quot;:&quot;Lori&quot;},{&quot;family&quot;:&quot;Fithian&quot;,&quot;given&quot;:&quot;Rachel&quot;}],&quot;source&quot;:&quot;Crossref&quot;,&quot;accessed&quot;:{&quot;date-parts&quot;:[[&quot;2018&quot;,10,30]]},&quot;language&quot;:&quot;en&quot;},&quot;suffix&quot;:&quot;&quot;}],&quot;schema&quot;:&quot;https://github.com/citation-style-language/schema/raw/master/csl-citation.json&quot;} RNDdncbflvotb"/>&lt;Do Zotero Refresh: [@barron_parents_2009]&gt;<text:reference-mark-end text:name="ZOTERO_ITEM CSL_CITATION {&quot;properties&quot;:{&quot;noteIndex&quot;:0,&quot;formattedCitation&quot;:&quot;[@barron_parents_2009]&quot;},&quot;citationID&quot;:&quot;gutrzqtc&quot;,&quot;citationItems&quot;:[{&quot;id&quot;:2830,&quot;uris&quot;:[&quot;http://zotero.org/users/1913249/items/7GMWQYV6&quot;],&quot;uri&quot;:[&quot;http://zotero.org/users/1913249/items/7GMWQYV6&quot;],&quot;prefix&quot;:&quot;&quot;,&quot;itemData&quot;:{&quot;title&quot;:&quot;Parents as Learning Partners in the Development of Technological Fluency&quot;,&quot;URL&quot;:&quot;http://www.portico.org/Portico/article?article=phx73mtv74z&quot;,&quot;ISSN&quot;:&quot;19436068&quot;,&quot;container-title&quot;:&quot;International Journal of Learning and Media&quot;,&quot;volume&quot;:&quot;1&quot;,&quot;DOI&quot;:&quot;10.1162/ijlm.2009.0021&quot;,&quot;type&quot;:&quot;article-journal&quot;,&quot;issued&quot;:{&quot;date-parts&quot;:[[&quot;2009&quot;,5]]},&quot;citation-key&quot;:&quot;barron_parents_2009&quot;,&quot;page&quot;:&quot;55-77&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author&quot;:[{&quot;family&quot;:&quot;Barron&quot;,&quot;given&quot;:&quot;Brigid&quot;},{&quot;family&quot;:&quot;Martin&quot;,&quot;given&quot;:&quot;Caitlin Kennedy&quot;},{&quot;family&quot;:&quot;Takeuchi&quot;,&quot;given&quot;:&quot;Lori&quot;},{&quot;family&quot;:&quot;Fithian&quot;,&quot;given&quot;:&quot;Rachel&quot;}],&quot;source&quot;:&quot;Crossref&quot;,&quot;accessed&quot;:{&quot;date-parts&quot;:[[&quot;2018&quot;,10,30]]},&quot;language&quot;:&quot;en&quot;},&quot;suffix&quot;:&quot;&quot;}],&quot;schema&quot;:&quot;https://github.com/citation-style-language/schema/raw/master/csl-citation.json&quot;} RNDdncbflvotb"/>.</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properties&quot;:{&quot;noteIndex&quot;:0,&quot;formattedCitation&quot;:&quot;[@roque_im_2016]&quot;},&quot;citationID&quot;:&quot;ezfxdzbw&quot;,&quot;citationItems&quot;:[{&quot;id&quot;:2835,&quot;uris&quot;:[&quot;http://zotero.org/users/1913249/items/FURUF33F&quot;],&quot;uri&quot;:[&quot;http://zotero.org/users/1913249/items/FURUF33F&quot;],&quot;prefix&quot;:&quot;&quot;,&quot;itemData&quot;:{&quot;title&quot;:&quot;“I’m Not Just a Mom”: Parents Developing Multiple Roles in Creative Computing&quot;,&quot;URL&quot;:&quot;https://repository.isls.org//handle/1/177&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title-short&quot;:&quot;“I’m Not Just a Mom”&quot;,&quot;author&quot;:[{&quot;family&quot;:&quot;Roque&quot;,&quot;given&quot;:&quot;Ricarose&quot;},{&quot;family&quot;:&quot;Lin&quot;,&quot;given&quot;:&quot;Karina&quot;},{&quot;family&quot;:&quot;Liuzzi&quot;,&quot;given&quot;:&quot;Richard&quot;}],&quot;language&quot;:&quot;en&quot;,&quot;source&quot;:&quot;repository.isls.org&quot;,&quot;type&quot;:&quot;paper-conference&quot;,&quot;issued&quot;:{&quot;date-parts&quot;:[[&quot;2016&quot;,7]]},&quot;accessed&quot;:{&quot;date-parts&quot;:[[&quot;2018&quot;,10,30]]},&quot;citation-key&quot;:&quot;roque_im_2016&quot;},&quot;suffix&quot;:&quot;&quot;}],&quot;schema&quot;:&quot;https://github.com/citation-style-language/schema/raw/master/csl-citation.json&quot;} RNDbaxpeekxvj"/>&lt;Do Zotero Refresh: [@roque_im_2016]&gt;<text:reference-mark-end text:name="ZOTERO_ITEM CSL_CITATION {&quot;properties&quot;:{&quot;noteIndex&quot;:0,&quot;formattedCitation&quot;:&quot;[@roque_im_2016]&quot;},&quot;citationID&quot;:&quot;ezfxdzbw&quot;,&quot;citationItems&quot;:[{&quot;id&quot;:2835,&quot;uris&quot;:[&quot;http://zotero.org/users/1913249/items/FURUF33F&quot;],&quot;uri&quot;:[&quot;http://zotero.org/users/1913249/items/FURUF33F&quot;],&quot;prefix&quot;:&quot;&quot;,&quot;itemData&quot;:{&quot;title&quot;:&quot;“I’m Not Just a Mom”: Parents Developing Multiple Roles in Creative Computing&quot;,&quot;URL&quot;:&quot;https://repository.isls.org//handle/1/177&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title-short&quot;:&quot;“I’m Not Just a Mom”&quot;,&quot;author&quot;:[{&quot;family&quot;:&quot;Roque&quot;,&quot;given&quot;:&quot;Ricarose&quot;},{&quot;family&quot;:&quot;Lin&quot;,&quot;given&quot;:&quot;Karina&quot;},{&quot;family&quot;:&quot;Liuzzi&quot;,&quot;given&quot;:&quot;Richard&quot;}],&quot;language&quot;:&quot;en&quot;,&quot;source&quot;:&quot;repository.isls.org&quot;,&quot;type&quot;:&quot;paper-conference&quot;,&quot;issued&quot;:{&quot;date-parts&quot;:[[&quot;2016&quot;,7]]},&quot;accessed&quot;:{&quot;date-parts&quot;:[[&quot;2018&quot;,10,30]]},&quot;citation-key&quot;:&quot;roque_im_2016&quot;},&quot;suffix&quot;:&quot;&quot;}],&quot;schema&quot;:&quot;https://github.com/citation-style-language/schema/raw/master/csl-citation.json&quot;} RNDbaxpeekxvj"/>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properties&quot;:{&quot;noteIndex&quot;:0,&quot;formattedCitation&quot;:&quot;[@lave_situating_1991 ; @rogoff_learning_2014]&quot;},&quot;citationID&quot;:&quot;oplrcnth&quot;,&quot;citationItems&quot;:[{&quot;id&quot;:2424,&quot;uris&quot;:[&quot;http://zotero.org/users/1913249/items/CT2UFZ8Y&quot;],&quot;uri&quot;:[&quot;http://zotero.org/users/1913249/items/CT2UFZ8Y&quot;],&quot;prefix&quot;:&quot;&quot;,&quot;itemData&quot;:{&quot;title&quot;:&quot;Situating learning in communities of practice&quot;,&quot;id&quot;:&quot;lave_situating_1991&quot;,&quot;container-title&quot;:&quot;Perspectives on socially shared cognition&quot;,&quot;volume&quot;:&quot;2&quot;,&quot;author&quot;:[{&quot;family&quot;:&quot;Lave&quot;,&quot;given&quot;:&quot;Jean&quot;}],&quot;page&quot;:&quot;63–82&quot;,&quot;type&quot;:&quot;article-journal&quot;,&quot;issued&quot;:{&quot;date-parts&quot;:[[&quot;1991&quot;]]},&quot;source&quot;:&quot;Google Scholar&quot;,&quot;citation-key&quot;:&quot;lave_situating_1991&quot;},&quot;suffix&quot;:&quot; &quot;},{&quot;id&quot;:3366,&quot;uris&quot;:[&quot;http://zotero.org/users/1913249/items/8AB5U8TV&quot;],&quot;uri&quot;:[&quot;http://zotero.org/users/1913249/items/8AB5U8TV&quot;],&quot;prefix&quot;:&quot;&quot;,&quot;itemData&quot;:{&quot;title&quot;:&quot;Learning by Observing and Pitching In to Family and Community Endeavors: An Orientation&quot;,&quot;URL&quot;:&quot;https://www.karger.com/Article/FullText/356757&quot;,&quot;ISSN&quot;:&quot;0018-716X, 1423-0054&quot;,&quot;container-title&quot;:&quot;Human Development&quot;,&quot;volume&quot;:&quot;57&quot;,&quot;DOI&quot;:&quot;10.1159/000356757&quot;,&quot;type&quot;:&quot;article-journal&quot;,&quot;issued&quot;:{&quot;date-parts&quot;:[[&quot;2014&quot;]]},&quot;citation-key&quot;:&quot;rogoff_learning_2014&quot;,&quot;page&quot;:&quot;69-81&quot;,&quot;id&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itle-short&quot;:&quot;Learning by Observing and Pitching In to Family and Community Endeavors&quot;,&quot;issue&quot;:&quot;2-3&quot;,&quot;author&quot;:[{&quot;family&quot;:&quot;Rogoff&quot;,&quot;given&quot;:&quot;Barbara&quot;}],&quot;source&quot;:&quot;Crossref&quot;,&quot;accessed&quot;:{&quot;date-parts&quot;:[[&quot;2019&quot;,4,6]]},&quot;language&quot;:&quot;en&quot;},&quot;suffix&quot;:&quot;&quot;}],&quot;schema&quot;:&quot;https://github.com/citation-style-language/schema/raw/master/csl-citation.json&quot;} RNDzpwtqatvyw"/>&lt;Do Zotero Refresh: [@lave_situating_1991 ; @rogoff_learning_2014]&gt;<text:reference-mark-end text:name="ZOTERO_ITEM CSL_CITATION {&quot;properties&quot;:{&quot;noteIndex&quot;:0,&quot;formattedCitation&quot;:&quot;[@lave_situating_1991 ; @rogoff_learning_2014]&quot;},&quot;citationID&quot;:&quot;oplrcnth&quot;,&quot;citationItems&quot;:[{&quot;id&quot;:2424,&quot;uris&quot;:[&quot;http://zotero.org/users/1913249/items/CT2UFZ8Y&quot;],&quot;uri&quot;:[&quot;http://zotero.org/users/1913249/items/CT2UFZ8Y&quot;],&quot;prefix&quot;:&quot;&quot;,&quot;itemData&quot;:{&quot;title&quot;:&quot;Situating learning in communities of practice&quot;,&quot;id&quot;:&quot;lave_situating_1991&quot;,&quot;container-title&quot;:&quot;Perspectives on socially shared cognition&quot;,&quot;volume&quot;:&quot;2&quot;,&quot;author&quot;:[{&quot;family&quot;:&quot;Lave&quot;,&quot;given&quot;:&quot;Jean&quot;}],&quot;page&quot;:&quot;63–82&quot;,&quot;type&quot;:&quot;article-journal&quot;,&quot;issued&quot;:{&quot;date-parts&quot;:[[&quot;1991&quot;]]},&quot;source&quot;:&quot;Google Scholar&quot;,&quot;citation-key&quot;:&quot;lave_situating_1991&quot;},&quot;suffix&quot;:&quot; &quot;},{&quot;id&quot;:3366,&quot;uris&quot;:[&quot;http://zotero.org/users/1913249/items/8AB5U8TV&quot;],&quot;uri&quot;:[&quot;http://zotero.org/users/1913249/items/8AB5U8TV&quot;],&quot;prefix&quot;:&quot;&quot;,&quot;itemData&quot;:{&quot;title&quot;:&quot;Learning by Observing and Pitching In to Family and Community Endeavors: An Orientation&quot;,&quot;URL&quot;:&quot;https://www.karger.com/Article/FullText/356757&quot;,&quot;ISSN&quot;:&quot;0018-716X, 1423-0054&quot;,&quot;container-title&quot;:&quot;Human Development&quot;,&quot;volume&quot;:&quot;57&quot;,&quot;DOI&quot;:&quot;10.1159/000356757&quot;,&quot;type&quot;:&quot;article-journal&quot;,&quot;issued&quot;:{&quot;date-parts&quot;:[[&quot;2014&quot;]]},&quot;citation-key&quot;:&quot;rogoff_learning_2014&quot;,&quot;page&quot;:&quot;69-81&quot;,&quot;id&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itle-short&quot;:&quot;Learning by Observing and Pitching In to Family and Community Endeavors&quot;,&quot;issue&quot;:&quot;2-3&quot;,&quot;author&quot;:[{&quot;family&quot;:&quot;Rogoff&quot;,&quot;given&quot;:&quot;Barbara&quot;}],&quot;source&quot;:&quot;Crossref&quot;,&quot;accessed&quot;:{&quot;date-parts&quot;:[[&quot;2019&quot;,4,6]]},&quot;language&quot;:&quot;en&quot;},&quot;suffix&quot;:&quot;&quot;}],&quot;schema&quot;:&quot;https://github.com/citation-style-language/schema/raw/master/csl-citation.json&quot;} RNDzpwtqatvyw"/>. Indeed the possibility for children to <text:span text:style-name="T3">not</text:span> engage in community activities is seen by Rogoff <text:reference-mark-start text:name="ZOTERO_ITEM CSL_CITATION {&quot;properties&quot;:{&quot;noteIndex&quot;:0,&quot;formattedCitation&quot;:&quot;[-@rogoff_cultural_2003; -@rogoff_organization_2016]&quot;},&quot;citationID&quot;:&quot;vztxzrme&quot;,&quot;citationItems&quot;:[{&quot;itemData&quot;:{&quot;title&quot;:&quot;The cultural nature of human development&quot;,&quot;id&quot;:&quot;rogoff_cultural_2003&quot;,&quot;type&quot;:&quot;book&quot;,&quot;ISBN&quot;:&quot;978-0-19-513133-8&quot;,&quot;call-number&quot;:&quot;HM686 .R64 2003&quot;,&quot;number-of-pages&quot;:&quot;434&quot;,&quot;publisher&quot;:&quot;Oxford University Press&quot;,&quot;author&quot;:[{&quot;family&quot;:&quot;Rogoff&quot;,&quot;given&quot;:&quot;Barbara&quot;}],&quot;publisher-place&quot;:&quot;Oxford [UK] ;a New York&quot;,&quot;language&quot;:&quot;en&quot;,&quot;event-place&quot;:&quot;Oxford [UK] ;a New York&quot;,&quot;issued&quot;:{&quot;date-parts&quot;:[[&quot;2003&quot;]]},&quot;source&quot;:&quot;Library of Congress ISBN&quot;,&quot;citation-key&quot;:&quot;rogoff_cultural_2003&quot;},&quot;id&quot;:3023,&quot;uris&quot;:[&quot;http://zotero.org/users/1913249/items/MPJ5DJQJ&quot;],&quot;uri&quot;:[&quot;http://zotero.org/users/1913249/items/MPJ5DJQJ&quot;],&quot;prefix&quot;:&quot;&quot;,&quot;suppress-author&quot;:true,&quot;suffix&quot;:&quot;&quot;},{&quot;itemData&quot;:{&quot;title&quot;:&quot;The Organization of Informal Learning&quot;,&quot;URL&quot;:&quot;http://journals.sagepub.com/doi/10.3102/0091732X16680994&quot;,&quot;ISSN&quot;:&quot;0091-732X, 1935-1038&quot;,&quot;container-title&quot;:&quot;Review of Research in Education&quot;,&quot;volume&quot;:&quot;40&quot;,&quot;author&quot;:[{&quot;family&quot;:&quot;Rogoff&quot;,&quot;given&quot;:&quot;Barbara&quot;},{&quot;family&quot;:&quot;Callanan&quot;,&quot;given&quot;:&quot;Maureen&quot;},{&quot;family&quot;:&quot;Gutiérrez&quot;,&quot;given&quot;:&quot;Kris D.&quot;},{&quot;family&quot;:&quot;Erickson&quot;,&quot;given&quot;:&quot;Frederick&quot;}],&quot;type&quot;:&quot;article-journal&quot;,&quot;issued&quot;:{&quot;date-parts&quot;:[[&quot;2016&quot;,3]]},&quot;citation-key&quot;:&quot;rogoff_organization_2016&quot;,&quot;page&quot;:&quot;356-401&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short&quot;:&quot;Review of Research in Education&quot;,&quot;issue&quot;:&quot;1&quot;,&quot;DOI&quot;:&quot;10.3102/0091732X16680994&quot;,&quot;source&quot;:&quot;DOI.org (Crossref)&quot;,&quot;accessed&quot;:{&quot;date-parts&quot;:[[&quot;2023&quot;,2,16]]},&quot;language&quot;:&quot;en&quot;},&quot;id&quot;:3723,&quot;uris&quot;:[&quot;http://zotero.org/users/1913249/items/Q2M28PQC&quot;],&quot;uri&quot;:[&quot;http://zotero.org/users/1913249/items/Q2M28PQC&quot;],&quot;prefix&quot;:&quot;&quot;,&quot;suppress-author&quot;:true,&quot;suffix&quot;:&quot;&quot;}],&quot;schema&quot;:&quot;https://github.com/citation-style-language/schema/raw/master/csl-citation.json&quot;} RNDvxcqgqfsii"/>&lt;Do Zotero Refresh: [-@rogoff_cultural_2003; -@rogoff_organization_2016]&gt;<text:reference-mark-end text:name="ZOTERO_ITEM CSL_CITATION {&quot;properties&quot;:{&quot;noteIndex&quot;:0,&quot;formattedCitation&quot;:&quot;[-@rogoff_cultural_2003; -@rogoff_organization_2016]&quot;},&quot;citationID&quot;:&quot;vztxzrme&quot;,&quot;citationItems&quot;:[{&quot;itemData&quot;:{&quot;title&quot;:&quot;The cultural nature of human development&quot;,&quot;id&quot;:&quot;rogoff_cultural_2003&quot;,&quot;type&quot;:&quot;book&quot;,&quot;ISBN&quot;:&quot;978-0-19-513133-8&quot;,&quot;call-number&quot;:&quot;HM686 .R64 2003&quot;,&quot;number-of-pages&quot;:&quot;434&quot;,&quot;publisher&quot;:&quot;Oxford University Press&quot;,&quot;author&quot;:[{&quot;family&quot;:&quot;Rogoff&quot;,&quot;given&quot;:&quot;Barbara&quot;}],&quot;publisher-place&quot;:&quot;Oxford [UK] ;a New York&quot;,&quot;language&quot;:&quot;en&quot;,&quot;event-place&quot;:&quot;Oxford [UK] ;a New York&quot;,&quot;issued&quot;:{&quot;date-parts&quot;:[[&quot;2003&quot;]]},&quot;source&quot;:&quot;Library of Congress ISBN&quot;,&quot;citation-key&quot;:&quot;rogoff_cultural_2003&quot;},&quot;id&quot;:3023,&quot;uris&quot;:[&quot;http://zotero.org/users/1913249/items/MPJ5DJQJ&quot;],&quot;uri&quot;:[&quot;http://zotero.org/users/1913249/items/MPJ5DJQJ&quot;],&quot;prefix&quot;:&quot;&quot;,&quot;suppress-author&quot;:true,&quot;suffix&quot;:&quot;&quot;},{&quot;itemData&quot;:{&quot;title&quot;:&quot;The Organization of Informal Learning&quot;,&quot;URL&quot;:&quot;http://journals.sagepub.com/doi/10.3102/0091732X16680994&quot;,&quot;ISSN&quot;:&quot;0091-732X, 1935-1038&quot;,&quot;container-title&quot;:&quot;Review of Research in Education&quot;,&quot;volume&quot;:&quot;40&quot;,&quot;author&quot;:[{&quot;family&quot;:&quot;Rogoff&quot;,&quot;given&quot;:&quot;Barbara&quot;},{&quot;family&quot;:&quot;Callanan&quot;,&quot;given&quot;:&quot;Maureen&quot;},{&quot;family&quot;:&quot;Gutiérrez&quot;,&quot;given&quot;:&quot;Kris D.&quot;},{&quot;family&quot;:&quot;Erickson&quot;,&quot;given&quot;:&quot;Frederick&quot;}],&quot;type&quot;:&quot;article-journal&quot;,&quot;issued&quot;:{&quot;date-parts&quot;:[[&quot;2016&quot;,3]]},&quot;citation-key&quot;:&quot;rogoff_organization_2016&quot;,&quot;page&quot;:&quot;356-401&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short&quot;:&quot;Review of Research in Education&quot;,&quot;issue&quot;:&quot;1&quot;,&quot;DOI&quot;:&quot;10.3102/0091732X16680994&quot;,&quot;source&quot;:&quot;DOI.org (Crossref)&quot;,&quot;accessed&quot;:{&quot;date-parts&quot;:[[&quot;2023&quot;,2,16]]},&quot;language&quot;:&quot;en&quot;},&quot;id&quot;:3723,&quot;uris&quot;:[&quot;http://zotero.org/users/1913249/items/Q2M28PQC&quot;],&quot;uri&quot;:[&quot;http://zotero.org/users/1913249/items/Q2M28PQC&quot;],&quot;prefix&quot;:&quot;&quot;,&quot;suppress-author&quot;:true,&quot;suffix&quot;:&quot;&quot;}],&quot;schema&quot;:&quot;https://github.com/citation-style-language/schema/raw/master/csl-citation.json&quot;} RNDvxcqgqfsii"/>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The implementation of GDPs can stimulate participants to adopt or to share technical processes.</text:p>
      <text:p text:style-name="Text_20_body">The above example from Vignette details Molly getting help in exporting graphical files to be imported into the game code project is example of GDPs taking a role in the development of technical processes. Here the parent needs to learn or at least to draw on peer knowledge to complete the implementation of her chosen pattern. Similarly later, Molly is helped in the use of the cropping tool by a peer child Ed(c)</text:p>
      <text:p text:style-name="Horizontal_20_Line"/>
      <text:p text:style-name="First_20_paragraph"><text:soft-page-break/>A further example is the the process in <text:span text:style-name="T3">code patching</text:span> (see glossary for terms in italics) in Appendix 1.</text:p>
      <text:p text:style-name="P19">Code Patching as a guided technical process and the use of GDPs to nurture tactical responses to coding errors</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Horizontal_20_Line"/>
      <text:p text:style-name="First_20_paragraph">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P19">Increasing technical fluidity of general computer use and software tools</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P19">GDPs encouraging sharing of technical practices</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text:soft-page-break/>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reformatted_20_Text">"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P19">Solving / Debuggging code problems that responses are helped by the high level of context present in the use of GDP as a structural design framework.</text:p>
      <text:p text:style-name="Text_20_body">In critique of online tutorials researchers note few provide common errors <text:reference-mark-start text:name="ZOTERO_ITEM CSL_CITATION {&quot;properties&quot;:{&quot;noteIndex&quot;:0,&quot;formattedCitation&quot;:&quot;[@kim_pedagogical_2017]&quot;},&quot;citationID&quot;:&quot;gbqfqnzh&quot;,&quot;citationItems&quot;:[{&quot;id&quot;:8714,&quot;uris&quot;:[&quot;http://zotero.org/users/1913249/items/BVPG23QV&quot;],&quot;uri&quot;:[&quot;http://zotero.org/users/1913249/items/BVPG23QV&quot;],&quot;prefix&quot;:&quot;&quot;,&quot;itemData&quot;:{&quot;title&quot;:&quot;A Pedagogical Analysis of Online Coding Tutorials&quot;,&quot;URL&quot;:&quot;https://dl.acm.org/doi/10.1145/3017680.3017728&quot;,&quot;ISBN&quot;:&quot;978-1-4503-4698-6&quot;,&quot;container-title&quot;:&quot;Proceedings of the 2017 ACM SIGCSE Technical Symposium on Computer Science Education&quot;,&quot;DOI&quot;:&quot;10.1145/3017680.3017728&quot;,&quot;type&quot;:&quot;paper-conference&quot;,&quot;issued&quot;:{&quot;date-parts&quot;:[[&quot;2017&quot;,3,8]]},&quot;citation-key&quot;:&quot;kim_pedagogical_2017&quot;,&quot;page&quot;:&quot;321–326&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publisher-place&quot;:&quot;New York, NY, USA&quot;,&quot;source&quot;:&quot;ACM Digital Library&quot;,&quot;event-place&quot;:&quot;New York, NY, USA&quot;,&quot;publisher&quot;:&quot;Association for Computing Machinery&quot;,&quot;accessed&quot;:{&quot;date-parts&quot;:[[&quot;2023&quot;,6,13]]},&quot;author&quot;:[{&quot;family&quot;:&quot;Kim&quot;,&quot;given&quot;:&quot;Ada S.&quot;},{&quot;family&quot;:&quot;Ko&quot;,&quot;given&quot;:&quot;Amy J.&quot;}]},&quot;suffix&quot;:&quot;&quot;}],&quot;schema&quot;:&quot;https://github.com/citation-style-language/schema/raw/master/csl-citation.json&quot;} RNDoscmpyliwl"/>&lt;Do Zotero Refresh: [@kim_pedagogical_2017]&gt;<text:reference-mark-end text:name="ZOTERO_ITEM CSL_CITATION {&quot;properties&quot;:{&quot;noteIndex&quot;:0,&quot;formattedCitation&quot;:&quot;[@kim_pedagogical_2017]&quot;},&quot;citationID&quot;:&quot;gbqfqnzh&quot;,&quot;citationItems&quot;:[{&quot;id&quot;:8714,&quot;uris&quot;:[&quot;http://zotero.org/users/1913249/items/BVPG23QV&quot;],&quot;uri&quot;:[&quot;http://zotero.org/users/1913249/items/BVPG23QV&quot;],&quot;prefix&quot;:&quot;&quot;,&quot;itemData&quot;:{&quot;title&quot;:&quot;A Pedagogical Analysis of Online Coding Tutorials&quot;,&quot;URL&quot;:&quot;https://dl.acm.org/doi/10.1145/3017680.3017728&quot;,&quot;ISBN&quot;:&quot;978-1-4503-4698-6&quot;,&quot;container-title&quot;:&quot;Proceedings of the 2017 ACM SIGCSE Technical Symposium on Computer Science Education&quot;,&quot;DOI&quot;:&quot;10.1145/3017680.3017728&quot;,&quot;type&quot;:&quot;paper-conference&quot;,&quot;issued&quot;:{&quot;date-parts&quot;:[[&quot;2017&quot;,3,8]]},&quot;citation-key&quot;:&quot;kim_pedagogical_2017&quot;,&quot;page&quot;:&quot;321–326&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publisher-place&quot;:&quot;New York, NY, USA&quot;,&quot;source&quot;:&quot;ACM Digital Library&quot;,&quot;event-place&quot;:&quot;New York, NY, USA&quot;,&quot;publisher&quot;:&quot;Association for Computing Machinery&quot;,&quot;accessed&quot;:{&quot;date-parts&quot;:[[&quot;2023&quot;,6,13]]},&quot;author&quot;:[{&quot;family&quot;:&quot;Kim&quot;,&quot;given&quot;:&quot;Ada S.&quot;},{&quot;family&quot;:&quot;Ko&quot;,&quot;given&quot;:&quot;Amy J.&quot;}]},&quot;suffix&quot;:&quot;&quot;}],&quot;schema&quot;:&quot;https://github.com/citation-style-language/schema/raw/master/csl-citation.json&quot;} RNDoscmpyliwl"/>.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is area opens some interesting lines of questioning which are beyond the full remit of this <text:soft-page-break/>research but are included in Appendix.tech.2 as promising areas for future work. When addressing issues of motivation and efficacy a different research methodology would be needed.</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properties&quot;:{&quot;noteIndex&quot;:0,&quot;formattedCitation&quot;:&quot;[@rogoff_observing_1995]&quot;},&quot;citationID&quot;:&quot;aipvgrmm&quot;,&quot;citationItems&quot;:[{&quot;id&quot;:3879,&quot;uris&quot;:[&quot;http://zotero.org/users/1913249/items/ZMN79J65&quot;],&quot;uri&quot;:[&quot;http://zotero.org/users/1913249/items/ZMN79J65&quot;],&quot;prefix&quot;:&quot;&quot;,&quot;itemData&quot;:{&quot;page&quot;:&quot;139-164&quot;,&quot;id&quot;:&quot;rogoff_observing_1995&quot;,&quot;type&quot;:&quot;chapter&quot;,&quot;author&quot;:[{&quot;family&quot;:&quot;Rogoff&quot;,&quot;given&quot;:&quot;Barbara&quot;}],&quot;container-title&quot;:&quot;Sociocultural studies of mind&quot;,&quot;title&quot;:&quot;Observing sociocultural activity on three planes: Participatory appropriation, guided participation, and apprenticeship&quot;,&quot;title-short&quot;:&quot;Observing sociocultural activity on three planes&quot;,&quot;collection-title&quot;:&quot;Learning in doing: Social, cognitive, and computational aspects&quot;,&quot;publisher-place&quot;:&quot;New York, NY, US&quot;,&quot;publisher&quot;:&quot;Cambridge University Press&quot;,&quot;event-place&quot;:&quot;New York, NY, US&quot;,&quot;issued&quot;:{&quot;date-parts&quot;:[[&quot;1995&quot;]]},&quot;source&quot;:&quot;APA PsycNet&quot;,&quot;citation-key&quot;:&quot;rogoff_observing_1995&quot;},&quot;suffix&quot;:&quot;&quot;}],&quot;schema&quot;:&quot;https://github.com/citation-style-language/schema/raw/master/csl-citation.json&quot;} RNDhseqbksrqj"/>&lt;Do Zotero Refresh: [@rogoff_observing_1995]&gt;<text:reference-mark-end text:name="ZOTERO_ITEM CSL_CITATION {&quot;properties&quot;:{&quot;noteIndex&quot;:0,&quot;formattedCitation&quot;:&quot;[@rogoff_observing_1995]&quot;},&quot;citationID&quot;:&quot;aipvgrmm&quot;,&quot;citationItems&quot;:[{&quot;id&quot;:3879,&quot;uris&quot;:[&quot;http://zotero.org/users/1913249/items/ZMN79J65&quot;],&quot;uri&quot;:[&quot;http://zotero.org/users/1913249/items/ZMN79J65&quot;],&quot;prefix&quot;:&quot;&quot;,&quot;itemData&quot;:{&quot;page&quot;:&quot;139-164&quot;,&quot;id&quot;:&quot;rogoff_observing_1995&quot;,&quot;type&quot;:&quot;chapter&quot;,&quot;author&quot;:[{&quot;family&quot;:&quot;Rogoff&quot;,&quot;given&quot;:&quot;Barbara&quot;}],&quot;container-title&quot;:&quot;Sociocultural studies of mind&quot;,&quot;title&quot;:&quot;Observing sociocultural activity on three planes: Participatory appropriation, guided participation, and apprenticeship&quot;,&quot;title-short&quot;:&quot;Observing sociocultural activity on three planes&quot;,&quot;collection-title&quot;:&quot;Learning in doing: Social, cognitive, and computational aspects&quot;,&quot;publisher-place&quot;:&quot;New York, NY, US&quot;,&quot;publisher&quot;:&quot;Cambridge University Press&quot;,&quot;event-place&quot;:&quot;New York, NY, US&quot;,&quot;issued&quot;:{&quot;date-parts&quot;:[[&quot;1995&quot;]]},&quot;source&quot;:&quot;APA PsycNet&quot;,&quot;citation-key&quot;:&quot;rogoff_observing_1995&quot;},&quot;suffix&quot;:&quot;&quot;}],&quot;schema&quot;:&quot;https://github.com/citation-style-language/schema/raw/master/csl-citation.json&quot;} RNDhseqbksrqj"/>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properties&quot;:{&quot;noteIndex&quot;:0,&quot;formattedCitation&quot;:&quot;[@gutierrez_cultural_2003]&quot;},&quot;citationID&quot;:&quot;epqsitfx&quot;,&quot;citationItems&quot;:[{&quot;id&quot;:9830,&quot;uris&quot;:[&quot;http://zotero.org/users/1913249/items/BW6F6HY6&quot;],&quot;uri&quot;:[&quot;http://zotero.org/users/1913249/items/BW6F6HY6&quot;],&quot;prefix&quot;:&quot;&quot;,&quot;itemData&quot;:{&quot;title&quot;:&quot;Cultural Ways of Learning: Individual Traits or Repertoires of Practice&quot;,&quot;URL&quot;:&quot;http://journals.sagepub.com/doi/10.3102/0013189X032005019&quot;,&quot;ISSN&quot;:&quot;0013-189X, 1935-102X&quot;,&quot;container-title&quot;:&quot;Educational Researcher&quot;,&quot;volume&quot;:&quot;32&quot;,&quot;DOI&quot;:&quot;10.3102/0013189X032005019&quot;,&quot;type&quot;:&quot;article-journal&quot;,&quot;issued&quot;:{&quot;date-parts&quot;:[[&quot;2003&quot;,6]]},&quot;citation-key&quot;:&quot;gutierrez_cultural_2003&quot;,&quot;page&quot;:&quot;19-25&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itle-short&quot;:&quot;Cultural Ways of Learning&quot;,&quot;issue&quot;:&quot;5&quot;,&quot;source&quot;:&quot;DOI.org (Crossref)&quot;,&quot;language&quot;:&quot;en&quot;,&quot;accessed&quot;:{&quot;date-parts&quot;:[[&quot;2024&quot;,9,8]]},&quot;author&quot;:[{&quot;family&quot;:&quot;Gutiérrez&quot;,&quot;given&quot;:&quot;Kris D.&quot;},{&quot;family&quot;:&quot;Rogoff&quot;,&quot;given&quot;:&quot;Barbara&quot;}]},&quot;suffix&quot;:&quot;&quot;}],&quot;schema&quot;:&quot;https://github.com/citation-style-language/schema/raw/master/csl-citation.json&quot;} RNDrqgncgwrcc"/>&lt;Do Zotero Refresh: [@gutierrez_cultural_2003]&gt;<text:reference-mark-end text:name="ZOTERO_ITEM CSL_CITATION {&quot;properties&quot;:{&quot;noteIndex&quot;:0,&quot;formattedCitation&quot;:&quot;[@gutierrez_cultural_2003]&quot;},&quot;citationID&quot;:&quot;epqsitfx&quot;,&quot;citationItems&quot;:[{&quot;id&quot;:9830,&quot;uris&quot;:[&quot;http://zotero.org/users/1913249/items/BW6F6HY6&quot;],&quot;uri&quot;:[&quot;http://zotero.org/users/1913249/items/BW6F6HY6&quot;],&quot;prefix&quot;:&quot;&quot;,&quot;itemData&quot;:{&quot;title&quot;:&quot;Cultural Ways of Learning: Individual Traits or Repertoires of Practice&quot;,&quot;URL&quot;:&quot;http://journals.sagepub.com/doi/10.3102/0013189X032005019&quot;,&quot;ISSN&quot;:&quot;0013-189X, 1935-102X&quot;,&quot;container-title&quot;:&quot;Educational Researcher&quot;,&quot;volume&quot;:&quot;32&quot;,&quot;DOI&quot;:&quot;10.3102/0013189X032005019&quot;,&quot;type&quot;:&quot;article-journal&quot;,&quot;issued&quot;:{&quot;date-parts&quot;:[[&quot;2003&quot;,6]]},&quot;citation-key&quot;:&quot;gutierrez_cultural_2003&quot;,&quot;page&quot;:&quot;19-25&quot;,&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container-title-short&quot;:&quot;Educational Researcher&quot;,&quot;title-short&quot;:&quot;Cultural Ways of Learning&quot;,&quot;issue&quot;:&quot;5&quot;,&quot;source&quot;:&quot;DOI.org (Crossref)&quot;,&quot;language&quot;:&quot;en&quot;,&quot;accessed&quot;:{&quot;date-parts&quot;:[[&quot;2024&quot;,9,8]]},&quot;author&quot;:[{&quot;family&quot;:&quot;Gutiérrez&quot;,&quot;given&quot;:&quot;Kris D.&quot;},{&quot;family&quot;:&quot;Rogoff&quot;,&quot;given&quot;:&quot;Barbara&quot;}]},&quot;suffix&quot;:&quot;&quot;}],&quot;schema&quot;:&quot;https://github.com/citation-style-language/schema/raw/master/csl-citation.json&quot;} RNDrqgncgwrcc"/>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properties&quot;:{&quot;noteIndex&quot;:0,&quot;formattedCitation&quot;:&quot;[@redstrom_towards_2006]&quot;},&quot;citationID&quot;:&quot;joprhuhi&quot;,&quot;citationItems&quot;:[{&quot;id&quot;:9977,&quot;uris&quot;:[&quot;http://zotero.org/users/1913249/items/H9QB65U9&quot;],&quot;uri&quot;:[&quot;http://zotero.org/users/1913249/items/H9QB65U9&quot;],&quot;prefix&quot;:&quot;&quot;,&quot;itemData&quot;:{&quot;title&quot;:&quot;Towards user design? On the shift from object to user as the subject of design&quot;,&quot;URL&quot;:&quot;https://linkinghub.elsevier.com/retrieve/pii/S0142694X05000359&quot;,&quot;ISSN&quot;:&quot;0142694X&quot;,&quot;container-title&quot;:&quot;Design Studies&quot;,&quot;volume&quot;:&quot;27&quot;,&quot;author&quot;:[{&quot;family&quot;:&quot;Redström&quot;,&quot;given&quot;:&quot;Johan&quot;}],&quot;type&quot;:&quot;article-journal&quot;,&quot;issued&quot;:{&quot;date-parts&quot;:[[&quot;2006&quot;,3]]},&quot;citation-key&quot;:&quot;redstrom_towards_2006&quot;,&quot;page&quot;:&quot;123-139&quot;,&quot;id&quot;:&quot;redstrom_towards_2006&quot;,&quot;license&quot;:&quot;https://www.elsevier.com/tdm/userlicense/1.0/&quot;,&quot;container-title-short&quot;:&quot;Design Studies&quot;,&quot;title-short&quot;:&quot;Towards user design?&quot;,&quot;issue&quot;:&quot;2&quot;,&quot;language&quot;:&quot;en&quot;,&quot;source&quot;:&quot;DOI.org (Crossref)&quot;,&quot;accessed&quot;:{&quot;date-parts&quot;:[[&quot;2025&quot;,1,6]]},&quot;DOI&quot;:&quot;10.1016/j.destud.2005.06.001&quot;},&quot;suffix&quot;:&quot;&quot;}],&quot;schema&quot;:&quot;https://github.com/citation-style-language/schema/raw/master/csl-citation.json&quot;} RNDezavielyxt"/>&lt;Do Zotero Refresh: [@redstrom_towards_2006]&gt;<text:reference-mark-end text:name="ZOTERO_ITEM CSL_CITATION {&quot;properties&quot;:{&quot;noteIndex&quot;:0,&quot;formattedCitation&quot;:&quot;[@redstrom_towards_2006]&quot;},&quot;citationID&quot;:&quot;joprhuhi&quot;,&quot;citationItems&quot;:[{&quot;id&quot;:9977,&quot;uris&quot;:[&quot;http://zotero.org/users/1913249/items/H9QB65U9&quot;],&quot;uri&quot;:[&quot;http://zotero.org/users/1913249/items/H9QB65U9&quot;],&quot;prefix&quot;:&quot;&quot;,&quot;itemData&quot;:{&quot;title&quot;:&quot;Towards user design? On the shift from object to user as the subject of design&quot;,&quot;URL&quot;:&quot;https://linkinghub.elsevier.com/retrieve/pii/S0142694X05000359&quot;,&quot;ISSN&quot;:&quot;0142694X&quot;,&quot;container-title&quot;:&quot;Design Studies&quot;,&quot;volume&quot;:&quot;27&quot;,&quot;author&quot;:[{&quot;family&quot;:&quot;Redström&quot;,&quot;given&quot;:&quot;Johan&quot;}],&quot;type&quot;:&quot;article-journal&quot;,&quot;issued&quot;:{&quot;date-parts&quot;:[[&quot;2006&quot;,3]]},&quot;citation-key&quot;:&quot;redstrom_towards_2006&quot;,&quot;page&quot;:&quot;123-139&quot;,&quot;id&quot;:&quot;redstrom_towards_2006&quot;,&quot;license&quot;:&quot;https://www.elsevier.com/tdm/userlicense/1.0/&quot;,&quot;container-title-short&quot;:&quot;Design Studies&quot;,&quot;title-short&quot;:&quot;Towards user design?&quot;,&quot;issue&quot;:&quot;2&quot;,&quot;language&quot;:&quot;en&quot;,&quot;source&quot;:&quot;DOI.org (Crossref)&quot;,&quot;accessed&quot;:{&quot;date-parts&quot;:[[&quot;2025&quot;,1,6]]},&quot;DOI&quot;:&quot;10.1016/j.destud.2005.06.001&quot;},&quot;suffix&quot;:&quot;&quot;}],&quot;schema&quot;:&quot;https://github.com/citation-style-language/schema/raw/master/csl-citation.json&quot;} RNDezavielyxt"/>, as well as the challenges involved in undertaking such an “<text:span text:style-name="T3">operationalization of empathy</text:span>” <text:reference-mark-start text:name="ZOTERO_ITEM CSL_CITATION {&quot;properties&quot;:{&quot;noteIndex&quot;:0,&quot;formattedCitation&quot;:&quot;[@surma-aho_conceptualization_2022, p.1]&quot;},&quot;citationID&quot;:&quot;sdrjuyxw&quot;,&quot;citationItems&quot;:[{&quot;locator&quot;:&quot;1&quot;,&quot;id&quot;:9978,&quot;uris&quot;:[&quot;http://zotero.org/users/1913249/items/L7ATGKR9&quot;],&quot;uri&quot;:[&quot;http://zotero.org/users/1913249/items/L7ATGKR9&quot;],&quot;prefix&quot;:&quot;&quot;,&quot;itemData&quot;:{&quot;page&quot;:&quot;101075&quot;,&quot;URL&quot;:&quot;https://linkinghub.elsevier.com/retrieve/pii/S0142694X21000867&quot;,&quot;id&quot;:&quot;surma-aho_conceptualization_2022&quot;,&quot;title&quot;:&quot;Conceptualization and operationalization of empathy in design research&quot;,&quot;container-title&quot;:&quot;Design Studies&quot;,&quot;ISSN&quot;:&quot;0142694X&quot;,&quot;container-title-short&quot;:&quot;Design Studies&quot;,&quot;volume&quot;:&quot;78&quot;,&quot;source&quot;:&quot;DOI.org (Crossref)&quot;,&quot;DOI&quot;:&quot;10.1016/j.destud.2021.101075&quot;,&quot;language&quot;:&quot;en&quot;,&quot;author&quot;:[{&quot;family&quot;:&quot;Surma-aho&quot;,&quot;given&quot;:&quot;Antti&quot;},{&quot;family&quot;:&quot;Hölttä-Otto&quot;,&quot;given&quot;:&quot;Katja&quot;}],&quot;type&quot;:&quot;article-journal&quot;,&quot;issued&quot;:{&quot;date-parts&quot;:[[&quot;2022&quot;,1]]},&quot;accessed&quot;:{&quot;date-parts&quot;:[[&quot;2025&quot;,1,6]]},&quot;citation-key&quot;:&quot;surma-aho_conceptualization_2022&quot;}}],&quot;schema&quot;:&quot;https://github.com/citation-style-language/schema/raw/master/csl-citation.json&quot;} RNDfuohxxwmoe"/>&lt;Do Zotero Refresh: [@surma-aho_conceptualization_2022, p.1]&gt;<text:reference-mark-end text:name="ZOTERO_ITEM CSL_CITATION {&quot;properties&quot;:{&quot;noteIndex&quot;:0,&quot;formattedCitation&quot;:&quot;[@surma-aho_conceptualization_2022, p.1]&quot;},&quot;citationID&quot;:&quot;sdrjuyxw&quot;,&quot;citationItems&quot;:[{&quot;locator&quot;:&quot;1&quot;,&quot;id&quot;:9978,&quot;uris&quot;:[&quot;http://zotero.org/users/1913249/items/L7ATGKR9&quot;],&quot;uri&quot;:[&quot;http://zotero.org/users/1913249/items/L7ATGKR9&quot;],&quot;prefix&quot;:&quot;&quot;,&quot;itemData&quot;:{&quot;page&quot;:&quot;101075&quot;,&quot;URL&quot;:&quot;https://linkinghub.elsevier.com/retrieve/pii/S0142694X21000867&quot;,&quot;id&quot;:&quot;surma-aho_conceptualization_2022&quot;,&quot;title&quot;:&quot;Conceptualization and operationalization of empathy in design research&quot;,&quot;container-title&quot;:&quot;Design Studies&quot;,&quot;ISSN&quot;:&quot;0142694X&quot;,&quot;container-title-short&quot;:&quot;Design Studies&quot;,&quot;volume&quot;:&quot;78&quot;,&quot;source&quot;:&quot;DOI.org (Crossref)&quot;,&quot;DOI&quot;:&quot;10.1016/j.destud.2021.101075&quot;,&quot;language&quot;:&quot;en&quot;,&quot;author&quot;:[{&quot;family&quot;:&quot;Surma-aho&quot;,&quot;given&quot;:&quot;Antti&quot;},{&quot;family&quot;:&quot;Hölttä-Otto&quot;,&quot;given&quot;:&quot;Katja&quot;}],&quot;type&quot;:&quot;article-journal&quot;,&quot;issued&quot;:{&quot;date-parts&quot;:[[&quot;2022&quot;,1]]},&quot;accessed&quot;:{&quot;date-parts&quot;:[[&quot;2025&quot;,1,6]]},&quot;citation-key&quot;:&quot;surma-aho_conceptualization_2022&quot;}}],&quot;schema&quot;:&quot;https://github.com/citation-style-language/schema/raw/master/csl-citation.json&quot;} RNDfuohxxwmoe"/>. From a CHAT interpretation, this process involves shifts in perspective by participants as they engage with objectives across different scopes of activity. For instance, in the vignette above, Olivia (child) pursues a quirky design goal during her paired design work, which Suzanna (parent) resists. Imagining a shift in perspective to the intended audience at a community level of interaction, the parent aims to ensure a sense of challenge for the imagined player.</text:p>
      <text:p text:style-name="Text_20_body">Suzanna shares “<text:span text:style-name="T3">Must be quite hard to get through that door.</text:span>” when Olivia places the exit door high above a platform. She then continues, “<text:span text:style-name="T3">It’s no fun having a game without any hazards to avoid.</text:span>” Olivia (child) seems determined to remove all hazards. “<text:span text:style-name="T3">It is for me!</text:span>” she counters. She may be aware of the implications for game balance but takes pleasure in this destruction of the key challenge of the game as an act of disruptive play. However, a later interaction with a peer shows that Olivia (child) is indeed imagining the experience of the immediate audience of fellow game makers and supporting students. “<text:span text:style-name="T3">I like making it frustrating. That other people find it frustrating!</text:span>” Olivia (child) notes the persistence of a student helper who pushes past her frustration to complete the game. Her remark, “<text:span text:style-name="T3">If people tried hard they would get to my level,</text:span>” shows her awareness that not all players will persist in the same way to reach her final level, which has only rewards and no hazards. This being a “<text:span text:style-name="T3">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text:soft-page-break/>common interaction during playtesting. Vignette.challenge outlines a key interaction which demonstrates norming behaviour towards Molly(p) who has concentrated on the graphics of her game to the detriment of the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properties&quot;:{&quot;noteIndex&quot;:0,&quot;formattedCitation&quot;:&quot;[@rogoff_cultural_2003]&quot;},&quot;citationID&quot;:&quot;hwmmwmhe&quot;,&quot;citationItems&quot;:[{&quot;id&quot;:3023,&quot;uris&quot;:[&quot;http://zotero.org/users/1913249/items/MPJ5DJQJ&quot;],&quot;uri&quot;:[&quot;http://zotero.org/users/1913249/items/MPJ5DJQJ&quot;],&quot;prefix&quot;:&quot;&quot;,&quot;itemData&quot;:{&quot;title&quot;:&quot;The cultural nature of human development&quot;,&quot;id&quot;:&quot;rogoff_cultural_2003&quot;,&quot;type&quot;:&quot;book&quot;,&quot;ISBN&quot;:&quot;978-0-19-513133-8&quot;,&quot;call-number&quot;:&quot;HM686 .R64 2003&quot;,&quot;number-of-pages&quot;:&quot;434&quot;,&quot;publisher&quot;:&quot;Oxford University Press&quot;,&quot;author&quot;:[{&quot;family&quot;:&quot;Rogoff&quot;,&quot;given&quot;:&quot;Barbara&quot;}],&quot;publisher-place&quot;:&quot;Oxford [UK] ;a New York&quot;,&quot;language&quot;:&quot;en&quot;,&quot;event-place&quot;:&quot;Oxford [UK] ;a New York&quot;,&quot;issued&quot;:{&quot;date-parts&quot;:[[&quot;2003&quot;]]},&quot;source&quot;:&quot;Library of Congress ISBN&quot;,&quot;citation-key&quot;:&quot;rogoff_cultural_2003&quot;},&quot;suffix&quot;:&quot;&quot;}],&quot;schema&quot;:&quot;https://github.com/citation-style-language/schema/raw/master/csl-citation.json&quot;} RNDrsdpmvsefm"/>&lt;Do Zotero Refresh: [@rogoff_cultural_2003]&gt;<text:reference-mark-end text:name="ZOTERO_ITEM CSL_CITATION {&quot;properties&quot;:{&quot;noteIndex&quot;:0,&quot;formattedCitation&quot;:&quot;[@rogoff_cultural_2003]&quot;},&quot;citationID&quot;:&quot;hwmmwmhe&quot;,&quot;citationItems&quot;:[{&quot;id&quot;:3023,&quot;uris&quot;:[&quot;http://zotero.org/users/1913249/items/MPJ5DJQJ&quot;],&quot;uri&quot;:[&quot;http://zotero.org/users/1913249/items/MPJ5DJQJ&quot;],&quot;prefix&quot;:&quot;&quot;,&quot;itemData&quot;:{&quot;title&quot;:&quot;The cultural nature of human development&quot;,&quot;id&quot;:&quot;rogoff_cultural_2003&quot;,&quot;type&quot;:&quot;book&quot;,&quot;ISBN&quot;:&quot;978-0-19-513133-8&quot;,&quot;call-number&quot;:&quot;HM686 .R64 2003&quot;,&quot;number-of-pages&quot;:&quot;434&quot;,&quot;publisher&quot;:&quot;Oxford University Press&quot;,&quot;author&quot;:[{&quot;family&quot;:&quot;Rogoff&quot;,&quot;given&quot;:&quot;Barbara&quot;}],&quot;publisher-place&quot;:&quot;Oxford [UK] ;a New York&quot;,&quot;language&quot;:&quot;en&quot;,&quot;event-place&quot;:&quot;Oxford [UK] ;a New York&quot;,&quot;issued&quot;:{&quot;date-parts&quot;:[[&quot;2003&quot;]]},&quot;source&quot;:&quot;Library of Congress ISBN&quot;,&quot;citation-key&quot;:&quot;rogoff_cultural_2003&quot;},&quot;suffix&quot;:&quot;&quot;}],&quot;schema&quot;:&quot;https://github.com/citation-style-language/schema/raw/master/csl-citation.json&quot;} RNDrsdpmvsefm"/>. DEVELOP THIS POINT.</text:p>
      <text:p text:style-name="Text_20_body">In interpreting data there were other examples of pair partners and peers either commenting on or suggesting to others that they should imagining others user experience to suggest game design alterations. BRIEFLY LIST HERE</text:p>
      <text:p text:style-name="Text_20_body">INSERT VIDEO DATA SUPPORT E.g. The use of GDPs to facilitate learners to design for others was present in 6 of the 12 video capture sessions analysed.</text:p>
      <text:h text:style-name="Heading_20_3" text:outline-level="3"><text:bookmark-start text:name="gdps-facilitate-the-use-of-wider-funds-of-knowledge-and-interest"/>GDPs facilitate the use of wider funds of knowledge and interest<text:bookmark-end text:name="gdps-facilitate-the-use-of-wider-funds-of-knowledge-and-interest"/></text:h>
      <text:p text:style-name="First_20_paragraph">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properties&quot;:{&quot;noteIndex&quot;:0,&quot;formattedCitation&quot;:&quot;[@ito_hanging_2010; @livingstone_digital_2018]&quot;},&quot;citationID&quot;:&quot;ddjiyxqv&quot;,&quot;citationItems&quot;:[{&quot;id&quot;:1939,&quot;uris&quot;:[&quot;http://zotero.org/users/1913249/items/URKI7FTD&quot;],&quot;uri&quot;:[&quot;http://zotero.org/users/1913249/items/URKI7FTD&quot;],&quot;prefix&quot;:&quot;&quot;,&quot;itemData&quot;:{&quot;title&quot;:&quot;Hanging out, messing around, and geeking out: kids living and learning with new media&quot;,&quot;editor&quot;:[{&quot;family&quot;:&quot;Itō&quot;,&quot;given&quot;:&quot;Mizuko&quot;},{&quot;family&quot;:&quot;Baumer&quot;,&quot;given&quot;:&quot;Sonja&quot;},{&quot;family&quot;:&quot;Bittanti&quot;,&quot;given&quot;:&quot;Matteo&quot;},{&quot;family&quot;:&quot;Antin&quot;,&quot;given&quot;:&quot;Judd&quot;}],&quot;id&quot;:&quot;ito_hanging_2010&quot;,&quot;type&quot;:&quot;book&quot;,&quot;publisher&quot;:&quot;MIT Press&quot;,&quot;ISBN&quot;:&quot;978-0-262-01336-9 978-0-262-51854-3&quot;,&quot;language&quot;:&quot;eng&quot;,&quot;number-of-pages&quot;:&quot;419&quot;,&quot;title-short&quot;:&quot;Hanging out, messing around, and geeking out&quot;,&quot;collection-title&quot;:&quot;The John D. and Catherine T. MacArthur Foundation series on digital media and learning&quot;,&quot;publisher-place&quot;:&quot;Cambridge, Mass.&quot;,&quot;note&quot;:&quot;OCLC: 699713878&quot;,&quot;event-place&quot;:&quot;Cambridge, Mass.&quot;,&quot;issued&quot;:{&quot;date-parts&quot;:[[&quot;2010&quot;]]},&quot;source&quot;:&quot;Gemeinsamer Bibliotheksverbund ISBN&quot;,&quot;citation-key&quot;:&quot;ito_hanging_2010&quot;},&quot;suffix&quot;:&quot;&quot;},{&quot;id&quot;:3031,&quot;uris&quot;:[&quot;http://zotero.org/users/1913249/items/TGJKKB2I&quot;],&quot;uri&quot;:[&quot;http://zotero.org/users/1913249/items/TGJKKB2I&quot;],&quot;prefix&quot;:&quot;&quot;,&quot;itemData&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d&quot;:&quot;livingstone_digital_2018&quot;,&quot;type&quot;:&quot;article-journal&quot;,&quot;issued&quot;:{&quot;date-parts&quot;:[[&quot;2018&quot;]]},&quot;citation-key&quot;:&quot;livingstone_digital_2018&quot;},&quot;suffix&quot;:&quot;&quot;}],&quot;schema&quot;:&quot;https://github.com/citation-style-language/schema/raw/master/csl-citation.json&quot;} RNDvmikrpgdbc"/>&lt;Do Zotero Refresh: [@ito_hanging_2010; @livingstone_digital_2018]&gt;<text:reference-mark-end text:name="ZOTERO_ITEM CSL_CITATION {&quot;properties&quot;:{&quot;noteIndex&quot;:0,&quot;formattedCitation&quot;:&quot;[@ito_hanging_2010; @livingstone_digital_2018]&quot;},&quot;citationID&quot;:&quot;ddjiyxqv&quot;,&quot;citationItems&quot;:[{&quot;id&quot;:1939,&quot;uris&quot;:[&quot;http://zotero.org/users/1913249/items/URKI7FTD&quot;],&quot;uri&quot;:[&quot;http://zotero.org/users/1913249/items/URKI7FTD&quot;],&quot;prefix&quot;:&quot;&quot;,&quot;itemData&quot;:{&quot;title&quot;:&quot;Hanging out, messing around, and geeking out: kids living and learning with new media&quot;,&quot;editor&quot;:[{&quot;family&quot;:&quot;Itō&quot;,&quot;given&quot;:&quot;Mizuko&quot;},{&quot;family&quot;:&quot;Baumer&quot;,&quot;given&quot;:&quot;Sonja&quot;},{&quot;family&quot;:&quot;Bittanti&quot;,&quot;given&quot;:&quot;Matteo&quot;},{&quot;family&quot;:&quot;Antin&quot;,&quot;given&quot;:&quot;Judd&quot;}],&quot;id&quot;:&quot;ito_hanging_2010&quot;,&quot;type&quot;:&quot;book&quot;,&quot;publisher&quot;:&quot;MIT Press&quot;,&quot;ISBN&quot;:&quot;978-0-262-01336-9 978-0-262-51854-3&quot;,&quot;language&quot;:&quot;eng&quot;,&quot;number-of-pages&quot;:&quot;419&quot;,&quot;title-short&quot;:&quot;Hanging out, messing around, and geeking out&quot;,&quot;collection-title&quot;:&quot;The John D. and Catherine T. MacArthur Foundation series on digital media and learning&quot;,&quot;publisher-place&quot;:&quot;Cambridge, Mass.&quot;,&quot;note&quot;:&quot;OCLC: 699713878&quot;,&quot;event-place&quot;:&quot;Cambridge, Mass.&quot;,&quot;issued&quot;:{&quot;date-parts&quot;:[[&quot;2010&quot;]]},&quot;source&quot;:&quot;Gemeinsamer Bibliotheksverbund ISBN&quot;,&quot;citation-key&quot;:&quot;ito_hanging_2010&quot;},&quot;suffix&quot;:&quot;&quot;},{&quot;id&quot;:3031,&quot;uris&quot;:[&quot;http://zotero.org/users/1913249/items/TGJKKB2I&quot;],&quot;uri&quot;:[&quot;http://zotero.org/users/1913249/items/TGJKKB2I&quot;],&quot;prefix&quot;:&quot;&quot;,&quot;itemData&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d&quot;:&quot;livingstone_digital_2018&quot;,&quot;type&quot;:&quot;article-journal&quot;,&quot;issued&quot;:{&quot;date-parts&quot;:[[&quot;2018&quot;]]},&quot;citation-key&quot;:&quot;livingstone_digital_2018&quot;},&quot;suffix&quot;:&quot;&quot;}],&quot;schema&quot;:&quot;https://github.com/citation-style-language/schema/raw/master/csl-citation.json&quot;} RNDvmikrpgdbc"/>, particularly retro gaming <text:reference-mark-start text:name="ZOTERO_ITEM CSL_CITATION {&quot;properties&quot;:{&quot;noteIndex&quot;:0,&quot;formattedCitation&quot;:&quot;[@heineman2014public]&quot;},&quot;citationID&quot;:&quot;qjhiclyp&quot;,&quot;citationItems&quot;:[{&quot;id&quot;:9601,&quot;uris&quot;:[&quot;http://zotero.org/users/1913249/items/XEE4UU7T&quot;],&quot;uri&quot;:[&quot;http://zotero.org/users/1913249/items/XEE4UU7T&quot;],&quot;prefix&quot;:&quot;&quot;,&quot;itemData&quot;:{&quot;title&quot;:&quot;Public memory and gamer identity: Retrogaming as nostalgia&quot;,&quot;id&quot;:&quot;heineman2014public&quot;,&quot;container-title&quot;:&quot;Journal of Games Criticism&quot;,&quot;volume&quot;:&quot;1&quot;,&quot;author&quot;:[{&quot;family&quot;:&quot;Heineman&quot;,&quot;given&quot;:&quot;David S&quot;}],&quot;issue&quot;:&quot;1&quot;,&quot;type&quot;:&quot;article-journal&quot;,&quot;issued&quot;:{&quot;date-parts&quot;:[[&quot;2014&quot;]]},&quot;page&quot;:&quot;1–24&quot;,&quot;citation-key&quot;:&quot;heineman2014public&quot;},&quot;suffix&quot;:&quot;&quot;}],&quot;schema&quot;:&quot;https://github.com/citation-style-language/schema/raw/master/csl-citation.json&quot;} RNDgrtmewqnfo"/>&lt;Do Zotero Refresh: [@heineman2014public]&gt;<text:reference-mark-end text:name="ZOTERO_ITEM CSL_CITATION {&quot;properties&quot;:{&quot;noteIndex&quot;:0,&quot;formattedCitation&quot;:&quot;[@heineman2014public]&quot;},&quot;citationID&quot;:&quot;qjhiclyp&quot;,&quot;citationItems&quot;:[{&quot;id&quot;:9601,&quot;uris&quot;:[&quot;http://zotero.org/users/1913249/items/XEE4UU7T&quot;],&quot;uri&quot;:[&quot;http://zotero.org/users/1913249/items/XEE4UU7T&quot;],&quot;prefix&quot;:&quot;&quot;,&quot;itemData&quot;:{&quot;title&quot;:&quot;Public memory and gamer identity: Retrogaming as nostalgia&quot;,&quot;id&quot;:&quot;heineman2014public&quot;,&quot;container-title&quot;:&quot;Journal of Games Criticism&quot;,&quot;volume&quot;:&quot;1&quot;,&quot;author&quot;:[{&quot;family&quot;:&quot;Heineman&quot;,&quot;given&quot;:&quot;David S&quot;}],&quot;issue&quot;:&quot;1&quot;,&quot;type&quot;:&quot;article-journal&quot;,&quot;issued&quot;:{&quot;date-parts&quot;:[[&quot;2014&quot;]]},&quot;page&quot;:&quot;1–24&quot;,&quot;citation-key&quot;:&quot;heineman2014public&quot;},&quot;suffix&quot;:&quot;&quot;}],&quot;schema&quot;:&quot;https://github.com/citation-style-language/schema/raw/master/csl-citation.json&quot;} RNDgrtmewqnfo"/>. As such, the process of facilitating ways to surface and work with such tacit knowledge aligns with Moll’s concept of funds of knowledge, and, potentially, funds of identity <text:reference-mark-start text:name="ZOTERO_ITEM CSL_CITATION {&quot;properties&quot;:{&quot;noteIndex&quot;:0,&quot;formattedCitation&quot;:&quot;[@fasso_identity_2020; @esteban-guitart_funds_2014]&quot;},&quot;citationID&quot;:&quot;lvkgisqz&quot;,&quot;citationItems&quot;:[{&quot;id&quot;:9989,&quot;uris&quot;:[&quot;http://zotero.org/users/1913249/items/TE355DNG&quot;],&quot;uri&quot;:[&quot;http://zotero.org/users/1913249/items/TE355DNG&quot;],&quot;prefix&quot;:&quot;&quot;,&quot;itemData&quot;:{&quot;title&quot;:&quot;Identity development in school makerspaces: intentional design&quot;,&quot;URL&quot;:&quot;http://link.springer.com/10.1007/s10798-019-09501-z&quot;,&quot;ISSN&quot;:&quot;0957-7572, 1573-1804&quot;,&quot;container-title&quot;:&quot;International Journal of Technology and Design Education&quot;,&quot;volume&quot;:&quot;30&quot;,&quot;author&quot;:[{&quot;family&quot;:&quot;Fasso&quot;,&quot;given&quot;:&quot;Wendy&quot;},{&quot;family&quot;:&quot;Knight&quot;,&quot;given&quot;:&quot;Bruce Allen&quot;}],&quot;type&quot;:&quot;article-journal&quot;,&quot;issued&quot;:{&quot;date-parts&quot;:[[&quot;2020&quot;,4]]},&quot;citation-key&quot;:&quot;fasso_identity_2020&quot;,&quot;page&quot;:&quot;275-294&quot;,&quot;id&quot;:&quot;fasso_identity_2020&quot;,&quot;container-title-short&quot;:&quot;Int J Technol Des Educ&quot;,&quot;title-short&quot;:&quot;Identity development in school makerspaces&quot;,&quot;issue&quot;:&quot;2&quot;,&quot;language&quot;:&quot;en&quot;,&quot;source&quot;:&quot;DOI.org (Crossref)&quot;,&quot;accessed&quot;:{&quot;date-parts&quot;:[[&quot;2025&quot;,1,6]]},&quot;DOI&quot;:&quot;10.1007/s10798-019-09501-z&quot;},&quot;suffix&quot;:&quot;&quot;},{&quot;id&quot;:9493,&quot;uris&quot;:[&quot;http://zotero.org/users/1913249/items/CQ99KQEY&quot;],&quot;uri&quot;:[&quot;http://zotero.org/users/1913249/items/CQ99KQEY&quot;],&quot;prefix&quot;:&quot;&quot;,&quot;itemData&quot;:{&quot;title&quot;:&quot;Funds of Identity: A new concept based on the Funds of Knowledge approach&quot;,&quot;URL&quot;:&quot;https://doi.org/10.1177/1354067X13515934&quot;,&quot;ISSN&quot;:&quot;1354-067X&quot;,&quot;container-title&quot;:&quot;Culture &amp; Psychology&quot;,&quot;volume&quot;:&quot;20&quot;,&quot;author&quot;:[{&quot;family&quot;:&quot;Esteban-Guitart&quot;,&quot;given&quot;:&quot;Moisès&quot;},{&quot;family&quot;:&quot;Moll&quot;,&quot;given&quot;:&quot;Luis C&quot;}],&quot;type&quot;:&quot;article-journal&quot;,&quot;issued&quot;:{&quot;date-parts&quot;:[[&quot;2014&quot;,3,1]]},&quot;citation-key&quot;:&quot;esteban-guitart_funds_2014&quot;,&quot;page&quot;:&quot;31-48&quot;,&quot;id&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title-short&quot;:&quot;Funds of Identity&quot;,&quot;DOI&quot;:&quot;10.1177/1354067X13515934&quot;,&quot;issue&quot;:&quot;1&quot;,&quot;source&quot;:&quot;SAGE Journals&quot;,&quot;publisher&quot;:&quot;SAGE Publications Ltd&quot;,&quot;accessed&quot;:{&quot;date-parts&quot;:[[&quot;2024&quot;,6,5]]},&quot;language&quot;:&quot;en&quot;},&quot;suffix&quot;:&quot;&quot;}],&quot;schema&quot;:&quot;https://github.com/citation-style-language/schema/raw/master/csl-citation.json&quot;} RNDixdkauuhcw"/>&lt;Do Zotero Refresh: [@fasso_identity_2020; @esteban-guitart_funds_2014]&gt;<text:reference-mark-end text:name="ZOTERO_ITEM CSL_CITATION {&quot;properties&quot;:{&quot;noteIndex&quot;:0,&quot;formattedCitation&quot;:&quot;[@fasso_identity_2020; @esteban-guitart_funds_2014]&quot;},&quot;citationID&quot;:&quot;lvkgisqz&quot;,&quot;citationItems&quot;:[{&quot;id&quot;:9989,&quot;uris&quot;:[&quot;http://zotero.org/users/1913249/items/TE355DNG&quot;],&quot;uri&quot;:[&quot;http://zotero.org/users/1913249/items/TE355DNG&quot;],&quot;prefix&quot;:&quot;&quot;,&quot;itemData&quot;:{&quot;title&quot;:&quot;Identity development in school makerspaces: intentional design&quot;,&quot;URL&quot;:&quot;http://link.springer.com/10.1007/s10798-019-09501-z&quot;,&quot;ISSN&quot;:&quot;0957-7572, 1573-1804&quot;,&quot;container-title&quot;:&quot;International Journal of Technology and Design Education&quot;,&quot;volume&quot;:&quot;30&quot;,&quot;author&quot;:[{&quot;family&quot;:&quot;Fasso&quot;,&quot;given&quot;:&quot;Wendy&quot;},{&quot;family&quot;:&quot;Knight&quot;,&quot;given&quot;:&quot;Bruce Allen&quot;}],&quot;type&quot;:&quot;article-journal&quot;,&quot;issued&quot;:{&quot;date-parts&quot;:[[&quot;2020&quot;,4]]},&quot;citation-key&quot;:&quot;fasso_identity_2020&quot;,&quot;page&quot;:&quot;275-294&quot;,&quot;id&quot;:&quot;fasso_identity_2020&quot;,&quot;container-title-short&quot;:&quot;Int J Technol Des Educ&quot;,&quot;title-short&quot;:&quot;Identity development in school makerspaces&quot;,&quot;issue&quot;:&quot;2&quot;,&quot;language&quot;:&quot;en&quot;,&quot;source&quot;:&quot;DOI.org (Crossref)&quot;,&quot;accessed&quot;:{&quot;date-parts&quot;:[[&quot;2025&quot;,1,6]]},&quot;DOI&quot;:&quot;10.1007/s10798-019-09501-z&quot;},&quot;suffix&quot;:&quot;&quot;},{&quot;id&quot;:9493,&quot;uris&quot;:[&quot;http://zotero.org/users/1913249/items/CQ99KQEY&quot;],&quot;uri&quot;:[&quot;http://zotero.org/users/1913249/items/CQ99KQEY&quot;],&quot;prefix&quot;:&quot;&quot;,&quot;itemData&quot;:{&quot;title&quot;:&quot;Funds of Identity: A new concept based on the Funds of Knowledge approach&quot;,&quot;URL&quot;:&quot;https://doi.org/10.1177/1354067X13515934&quot;,&quot;ISSN&quot;:&quot;1354-067X&quot;,&quot;container-title&quot;:&quot;Culture &amp; Psychology&quot;,&quot;volume&quot;:&quot;20&quot;,&quot;author&quot;:[{&quot;family&quot;:&quot;Esteban-Guitart&quot;,&quot;given&quot;:&quot;Moisès&quot;},{&quot;family&quot;:&quot;Moll&quot;,&quot;given&quot;:&quot;Luis C&quot;}],&quot;type&quot;:&quot;article-journal&quot;,&quot;issued&quot;:{&quot;date-parts&quot;:[[&quot;2014&quot;,3,1]]},&quot;citation-key&quot;:&quot;esteban-guitart_funds_2014&quot;,&quot;page&quot;:&quot;31-48&quot;,&quot;id&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title-short&quot;:&quot;Funds of Identity&quot;,&quot;DOI&quot;:&quot;10.1177/1354067X13515934&quot;,&quot;issue&quot;:&quot;1&quot;,&quot;source&quot;:&quot;SAGE Journals&quot;,&quot;publisher&quot;:&quot;SAGE Publications Ltd&quot;,&quot;accessed&quot;:{&quot;date-parts&quot;:[[&quot;2024&quot;,6,5]]},&quot;language&quot;:&quot;en&quot;},&quot;suffix&quot;:&quot;&quot;}],&quot;schema&quot;:&quot;https://github.com/citation-style-language/schema/raw/master/csl-citation.json&quot;} RNDixdkauuhcw"/>.</text:p>
      <text:p text:style-name="Text_20_body">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properties&quot;:{&quot;noteIndex&quot;:0,&quot;formattedCitation&quot;:&quot;[@barron_conceptualizing_2010; @barron_interest_2006-1]&quot;},&quot;citationID&quot;:&quot;sblzsfmw&quot;,&quot;citationItems&quot;:[{&quot;id&quot;:9991,&quot;uris&quot;:[&quot;http://zotero.org/users/1913249/items/U9C3NVKC&quot;],&quot;uri&quot;:[&quot;http://zotero.org/users/1913249/items/U9C3NVKC&quot;],&quot;prefix&quot;:&quot;&quot;,&quot;itemData&quot;:{&quot;title&quot;:&quot;Conceptualizing and Tracing Learning Pathways over Time and Setting&quot;,&quot;URL&quot;:&quot;https://journals.sagepub.com/doi/10.1177/016146811011201308&quot;,&quot;ISSN&quot;:&quot;0161-4681, 1467-9620&quot;,&quot;container-title&quot;:&quot;Teachers College Record: The Voice of Scholarship in Education&quot;,&quot;volume&quot;:&quot;112&quot;,&quot;DOI&quot;:&quot;10.1177/016146811011201308&quot;,&quot;type&quot;:&quot;article-journal&quot;,&quot;issued&quot;:{&quot;date-parts&quot;:[[&quot;2010&quot;,12]]},&quot;citation-key&quot;:&quot;barron_conceptualizing_2010&quot;,&quot;page&quot;:&quot;113-127&quot;,&quot;id&quot;:&quot;barron_conceptualizing_2010&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license&quot;:&quot;https://journals.sagepub.com/page/policies/text-and-data-mining-license&quot;,&quot;container-title-short&quot;:&quot;Teachers College Record: The Voice of Scholarship in Education&quot;,&quot;issue&quot;:&quot;13&quot;,&quot;source&quot;:&quot;DOI.org (Crossref)&quot;,&quot;language&quot;:&quot;en&quot;,&quot;accessed&quot;:{&quot;date-parts&quot;:[[&quot;2025&quot;,1,6]]},&quot;author&quot;:[{&quot;family&quot;:&quot;Barron&quot;,&quot;given&quot;:&quot;Brigid&quot;}]},&quot;suffix&quot;:&quot;&quot;},{&quot;id&quot;:9993,&quot;uris&quot;:[&quot;http://zotero.org/users/1913249/items/S35EACT5&quot;],&quot;uri&quot;:[&quot;http://zotero.org/users/1913249/items/S35EACT5&quot;],&quot;prefix&quot;:&quot;&quot;,&quot;itemData&quot;:{&quot;title&quot;:&quot;Interest and Self-Sustained Learning as Catalysts of Development: A Learning Ecology Perspective&quot;,&quot;URL&quot;:&quot;https://karger.com/HDE/article/doi/10.1159/000094368&quot;,&quot;ISSN&quot;:&quot;0018-716X, 1423-0054&quot;,&quot;container-title&quot;:&quot;Human Development&quot;,&quot;volume&quot;:&quot;49&quot;,&quot;DOI&quot;:&quot;10.1159/000094368&quot;,&quot;type&quot;:&quot;article-journal&quot;,&quot;issued&quot;:{&quot;date-parts&quot;:[[&quot;2006&quot;]]},&quot;citation-key&quot;:&quot;barron_interest_2006-1&quot;,&quot;page&quot;:&quot;193-224&quot;,&quot;id&quot;:&quot;barron_interest_2006-1&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license&quot;:&quot;https://www.karger.com/Services/SiteLicenses&quot;,&quot;container-title-short&quot;:&quot;Human Development&quot;,&quot;title-short&quot;:&quot;Interest and Self-Sustained Learning as Catalysts of Development&quot;,&quot;issue&quot;:&quot;4&quot;,&quot;source&quot;:&quot;DOI.org (Crossref)&quot;,&quot;language&quot;:&quot;en&quot;,&quot;accessed&quot;:{&quot;date-parts&quot;:[[&quot;2025&quot;,1,6]]},&quot;author&quot;:[{&quot;family&quot;:&quot;Barron&quot;,&quot;given&quot;:&quot;Brigid&quot;}]},&quot;suffix&quot;:&quot;&quot;}],&quot;schema&quot;:&quot;https://github.com/citation-style-language/schema/raw/master/csl-citation.json&quot;} RNDccjhrvdbbl"/>&lt;Do Zotero Refresh: [@barron_conceptualizing_2010; @barron_interest_2006-1]&gt;<text:reference-mark-end text:name="ZOTERO_ITEM CSL_CITATION {&quot;properties&quot;:{&quot;noteIndex&quot;:0,&quot;formattedCitation&quot;:&quot;[@barron_conceptualizing_2010; @barron_interest_2006-1]&quot;},&quot;citationID&quot;:&quot;sblzsfmw&quot;,&quot;citationItems&quot;:[{&quot;id&quot;:9991,&quot;uris&quot;:[&quot;http://zotero.org/users/1913249/items/U9C3NVKC&quot;],&quot;uri&quot;:[&quot;http://zotero.org/users/1913249/items/U9C3NVKC&quot;],&quot;prefix&quot;:&quot;&quot;,&quot;itemData&quot;:{&quot;title&quot;:&quot;Conceptualizing and Tracing Learning Pathways over Time and Setting&quot;,&quot;URL&quot;:&quot;https://journals.sagepub.com/doi/10.1177/016146811011201308&quot;,&quot;ISSN&quot;:&quot;0161-4681, 1467-9620&quot;,&quot;container-title&quot;:&quot;Teachers College Record: The Voice of Scholarship in Education&quot;,&quot;volume&quot;:&quot;112&quot;,&quot;DOI&quot;:&quot;10.1177/016146811011201308&quot;,&quot;type&quot;:&quot;article-journal&quot;,&quot;issued&quot;:{&quot;date-parts&quot;:[[&quot;2010&quot;,12]]},&quot;citation-key&quot;:&quot;barron_conceptualizing_2010&quot;,&quot;page&quot;:&quot;113-127&quot;,&quot;id&quot;:&quot;barron_conceptualizing_2010&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license&quot;:&quot;https://journals.sagepub.com/page/policies/text-and-data-mining-license&quot;,&quot;container-title-short&quot;:&quot;Teachers College Record: The Voice of Scholarship in Education&quot;,&quot;issue&quot;:&quot;13&quot;,&quot;source&quot;:&quot;DOI.org (Crossref)&quot;,&quot;language&quot;:&quot;en&quot;,&quot;accessed&quot;:{&quot;date-parts&quot;:[[&quot;2025&quot;,1,6]]},&quot;author&quot;:[{&quot;family&quot;:&quot;Barron&quot;,&quot;given&quot;:&quot;Brigid&quot;}]},&quot;suffix&quot;:&quot;&quot;},{&quot;id&quot;:9993,&quot;uris&quot;:[&quot;http://zotero.org/users/1913249/items/S35EACT5&quot;],&quot;uri&quot;:[&quot;http://zotero.org/users/1913249/items/S35EACT5&quot;],&quot;prefix&quot;:&quot;&quot;,&quot;itemData&quot;:{&quot;title&quot;:&quot;Interest and Self-Sustained Learning as Catalysts of Development: A Learning Ecology Perspective&quot;,&quot;URL&quot;:&quot;https://karger.com/HDE/article/doi/10.1159/000094368&quot;,&quot;ISSN&quot;:&quot;0018-716X, 1423-0054&quot;,&quot;container-title&quot;:&quot;Human Development&quot;,&quot;volume&quot;:&quot;49&quot;,&quot;DOI&quot;:&quot;10.1159/000094368&quot;,&quot;type&quot;:&quot;article-journal&quot;,&quot;issued&quot;:{&quot;date-parts&quot;:[[&quot;2006&quot;]]},&quot;citation-key&quot;:&quot;barron_interest_2006-1&quot;,&quot;page&quot;:&quot;193-224&quot;,&quot;id&quot;:&quot;barron_interest_2006-1&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license&quot;:&quot;https://www.karger.com/Services/SiteLicenses&quot;,&quot;container-title-short&quot;:&quot;Human Development&quot;,&quot;title-short&quot;:&quot;Interest and Self-Sustained Learning as Catalysts of Development&quot;,&quot;issue&quot;:&quot;4&quot;,&quot;source&quot;:&quot;DOI.org (Crossref)&quot;,&quot;language&quot;:&quot;en&quot;,&quot;accessed&quot;:{&quot;date-parts&quot;:[[&quot;2025&quot;,1,6]]},&quot;author&quot;:[{&quot;family&quot;:&quot;Barron&quot;,&quot;given&quot;:&quot;Brigid&quot;}]},&quot;suffix&quot;:&quot;&quot;}],&quot;schema&quot;:&quot;https://github.com/citation-style-language/schema/raw/master/csl-citation.json&quot;} RNDccjhrvdbbl"/> and similar work by Gutiérrez on third spaces <text:reference-mark-start text:name="ZOTERO_ITEM CSL_CITATION {&quot;properties&quot;:{&quot;noteIndex&quot;:0,&quot;formattedCitation&quot;:&quot;[@gutierrez_developing_2008]&quot;},&quot;citationID&quot;:&quot;urldppnp&quot;,&quot;citationItems&quot;:[{&quot;id&quot;:79,&quot;uris&quot;:[&quot;http://zotero.org/users/1913249/items/DAPR6ZQ4&quot;],&quot;uri&quot;:[&quot;http://zotero.org/users/1913249/items/DAPR6ZQ4&quot;],&quot;prefix&quot;:&quot;&quot;,&quot;itemData&quot;:{&quot;title&quot;:&quot;Developing a Sociocritical Literacy in the Third Space&quot;,&quot;URL&quot;:&quot;https://ila.onlinelibrary.wiley.com/doi/abs/10.1598/RRQ.43.2.3&quot;,&quot;ISSN&quot;:&quot;1936-2722&quot;,&quot;container-title&quot;:&quot;Reading Research Quarterly&quot;,&quot;volume&quot;:&quot;43&quot;,&quot;DOI&quot;:&quot;https://doi.org/10.1598/RRQ.43.2.3&quot;,&quot;type&quot;:&quot;article-journal&quot;,&quot;issued&quot;:{&quot;date-parts&quot;:[[&quot;2008&quot;]]},&quot;citation-key&quot;:&quot;gutierrez_developing_2008&quot;,&quot;page&quot;:&quot;148-164&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author&quot;:[{&quot;family&quot;:&quot;Gutiérrez&quot;,&quot;given&quot;:&quot;Kris D.&quot;}],&quot;source&quot;:&quot;Wiley Online Library&quot;,&quot;accessed&quot;:{&quot;date-parts&quot;:[[&quot;2021&quot;,3,18]]},&quot;language&quot;:&quot;en&quot;},&quot;suffix&quot;:&quot;&quot;}],&quot;schema&quot;:&quot;https://github.com/citation-style-language/schema/raw/master/csl-citation.json&quot;} RNDjhxmepnqpg"/>&lt;Do Zotero Refresh: [@gutierrez_developing_2008]&gt;<text:reference-mark-end text:name="ZOTERO_ITEM CSL_CITATION {&quot;properties&quot;:{&quot;noteIndex&quot;:0,&quot;formattedCitation&quot;:&quot;[@gutierrez_developing_2008]&quot;},&quot;citationID&quot;:&quot;urldppnp&quot;,&quot;citationItems&quot;:[{&quot;id&quot;:79,&quot;uris&quot;:[&quot;http://zotero.org/users/1913249/items/DAPR6ZQ4&quot;],&quot;uri&quot;:[&quot;http://zotero.org/users/1913249/items/DAPR6ZQ4&quot;],&quot;prefix&quot;:&quot;&quot;,&quot;itemData&quot;:{&quot;title&quot;:&quot;Developing a Sociocritical Literacy in the Third Space&quot;,&quot;URL&quot;:&quot;https://ila.onlinelibrary.wiley.com/doi/abs/10.1598/RRQ.43.2.3&quot;,&quot;ISSN&quot;:&quot;1936-2722&quot;,&quot;container-title&quot;:&quot;Reading Research Quarterly&quot;,&quot;volume&quot;:&quot;43&quot;,&quot;DOI&quot;:&quot;https://doi.org/10.1598/RRQ.43.2.3&quot;,&quot;type&quot;:&quot;article-journal&quot;,&quot;issued&quot;:{&quot;date-parts&quot;:[[&quot;2008&quot;]]},&quot;citation-key&quot;:&quot;gutierrez_developing_2008&quot;,&quot;page&quot;:&quot;148-164&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author&quot;:[{&quot;family&quot;:&quot;Gutiérrez&quot;,&quot;given&quot;:&quot;Kris D.&quot;}],&quot;source&quot;:&quot;Wiley Online Library&quot;,&quot;accessed&quot;:{&quot;date-parts&quot;:[[&quot;2021&quot;,3,18]]},&quot;language&quot;:&quot;en&quot;},&quot;suffix&quot;:&quot;&quot;}],&quot;schema&quot;:&quot;https://github.com/citation-style-language/schema/raw/master/csl-citation.json&quot;} RNDjhxmepnqpg"/>. Existing research outlines the motivations for social making incorporating gaming cultural elements <text:reference-mark-start text:name="ZOTERO_ITEM CSL_CITATION {&quot;properties&quot;:{&quot;noteIndex&quot;:0,&quot;formattedCitation&quot;:&quot;[@ito_hanging_2010; @gee_what_2003]&quot;},&quot;citationID&quot;:&quot;vbcyemfv&quot;,&quot;citationItems&quot;:[{&quot;id&quot;:1939,&quot;uris&quot;:[&quot;http://zotero.org/users/1913249/items/URKI7FTD&quot;],&quot;uri&quot;:[&quot;http://zotero.org/users/1913249/items/URKI7FTD&quot;],&quot;prefix&quot;:&quot;&quot;,&quot;itemData&quot;:{&quot;title&quot;:&quot;Hanging out, messing around, and geeking out: kids living and learning with new media&quot;,&quot;editor&quot;:[{&quot;family&quot;:&quot;Itō&quot;,&quot;given&quot;:&quot;Mizuko&quot;},{&quot;family&quot;:&quot;Baumer&quot;,&quot;given&quot;:&quot;Sonja&quot;},{&quot;family&quot;:&quot;Bittanti&quot;,&quot;given&quot;:&quot;Matteo&quot;},{&quot;family&quot;:&quot;Antin&quot;,&quot;given&quot;:&quot;Judd&quot;}],&quot;id&quot;:&quot;ito_hanging_2010&quot;,&quot;type&quot;:&quot;book&quot;,&quot;publisher&quot;:&quot;MIT Press&quot;,&quot;ISBN&quot;:&quot;978-0-262-01336-9 978-0-262-51854-3&quot;,&quot;language&quot;:&quot;eng&quot;,&quot;number-of-pages&quot;:&quot;419&quot;,&quot;title-short&quot;:&quot;Hanging out, messing around, and geeking out&quot;,&quot;collection-title&quot;:&quot;The John D. and Catherine T. MacArthur Foundation series on digital media and learning&quot;,&quot;publisher-place&quot;:&quot;Cambridge, Mass.&quot;,&quot;note&quot;:&quot;OCLC: 699713878&quot;,&quot;event-place&quot;:&quot;Cambridge, Mass.&quot;,&quot;issued&quot;:{&quot;date-parts&quot;:[[&quot;2010&quot;]]},&quot;source&quot;:&quot;Gemeinsamer Bibliotheksverbund ISBN&quot;,&quot;citation-key&quot;:&quot;ito_hanging_2010&quot;},&quot;suffix&quot;:&quot;&quot;},{&quot;id&quot;:983,&quot;uris&quot;:[&quot;http://zotero.org/users/1913249/items/95XDU3KM&quot;],&quot;uri&quot;:[&quot;http://zotero.org/users/1913249/items/95XDU3KM&quot;],&quot;prefix&quot;:&quot;&quot;,&quot;itemData&quot;:{&quot;page&quot;:&quot;20&quot;,&quot;URL&quot;:&quot;http://portal.acm.org/citation.cfm?doid=950566.950595&quot;,&quot;id&quot;:&quot;gee_what_2003&quot;,&quot;title&quot;:&quot;What video games have to teach us about learning and literacy&quot;,&quot;author&quot;:[{&quot;family&quot;:&quot;Gee&quot;,&quot;given&quot;:&quot;James Paul&quot;}],&quot;ISSN&quot;:&quot;15443574&quot;,&quot;container-title&quot;:&quot;Computers in Entertainment&quot;,&quot;volume&quot;:&quot;1&quot;,&quot;source&quot;:&quot;CrossRef&quot;,&quot;DOI&quot;:&quot;10.1145/950566.950595&quot;,&quot;language&quot;:&quot;en&quot;,&quot;issue&quot;:&quot;1&quot;,&quot;type&quot;:&quot;article-journal&quot;,&quot;issued&quot;:{&quot;date-parts&quot;:[[&quot;2003&quot;,10,1]]},&quot;accessed&quot;:{&quot;date-parts&quot;:[[&quot;2016&quot;,4,2]]},&quot;citation-key&quot;:&quot;gee_what_2003&quot;},&quot;suffix&quot;:&quot;&quot;}],&quot;schema&quot;:&quot;https://github.com/citation-style-language/schema/raw/master/csl-citation.json&quot;} RNDhjwivraguq"/>&lt;Do Zotero Refresh: [@ito_hanging_2010; @gee_what_2003]&gt;<text:reference-mark-end text:name="ZOTERO_ITEM CSL_CITATION {&quot;properties&quot;:{&quot;noteIndex&quot;:0,&quot;formattedCitation&quot;:&quot;[@ito_hanging_2010; @gee_what_2003]&quot;},&quot;citationID&quot;:&quot;vbcyemfv&quot;,&quot;citationItems&quot;:[{&quot;id&quot;:1939,&quot;uris&quot;:[&quot;http://zotero.org/users/1913249/items/URKI7FTD&quot;],&quot;uri&quot;:[&quot;http://zotero.org/users/1913249/items/URKI7FTD&quot;],&quot;prefix&quot;:&quot;&quot;,&quot;itemData&quot;:{&quot;title&quot;:&quot;Hanging out, messing around, and geeking out: kids living and learning with new media&quot;,&quot;editor&quot;:[{&quot;family&quot;:&quot;Itō&quot;,&quot;given&quot;:&quot;Mizuko&quot;},{&quot;family&quot;:&quot;Baumer&quot;,&quot;given&quot;:&quot;Sonja&quot;},{&quot;family&quot;:&quot;Bittanti&quot;,&quot;given&quot;:&quot;Matteo&quot;},{&quot;family&quot;:&quot;Antin&quot;,&quot;given&quot;:&quot;Judd&quot;}],&quot;id&quot;:&quot;ito_hanging_2010&quot;,&quot;type&quot;:&quot;book&quot;,&quot;publisher&quot;:&quot;MIT Press&quot;,&quot;ISBN&quot;:&quot;978-0-262-01336-9 978-0-262-51854-3&quot;,&quot;language&quot;:&quot;eng&quot;,&quot;number-of-pages&quot;:&quot;419&quot;,&quot;title-short&quot;:&quot;Hanging out, messing around, and geeking out&quot;,&quot;collection-title&quot;:&quot;The John D. and Catherine T. MacArthur Foundation series on digital media and learning&quot;,&quot;publisher-place&quot;:&quot;Cambridge, Mass.&quot;,&quot;note&quot;:&quot;OCLC: 699713878&quot;,&quot;event-place&quot;:&quot;Cambridge, Mass.&quot;,&quot;issued&quot;:{&quot;date-parts&quot;:[[&quot;2010&quot;]]},&quot;source&quot;:&quot;Gemeinsamer Bibliotheksverbund ISBN&quot;,&quot;citation-key&quot;:&quot;ito_hanging_2010&quot;},&quot;suffix&quot;:&quot;&quot;},{&quot;id&quot;:983,&quot;uris&quot;:[&quot;http://zotero.org/users/1913249/items/95XDU3KM&quot;],&quot;uri&quot;:[&quot;http://zotero.org/users/1913249/items/95XDU3KM&quot;],&quot;prefix&quot;:&quot;&quot;,&quot;itemData&quot;:{&quot;page&quot;:&quot;20&quot;,&quot;URL&quot;:&quot;http://portal.acm.org/citation.cfm?doid=950566.950595&quot;,&quot;id&quot;:&quot;gee_what_2003&quot;,&quot;title&quot;:&quot;What video games have to teach us about learning and literacy&quot;,&quot;author&quot;:[{&quot;family&quot;:&quot;Gee&quot;,&quot;given&quot;:&quot;James Paul&quot;}],&quot;ISSN&quot;:&quot;15443574&quot;,&quot;container-title&quot;:&quot;Computers in Entertainment&quot;,&quot;volume&quot;:&quot;1&quot;,&quot;source&quot;:&quot;CrossRef&quot;,&quot;DOI&quot;:&quot;10.1145/950566.950595&quot;,&quot;language&quot;:&quot;en&quot;,&quot;issue&quot;:&quot;1&quot;,&quot;type&quot;:&quot;article-journal&quot;,&quot;issued&quot;:{&quot;date-parts&quot;:[[&quot;2003&quot;,10,1]]},&quot;accessed&quot;:{&quot;date-parts&quot;:[[&quot;2016&quot;,4,2]]},&quot;citation-key&quot;:&quot;gee_what_2003&quot;},&quot;suffix&quot;:&quot;&quot;}],&quot;schema&quot;:&quot;https://github.com/citation-style-language/schema/raw/master/csl-citation.json&quot;} RNDhjwivraguq"/> and the ability to make personalised game assets and narratives, which sustain engagement in digital making projects <text:reference-mark-start text:name="ZOTERO_ITEM CSL_CITATION {&quot;properties&quot;:{&quot;noteIndex&quot;:0,&quot;formattedCitation&quot;:&quot;[@sefton-green_mapping_2013]&quot;},&quot;citationID&quot;:&quot;viffpcru&quot;,&quot;citationItems&quot;:[{&quot;id&quot;:195,&quot;uris&quot;:[&quot;http://zotero.org/users/1913249/items/9LI3EL4F&quot;],&quot;uri&quot;:[&quot;http://zotero.org/users/1913249/items/9LI3EL4F&quot;],&quot;prefix&quot;:&quot;&quot;,&quot;itemData&quot;:{&quot;title&quot;:&quot;Mapping digital makers: a review exploring everyday creativity, learning lives and the digital&quot;,&quot;URL&quot;:&quot;http://www.nominettrust.org.uk/&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author&quot;:[{&quot;family&quot;:&quot;Sefton-Green&quot;,&quot;given&quot;:&quot;Julian&quot;}],&quot;issued&quot;:{&quot;date-parts&quot;:[[&quot;2013&quot;,3]]},&quot;type&quot;:&quot;webpage&quot;,&quot;genre&quot;:&quot;Monograph&quot;,&quot;accessed&quot;:{&quot;date-parts&quot;:[[&quot;2018&quot;,12,18]]},&quot;citation-key&quot;:&quot;sefton-green_mapping_2013&quot;},&quot;suffix&quot;:&quot;&quot;}],&quot;schema&quot;:&quot;https://github.com/citation-style-language/schema/raw/master/csl-citation.json&quot;} RNDsfkilgkneo"/>&lt;Do Zotero Refresh: [@sefton-green_mapping_2013]&gt;<text:reference-mark-end text:name="ZOTERO_ITEM CSL_CITATION {&quot;properties&quot;:{&quot;noteIndex&quot;:0,&quot;formattedCitation&quot;:&quot;[@sefton-green_mapping_2013]&quot;},&quot;citationID&quot;:&quot;viffpcru&quot;,&quot;citationItems&quot;:[{&quot;id&quot;:195,&quot;uris&quot;:[&quot;http://zotero.org/users/1913249/items/9LI3EL4F&quot;],&quot;uri&quot;:[&quot;http://zotero.org/users/1913249/items/9LI3EL4F&quot;],&quot;prefix&quot;:&quot;&quot;,&quot;itemData&quot;:{&quot;title&quot;:&quot;Mapping digital makers: a review exploring everyday creativity, learning lives and the digital&quot;,&quot;URL&quot;:&quot;http://www.nominettrust.org.uk/&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author&quot;:[{&quot;family&quot;:&quot;Sefton-Green&quot;,&quot;given&quot;:&quot;Julian&quot;}],&quot;issued&quot;:{&quot;date-parts&quot;:[[&quot;2013&quot;,3]]},&quot;type&quot;:&quot;webpage&quot;,&quot;genre&quot;:&quot;Monograph&quot;,&quot;accessed&quot;:{&quot;date-parts&quot;:[[&quot;2018&quot;,12,18]]},&quot;citation-key&quot;:&quot;sefton-green_mapping_2013&quot;},&quot;suffix&quot;:&quot;&quot;}],&quot;schema&quot;:&quot;https://github.com/citation-style-language/schema/raw/master/csl-citation.json&quot;} RNDsfkilgkneo"/>.</text:p>
      <text:p text:style-name="Text_20_body">In the last chapter I outlined processes facilitating participants could to create and incorporate graphical, audio assets and narratives elements into their games and, referencing <text:soft-page-break/>Appendix.tech.gameframework briefly outlined how these elements were themed as <text:span text:style-name="T3">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3">Game Polish</text:span> items within a typology of GDPs, which aligned with the MDA (mechanics, dynamics, and aesthetics) game element framework explored in Chapter 2. Addressing the aspect of pattern polish/aesthetics, in Vignette 5, Molly and Nadine show identification with the graphical-making process and the process of bringing it into the game. Beyond their internal family interaction, they share this artistic flair and attention to detail with the emerging learning community.</text:p>
      <text:p text:style-name="Text_20_body">In addition to issues of aesthetics explored in the section above, home knowledge of game mechanics and dynamics, the M and D of the MDA framework also contributed to emerging cultural repertoires. Addressing experiences of game dynamics, as explored in the previous section, Vignette 4 gives several examples of participant feedback on the dynamics of Molly’s game during playtesting. Turning to game mechanics, in part two of Vignette 7, Bertie comments on Toby’s game, which has a dominant game experience of timed jumping: “<text:span text:style-name="T3">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text:p>
      <text:p text:style-name="Text_20_body">The different types of GDPs available to participants to choose from in the menu of GDP documentation and code snippets allowed for a choice in participant making paths, enabling alignment with home interests. While this study is exploratory and not designed to be representational, observations from video data in this study support existing research on the use of funds of knowledge and interest in digital projects as motivating factors and as a way to overcome barriers to alien cultures <text:reference-mark-start text:name="ZOTERO_ITEM CSL_CITATION {&quot;properties&quot;:{&quot;noteIndex&quot;:0,&quot;formattedCitation&quot;:&quot;[@gutierrez_learning_2019-1]&quot;},&quot;citationID&quot;:&quot;ajjhtgqo&quot;,&quot;citationItems&quot;:[{&quot;id&quot;:10007,&quot;uris&quot;:[&quot;http://zotero.org/users/1913249/items/G3R9PEWW&quot;],&quot;uri&quot;:[&quot;http://zotero.org/users/1913249/items/G3R9PEWW&quot;],&quot;prefix&quot;:&quot;&quot;,&quot;itemData&quot;:{&quot;title&quot;:&quot;Learning as Movement in Social Design-Based Experiments: Play as a Leading Activity&quot;,&quot;URL&quot;:&quot;https://karger.com/HDE/article/doi/10.1159/000496239&quot;,&quot;ISSN&quot;:&quot;0018-716X, 1423-0054&quot;,&quot;container-title&quot;:&quot;Human Development&quot;,&quot;volume&quot;:&quot;62&quot;,&quot;DOI&quot;:&quot;10.1159/000496239&quot;,&quot;type&quot;:&quot;article-journal&quot;,&quot;issued&quot;:{&quot;date-parts&quot;:[[&quot;2019&quot;]]},&quot;citation-key&quot;:&quot;gutierrez_learning_2019-1&quot;,&quot;page&quot;:&quot;66-82&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container-title-short&quot;:&quot;Human Development&quot;,&quot;title-short&quot;:&quot;Learning as Movement in Social Design-Based Experiments&quot;,&quot;issue&quot;:&quot;1-2&quot;,&quot;source&quot;:&quot;DOI.org (Crossref)&quot;,&quot;language&quot;:&quot;en&quot;,&quot;accessed&quot;:{&quot;date-parts&quot;:[[&quot;2025&quot;,1,10]]},&quot;author&quot;:[{&quot;family&quot;:&quot;Gutiérrez&quot;,&quot;given&quot;:&quot;Kris D.&quot;},{&quot;family&quot;:&quot;Higgs&quot;,&quot;given&quot;:&quot;Jennifer&quot;},{&quot;family&quot;:&quot;Lizárraga&quot;,&quot;given&quot;:&quot;José Ramón&quot;},{&quot;family&quot;:&quot;Rivero&quot;,&quot;given&quot;:&quot;Edward&quot;}]},&quot;suffix&quot;:&quot;&quot;}],&quot;schema&quot;:&quot;https://github.com/citation-style-language/schema/raw/master/csl-citation.json&quot;} RNDxrvsiqanvq"/>&lt;Do Zotero Refresh: [@gutierrez_learning_2019-1]&gt;<text:reference-mark-end text:name="ZOTERO_ITEM CSL_CITATION {&quot;properties&quot;:{&quot;noteIndex&quot;:0,&quot;formattedCitation&quot;:&quot;[@gutierrez_learning_2019-1]&quot;},&quot;citationID&quot;:&quot;ajjhtgqo&quot;,&quot;citationItems&quot;:[{&quot;id&quot;:10007,&quot;uris&quot;:[&quot;http://zotero.org/users/1913249/items/G3R9PEWW&quot;],&quot;uri&quot;:[&quot;http://zotero.org/users/1913249/items/G3R9PEWW&quot;],&quot;prefix&quot;:&quot;&quot;,&quot;itemData&quot;:{&quot;title&quot;:&quot;Learning as Movement in Social Design-Based Experiments: Play as a Leading Activity&quot;,&quot;URL&quot;:&quot;https://karger.com/HDE/article/doi/10.1159/000496239&quot;,&quot;ISSN&quot;:&quot;0018-716X, 1423-0054&quot;,&quot;container-title&quot;:&quot;Human Development&quot;,&quot;volume&quot;:&quot;62&quot;,&quot;DOI&quot;:&quot;10.1159/000496239&quot;,&quot;type&quot;:&quot;article-journal&quot;,&quot;issued&quot;:{&quot;date-parts&quot;:[[&quot;2019&quot;]]},&quot;citation-key&quot;:&quot;gutierrez_learning_2019-1&quot;,&quot;page&quot;:&quot;66-82&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container-title-short&quot;:&quot;Human Development&quot;,&quot;title-short&quot;:&quot;Learning as Movement in Social Design-Based Experiments&quot;,&quot;issue&quot;:&quot;1-2&quot;,&quot;source&quot;:&quot;DOI.org (Crossref)&quot;,&quot;language&quot;:&quot;en&quot;,&quot;accessed&quot;:{&quot;date-parts&quot;:[[&quot;2025&quot;,1,10]]},&quot;author&quot;:[{&quot;family&quot;:&quot;Gutiérrez&quot;,&quot;given&quot;:&quot;Kris D.&quot;},{&quot;family&quot;:&quot;Higgs&quot;,&quot;given&quot;:&quot;Jennifer&quot;},{&quot;family&quot;:&quot;Lizárraga&quot;,&quot;given&quot;:&quot;José Ramón&quot;},{&quot;family&quot;:&quot;Rivero&quot;,&quot;given&quot;:&quot;Edward&quot;}]},&quot;suffix&quot;:&quot;&quot;}],&quot;schema&quot;:&quot;https://github.com/citation-style-language/schema/raw/master/csl-citation.json&quot;} RNDxrvsiqanvq"/>.</text:p>
      <text:p text:style-name="Text_20_body">SUPPORTING DATA FROM VIDEO ANALYSIS</text:p>
      <text:h text:style-name="Heading_20_4" text:outline-level="4"><text:bookmark-start text:name="summary-home-funds-and-rqs---moved-from-ch.-7-to-6"/>Summary: Home Funds and RQs - MOVED FROM CH. 7 TO 6<text:bookmark-end text:name="summary-home-funds-and-rqs---moved-from-ch.-7-to-6"/></text:h>
      <text:p text:style-name="P3">This research supports findings of other research which highlight value of incorporating home interests in games, coding and media projects <text:reference-mark-start text:name="ZOTERO_ITEM CSL_CITATION {&quot;properties&quot;:{&quot;noteIndex&quot;:0,&quot;formattedCitation&quot;:&quot;[@resnick_mothers_2012; @papert_mindstorms:_1980]&quot;},&quot;citationID&quot;:&quot;qnkjsurd&quot;,&quot;citationItems&quot;:[{&quot;id&quot;:1097,&quot;uris&quot;:[&quot;http://zotero.org/users/1913249/items/IJJERKGX&quot;],&quot;uri&quot;:[&quot;http://zotero.org/users/1913249/items/IJJERKGX&quot;],&quot;prefix&quot;:&quot;&quot;,&quot;itemData&quot;:{&quot;title&quot;:&quot;Mother’s Day, Warrior Cats, and Digital Fluency: Stories from the Scratch Online Community&quot;,&quot;URL&quot;:&quot;http://web.media.mit.edu/~mres/papers/mothers-day-warrior-cats.pdf&quot;,&quot;id&quot;:&quot;resnick_mothers_2012&quot;,&quot;container-title&quot;:&quot;Proceedings of the Constructionism 2012 conference. Athens, Greece&quot;,&quot;title-short&quot;:&quot;Mother’s Day, Warrior Cats, and Digital Fluency&quot;,&quot;author&quot;:[{&quot;family&quot;:&quot;Resnick&quot;,&quot;given&quot;:&quot;Mitchel&quot;}],&quot;source&quot;:&quot;Google Scholar&quot;,&quot;type&quot;:&quot;paper-conference&quot;,&quot;issued&quot;:{&quot;date-parts&quot;:[[&quot;2012&quot;]]},&quot;accessed&quot;:{&quot;date-parts&quot;:[[&quot;2015&quot;,5,9]]},&quot;citation-key&quot;:&quot;resnick_mothers_2012&quot;},&quot;suffix&quot;:&quot;&quot;},{&quot;id&quot;:1691,&quot;uris&quot;:[&quot;http://zotero.org/users/1913249/items/FAVPGKNU&quot;],&quot;uri&quot;:[&quot;http://zotero.org/users/1913249/items/FAVPGKNU&quot;],&quot;prefix&quot;:&quot;&quot;,&quot;itemData&quot;:{&quot;title&quot;:&quot;Mindstorms: children, computers, and powerful ideas&quot;,&quot;id&quot;:&quot;papert_mindstorms:_1980&quot;,&quot;type&quot;:&quot;book&quot;,&quot;ISBN&quot;:&quot;978-0-465-04627-0&quot;,&quot;publisher&quot;:&quot;Basic Books&quot;,&quot;call-number&quot;:&quot;QA20.C65 P36 1980&quot;,&quot;title-short&quot;:&quot;Mindstorms&quot;,&quot;author&quot;:[{&quot;family&quot;:&quot;Papert&quot;,&quot;given&quot;:&quot;Seymour&quot;}],&quot;publisher-place&quot;:&quot;New York&quot;,&quot;number-of-pages&quot;:&quot;230&quot;,&quot;event-place&quot;:&quot;New York&quot;,&quot;issued&quot;:{&quot;date-parts&quot;:[[&quot;1980&quot;]]},&quot;source&quot;:&quot;Library of Congress ISBN&quot;,&quot;citation-key&quot;:&quot;papert_mindstorms:_1980&quot;},&quot;suffix&quot;:&quot;&quot;}],&quot;schema&quot;:&quot;https://github.com/citation-style-language/schema/raw/master/csl-citation.json&quot;} RNDabreqsoaah"/>&lt;Do Zotero Refresh: [@resnick_mothers_2012; @papert_mindstorms:_1980]&gt;<text:reference-mark-end text:name="ZOTERO_ITEM CSL_CITATION {&quot;properties&quot;:{&quot;noteIndex&quot;:0,&quot;formattedCitation&quot;:&quot;[@resnick_mothers_2012; @papert_mindstorms:_1980]&quot;},&quot;citationID&quot;:&quot;qnkjsurd&quot;,&quot;citationItems&quot;:[{&quot;id&quot;:1097,&quot;uris&quot;:[&quot;http://zotero.org/users/1913249/items/IJJERKGX&quot;],&quot;uri&quot;:[&quot;http://zotero.org/users/1913249/items/IJJERKGX&quot;],&quot;prefix&quot;:&quot;&quot;,&quot;itemData&quot;:{&quot;title&quot;:&quot;Mother’s Day, Warrior Cats, and Digital Fluency: Stories from the Scratch Online Community&quot;,&quot;URL&quot;:&quot;http://web.media.mit.edu/~mres/papers/mothers-day-warrior-cats.pdf&quot;,&quot;id&quot;:&quot;resnick_mothers_2012&quot;,&quot;container-title&quot;:&quot;Proceedings of the Constructionism 2012 conference. Athens, Greece&quot;,&quot;title-short&quot;:&quot;Mother’s Day, Warrior Cats, and Digital Fluency&quot;,&quot;author&quot;:[{&quot;family&quot;:&quot;Resnick&quot;,&quot;given&quot;:&quot;Mitchel&quot;}],&quot;source&quot;:&quot;Google Scholar&quot;,&quot;type&quot;:&quot;paper-conference&quot;,&quot;issued&quot;:{&quot;date-parts&quot;:[[&quot;2012&quot;]]},&quot;accessed&quot;:{&quot;date-parts&quot;:[[&quot;2015&quot;,5,9]]},&quot;citation-key&quot;:&quot;resnick_mothers_2012&quot;},&quot;suffix&quot;:&quot;&quot;},{&quot;id&quot;:1691,&quot;uris&quot;:[&quot;http://zotero.org/users/1913249/items/FAVPGKNU&quot;],&quot;uri&quot;:[&quot;http://zotero.org/users/1913249/items/FAVPGKNU&quot;],&quot;prefix&quot;:&quot;&quot;,&quot;itemData&quot;:{&quot;title&quot;:&quot;Mindstorms: children, computers, and powerful ideas&quot;,&quot;id&quot;:&quot;papert_mindstorms:_1980&quot;,&quot;type&quot;:&quot;book&quot;,&quot;ISBN&quot;:&quot;978-0-465-04627-0&quot;,&quot;publisher&quot;:&quot;Basic Books&quot;,&quot;call-number&quot;:&quot;QA20.C65 P36 1980&quot;,&quot;title-short&quot;:&quot;Mindstorms&quot;,&quot;author&quot;:[{&quot;family&quot;:&quot;Papert&quot;,&quot;given&quot;:&quot;Seymour&quot;}],&quot;publisher-place&quot;:&quot;New York&quot;,&quot;number-of-pages&quot;:&quot;230&quot;,&quot;event-place&quot;:&quot;New York&quot;,&quot;issued&quot;:{&quot;date-parts&quot;:[[&quot;1980&quot;]]},&quot;source&quot;:&quot;Library of Congress ISBN&quot;,&quot;citation-key&quot;:&quot;papert_mindstorms:_1980&quot;},&quot;suffix&quot;:&quot;&quot;}],&quot;schema&quot;:&quot;https://github.com/citation-style-language/schema/raw/master/csl-citation.json&quot;} RNDabreqsoaah"/>. It also aligns with PBL literature which advocates the personalisation of projects and the value of exploring concepts using home funds of knowledge </text:p>
      <text:p text:style-name="P3"/>
      <text:p text:style-name="P3"><text:reference-mark-start text:name="ZOTERO_ITEM CSL_CITATION {&quot;properties&quot;:{&quot;noteIndex&quot;:0,&quot;formattedCitation&quot;:&quot;[@moje_maestro_2001]&quot;},&quot;citationID&quot;:&quot;grweirwq&quot;,&quot;citationItems&quot;:[{&quot;id&quot;:3393,&quot;uris&quot;:[&quot;http://zotero.org/users/1913249/items/X5SP9SN9&quot;],&quot;uri&quot;:[&quot;http://zotero.org/users/1913249/items/X5SP9SN9&quot;],&quot;prefix&quot;:&quot;&quot;,&quot;itemData&quot;:{&quot;title&quot;:&quot;“Maestro, what is ‘quality’?”: Language, literacy, and discourse in project-based science&quot;,&quot;URL&quot;:&quot;http://onlinelibrary.wiley.com/doi/abs/10.1002/tea.1014&quot;,&quot;ISSN&quot;:&quot;1098-2736&quot;,&quot;container-title&quot;:&quot;Journal of Research in Science Teaching&quot;,&quot;volume&quot;:&quot;38&quot;,&quot;author&quot;:[{&quot;family&quot;:&quot;Moje&quot;,&quot;given&quot;:&quot;Elizabeth B.&quot;},{&quot;family&quot;:&quot;Collazo&quot;,&quot;given&quot;:&quot;Tehani&quot;},{&quot;family&quot;:&quot;Carrillo&quot;,&quot;given&quot;:&quot;Rosario&quot;},{&quot;family&quot;:&quot;Marx&quot;,&quot;given&quot;:&quot;Ronald W.&quot;}],&quot;type&quot;:&quot;article-journal&quot;,&quot;issued&quot;:{&quot;date-parts&quot;:[[&quot;2001&quot;]]},&quot;citation-key&quot;:&quot;moje_maestro_2001&quot;,&quot;page&quot;:&quot;469-498&quot;,&quot;id&quot;:&quot;moje_maestro_2001&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license&quot;:&quot;Copyright © 2001 John Wiley &amp; Sons, Inc.&quot;,&quot;title-short&quot;:&quot;“Maestro, what is ‘quality’?&quot;,&quot;issue&quot;:&quot;4&quot;,&quot;source&quot;:&quot;Wiley Online Library&quot;,&quot;DOI&quot;:&quot;10.1002/tea.1014&quot;,&quot;accessed&quot;:{&quot;date-parts&quot;:[[&quot;2019&quot;,6,17]]},&quot;language&quot;:&quot;en&quot;},&quot;suffix&quot;:&quot;&quot;}],&quot;schema&quot;:&quot;https://github.com/citation-style-language/schema/raw/master/csl-citation.json&quot;} RNDixeenvrxek"/>&lt;Do Zotero Refresh: [@moje_maestro_2001]&gt;<text:reference-mark-end text:name="ZOTERO_ITEM CSL_CITATION {&quot;properties&quot;:{&quot;noteIndex&quot;:0,&quot;formattedCitation&quot;:&quot;[@moje_maestro_2001]&quot;},&quot;citationID&quot;:&quot;grweirwq&quot;,&quot;citationItems&quot;:[{&quot;id&quot;:3393,&quot;uris&quot;:[&quot;http://zotero.org/users/1913249/items/X5SP9SN9&quot;],&quot;uri&quot;:[&quot;http://zotero.org/users/1913249/items/X5SP9SN9&quot;],&quot;prefix&quot;:&quot;&quot;,&quot;itemData&quot;:{&quot;title&quot;:&quot;“Maestro, what is ‘quality’?”: Language, literacy, and discourse in project-based science&quot;,&quot;URL&quot;:&quot;http://onlinelibrary.wiley.com/doi/abs/10.1002/tea.1014&quot;,&quot;ISSN&quot;:&quot;1098-2736&quot;,&quot;container-title&quot;:&quot;Journal of Research in Science Teaching&quot;,&quot;volume&quot;:&quot;38&quot;,&quot;author&quot;:[{&quot;family&quot;:&quot;Moje&quot;,&quot;given&quot;:&quot;Elizabeth B.&quot;},{&quot;family&quot;:&quot;Collazo&quot;,&quot;given&quot;:&quot;Tehani&quot;},{&quot;family&quot;:&quot;Carrillo&quot;,&quot;given&quot;:&quot;Rosario&quot;},{&quot;family&quot;:&quot;Marx&quot;,&quot;given&quot;:&quot;Ronald W.&quot;}],&quot;type&quot;:&quot;article-journal&quot;,&quot;issued&quot;:{&quot;date-parts&quot;:[[&quot;2001&quot;]]},&quot;citation-key&quot;:&quot;moje_maestro_2001&quot;,&quot;page&quot;:&quot;469-498&quot;,&quot;id&quot;:&quot;moje_maestro_2001&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license&quot;:&quot;Copyright © 2001 John Wiley &amp; Sons, Inc.&quot;,&quot;title-short&quot;:&quot;“Maestro, what is ‘quality’?&quot;,&quot;issue&quot;:&quot;4&quot;,&quot;source&quot;:&quot;Wiley Online Library&quot;,&quot;DOI&quot;:&quot;10.1002/tea.1014&quot;,&quot;accessed&quot;:{&quot;date-parts&quot;:[[&quot;2019&quot;,6,17]]},&quot;language&quot;:&quot;en&quot;},&quot;suffix&quot;:&quot;&quot;}],&quot;schema&quot;:&quot;https://github.com/citation-style-language/schema/raw/master/csl-citation.json&quot;} RNDixeenvrxek"/></text:p>
      <text:p text:style-name="P20"><text:soft-page-break/></text:p>
      <text:p text:style-name="P20"/>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P20">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swotygyo&quot;,&quot;properties&quot;:{&quot;formattedCitation&quot;:&quot;(Gabler {\\i{}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kuAJV5Fh2S"/><text:span text:style-name="T13">(Gabler </text:span><text:span text:style-name="T11">et al.</text:span><text:span text:style-name="T13">, 2005)</text:span><text:reference-mark-end text:name="ZOTERO_ITEM CSL_CITATION {&quot;citationID&quot;:&quot;swotygyo&quot;,&quot;properties&quot;:{&quot;formattedCitation&quot;:&quot;(Gabler {\\i{}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kuAJV5Fh2S"/>. HOW TO EXTEND?</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 In part two of Vignette 1, Toby’s work adding 21 levels to his game is noticed by Bertie.</text:p>
      <text:p text:style-name="Preformatted_20_Text"><text:s/>Bertie: Why’s that enemy in every level</text:p>
      <text:p text:style-name="Preformatted_20_Text"><text:s/>Toby: He’s not.</text:p>
      <text:p text:style-name="Preformatted_20_Text"><text:s/>Bertie: Can you show me how you add more levels on to yours?</text:p>
      <text:p text:style-name="Preformatted_20_Text"><text:s/>Toby: Yeah sure.</text:p>
      <text:p text:style-name="Preformatted_20_Text"><text:s/>Pause</text:p>
      <text:p text:style-name="Preformatted_20_Text"><text:s/>Toby: I’m just going to have one go of beating this (refering to his own game which he is playtesing). It’s 21 levels in it. So .. Yeeeeah.</text:p>
      <text:p text:style-name="Preformatted_20_Text"><text:s/>Pause</text:p>
      <text:p text:style-name="Preformatted_20_Text"><text:s/>Bertie: It’s like parkours in Minecraft but timed. It’s like playing the game Wipeout. Have you ever played Wipeout?</text:p>
      <text:p text:style-name="Preformatted_20_Text"><text:s/>Toby: Er not really.</text:p>
      <text:p text:style-name="Preformatted_20_Text"><text:s/>Bertie: Or seen it?</text:p>
      <text:p text:style-name="Preformatted_20_Text"><text:s/>Bertie: That’s like my second level.</text:p>
      <text:p text:style-name="Preformatted_20_Text"><text:s/>Toby: Ah so hard (Toby fails at a high level on his game and starts to move off)</text:p>
      <text:p text:style-name="Preformatted_20_Text"><text:s/>Toby: (To someone else <text:s/>calling for attention) <text:s/>No I’m helping Bertie.</text:p>
      <text:p text:style-name="Preformatted_20_Text"><text:s/>_(Toby then follows Bertie to his workstation to help him implement more levels.)_</text:p>
      <text:p text:style-name="First_20_paragraph">This exchange shows the propagation of GDPs emerging from the process of community <text:soft-page-break/>playtesting through a direct request. It is possible that Bertie’s request to Toby is prompted by Bertie noticing Toby helping Nadine and Harper add levels to their games. Toby’s emerging role as a specialist that the community can draw on for practical help, and similar examples (see also that of Nadine in Vignette 5), were welcomed by me as a way to reduce dependence on myself as a facilitator, or to provide an alternative to the instruction-based support documents. 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citationID&quot;:&quot;iwpqtuug&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wLCDXZzrc4"/>(Lave and Wenger, 1991; Guzdial and Tew, 2006)<text:reference-mark-end text:name="ZOTERO_ITEM CSL_CITATION {&quot;citationID&quot;:&quot;iwpqtuug&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wLCDXZzrc4"/>, and thus a helpful practice contributing to the emerging ecosystems of the learning community.</text:p>
      <text:p text:style-name="P20">This section has explored the use of GDPs within strategies and processes that occur at a community level in a way that demonstrates the transfer between different activity systems, supporting Gutiérrez’s perspective <text:reference-mark-start text:name="ZOTERO_ITEM CSL_CITATION {&quot;citationID&quot;:&quot;qodpasn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Mx8orBDTHF"/><text:span text:style-name="T8">(Gutiérrez, 2008)</text:span><text:reference-mark-end text:name="ZOTERO_ITEM CSL_CITATION {&quot;citationID&quot;:&quot;qodpasn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Mx8orBDTHF"/>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reduced-discussion-section"/>Reduced discussion section<text:bookmark-end text:name="reduced-discussion-section"/></text:h>
      <text:h text:style-name="Heading_20_3" text:outline-level="3"><text:bookmark-start text:name="intro-in-relation-to-mediation-and-repertoires"/>Intro in relation to mediation and repertoires<text:bookmark-end text:name="intro-in-relation-to-mediation-and-repertoires"/></text:h>
      <text:p text:style-name="P2">TADS / sannino vs gutierrez - and the purpose of inclusivity / equity</text:p>
      <text:p text:style-name="Text_20_body">As part of this discussion of the role of GDPs not only as self-contained mediational tools, but as part of wider repertoires of practice is also explored. The reason being, that other non-GDP elements of the learning design are mixed together in these emerging repertoires, and thus to neglect to explore them would give an incomplete picture. However, I attempt to do this briefly to avoid overloading the reader. OR THIS IS ONE IN APPENDIX</text:p>
      <text:p text:style-name="Text_20_body"><text:soft-page-break/>Some discussion of how these findings on varied GDP use can be interpreted given CHAT concepts of mediation and incorporation in wider repertoires of practice is useful at this point before exploring the concepts in relation to agency and inclusion in the following chapter. THIS SHOULD BE A RECAP GIVEN PREVIOUS USE IN EXAMPLES. USE TERMS IN VIGNETTE EXAMPLES. AND THEREFORE MOVE SOME OF THIS TO THE INTRO?</text:p>
      <text:p text:style-name="Text_20_body">Gutiérrez’s focus on repertoires of practice, can be contrasted to the focus of double stimulation and a form of experimental mediation within TADS [Sannio], to incorporate also a wider cultural focus of the learning process. NEXT CHAPTER?</text:p>
      <text:p text:style-name="Preformatted_20_Text">Such a perspective on the relationship between culture and learning is also about attention to the “cultural mediation of thinking” (Moll, 1998) cited in [@digiacomo_seven_2017, p.44]</text:p>
      <text:p text:style-name="First_20_paragraph">It is of value to explore Gutiérrez’s focus on movement of identity between settings and the role of facilitators to facilitate this via learning design in the context of this design.</text:p>
      <text:p text:style-name="Text_20_body">This justifies a wider focus on cultural elements, and the evolving medium culture via playtesting. And following that the link to inclusive linguistic element of the pedagogy which can be aligned with other inclusive practices of UDL. In this study the focus is less on aspects of ethnical cultural elements and more the those related to neurodiversity. YES - BUT IS THERE SPACE FOR THIS IF SO WHERE?</text:p>
      <text:h text:style-name="Heading_20_3" text:outline-level="3"><text:bookmark-start text:name="observations-on-emerging-flexible-design-practices-more-on-interpersonal-level"/>Observations on emerging flexible design practices (MORE ON INTERPERSONAL LEVEL)<text:bookmark-end text:name="observations-on-emerging-flexible-design-practices-more-on-interpersonal-level"/></text:h>
      <text:p text:style-name="First_20_paragraph">This section discusses findings on community and social activity in a way which aims to extend CHAT theory of Sannino and Gutierrez with specific domain observations / concrete examples.</text:p>
      <text:p text:style-name="Text_20_body">This chapter thus builds on CHAT concept of mediation and building repertoires.</text:p>
      <text:p text:style-name="Text_20_body">In previous writing I have identified what I can as <text:span text:style-name="T3">flexible design practices</text:span> used a counterpoint to a potentially more prescriptive interpretation of design thinking stages.</text:p>
      <text:p text:style-name="Text_20_body">WHAT IS THE LINK BETWEEN STAGED APPROACH AND STEPWISE INSTRUCTION?</text:p>
      <text:p text:style-name="Text_20_body">The use of GDPs here can be seen to be quite flexible as - a mediational STRATEGY - in the way it is included into wider repetoires, merged (assemblages)</text:p>
      <text:p text:style-name="Text_20_body">This includes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5, one of area of contractions was the dysfunctional group work which was freed up by allowing greater atomisation and greater scaffolding of tool use.</text:p>
      <text:p text:style-name="Text_20_body">Chapter five outlined examples of GDPS being used as a lingua franca in playtesting sessions for a variety of collaborative work from feedback to direct requests for help from peers.</text:p>
      <text:p text:style-name="Text_20_body"><text:soft-page-break/>ARE THERE ARE OTHER STUDIES WHICH ENCOURAGE THIS?</text:p>
      <text:h text:style-name="Heading_20_4" text:outline-level="4"><text:bookmark-start text:name="observations-and-evidence-on-flexible-design-practice"/>Observations and evidence on flexible design practice<text:bookmark-end text:name="observations-and-evidence-on-flexible-design-practice"/></text:h>
      <text:p text:style-name="First_20_paragraph">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P19">Describing Design Cycles as a design process for novices</text:p>
      <text:p text:style-name="Text_20_body">As explored in the literature review design stages as a conceptual design tool is common in CS education, e.g. Resnick’s creative learning spiral <text:reference-mark-start text:name="ZOTERO_ITEM CSL_CITATION {&quot;citationID&quot;:&quot;kgkasovp&quot;,&quot;properties&quot;:{&quot;formattedCitation&quot;:&quot;(Resnick, 2007, p. 2)&quot;,&quot;plainCitation&quot;:&quot;(Resnick, 2007, p. 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oMPt1cHUOJ"/>(Resnick, 2007, p. 2)<text:reference-mark-end text:name="ZOTERO_ITEM CSL_CITATION {&quot;citationID&quot;:&quot;kgkasovp&quot;,&quot;properties&quot;:{&quot;formattedCitation&quot;:&quot;(Resnick, 2007, p. 2)&quot;,&quot;plainCitation&quot;:&quot;(Resnick, 2007, p. 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oMPt1cHUOJ"/>.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ytmlwyyx&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W4reRe0qMC"/>(Kuby, 2016)<text:reference-mark-end text:name="ZOTERO_ITEM CSL_CITATION {&quot;citationID&quot;:&quot;ytmlwyyx&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W4reRe0qMC"/></text:p>
      <text:p text:style-name="Text_20_body">DROP THIS - NOT CLEAR IF NOT REALLY PROPOSED AS A NAVIGATIONAL STRATEGY FOR YOUNG PEOPLE. 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lutxgtzi&quot;,&quot;properties&quot;:{&quot;formattedCitation&quot;:&quot;(Resnick, 2007, p. 2)&quot;,&quot;plainCitation&quot;:&quot;(Resnick, 2007, p. 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o1BPhUJ6m5"/>(Resnick, 2007, p. 2)<text:reference-mark-end text:name="ZOTERO_ITEM CSL_CITATION {&quot;citationID&quot;:&quot;lutxgtzi&quot;,&quot;properties&quot;:{&quot;formattedCitation&quot;:&quot;(Resnick, 2007, p. 2)&quot;,&quot;plainCitation&quot;:&quot;(Resnick, 2007, p. 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o1BPhUJ6m5"/>. The following writing discusses the value of flexible approach to design processes observated in my research.</text:p>
      <text:h text:style-name="Heading_20_3" text:outline-level="3"><text:bookmark-start text:name="discussion-on-flexible-design-practices"/>Discussion on Flexible Design Practices<text:bookmark-end text:name="discussion-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text:soft-page-break/>I propose that this process can have value in other areas of digital making.</text:p>
      <text:h text:style-name="Heading_20_4" text:outline-level="4"><text:bookmark-start text:name="the-potential-of-emergent-social-and-cultural-activities"/>The potential of emergent social and cultural activities<text:bookmark-end text:name="the-potential-of-emergent-social-and-cultural-activities"/></text:h>
      <text:p text:style-name="P2">It is of value to create spaces to leverage the potential of in-between moments for participants - playtesting or non-productive</text:p>
      <text:p text:style-name="Text_20_body">SO IS THIS IN RELATION TO CHALLENGING DESIGN STAGE PARAGDIM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3">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in-relation-to-other-research"/>Discussion in relation to other research<text:bookmark-end text:name="discussion-in-relation-to-other-research"/></text:h>
      <text:h text:style-name="Heading_20_4" text:outline-level="4"><text:bookmark-start text:name="beyond-design-cycle-stages"/>- beyond design cycle stages<text:bookmark-end text:name="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pwcjfqpr&quot;,&quot;properties&quot;:{&quot;formattedCitation&quot;:&quot;(Goddard, Byrne and Mueller, 2014)&quot;,&quot;plainCitation&quot;:&quot;(Goddard, Byrne and Mueller,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lZ4VlnYGsH"/>(Goddard, Byrne and Mueller, 2014)<text:reference-mark-end text:name="ZOTERO_ITEM CSL_CITATION {&quot;citationID&quot;:&quot;pwcjfqpr&quot;,&quot;properties&quot;:{&quot;formattedCitation&quot;:&quot;(Goddard, Byrne and Mueller, 2014)&quot;,&quot;plainCitation&quot;:&quot;(Goddard, Byrne and Mueller,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lZ4VlnYGsH"/>.</text:p>
      <text:p text:style-name="Text_20_body">Other relevant perspectives include rhizomatic design approaches <text:reference-mark-start text:name="ZOTERO_ITEM CSL_CITATION {&quot;citationID&quot;:&quot;uxyelmuq&quot;,&quot;properties&quot;:{&quot;formattedCitation&quot;:&quot;(de Freitas, 2012)&quot;,&quot;plainCitation&quot;:&quot;(de Freitas, 2012)&quot;,&quot;noteIndex&quot;:0},&quot;citationItems&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kETTLu2j8v"/>(de Freitas, 2012)<text:reference-mark-end text:name="ZOTERO_ITEM CSL_CITATION {&quot;citationID&quot;:&quot;uxyelmuq&quot;,&quot;properties&quot;:{&quot;formattedCitation&quot;:&quot;(de Freitas, 2012)&quot;,&quot;plainCitation&quot;:&quot;(de Freitas, 2012)&quot;,&quot;noteIndex&quot;:0},&quot;citationItems&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kETTLu2j8v"/>. Research exists on the promise of rhizomatic approaches design thinking in creative educational programmes <text:reference-mark-start text:name="ZOTERO_ITEM CSL_CITATION {&quot;citationID&quot;:&quot;dwqsyehe&quot;,&quot;properties&quot;:{&quot;formattedCitation&quot;:&quot;(Biffi, Bissola and Imperatori, 2017)&quot;,&quot;plainCitation&quot;:&quot;(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b5MtEJEq1B"/>(Biffi, Bissola and Imperatori, 2017)<text:reference-mark-end text:name="ZOTERO_ITEM CSL_CITATION {&quot;citationID&quot;:&quot;dwqsyehe&quot;,&quot;properties&quot;:{&quot;formattedCitation&quot;:&quot;(Biffi, Bissola and Imperatori, 2017)&quot;,&quot;plainCitation&quot;:&quot;(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b5MtEJEq1B"/>. However researcher identify significant <text:soft-page-break/>competencies required including to “identify and synthesize the body of technical and even complex knowledge into a feasible structure” <text:reference-mark-start text:name="ZOTERO_ITEM CSL_CITATION {&quot;citationID&quot;:&quot;qxcpbkml&quot;,&quot;properties&quot;:{&quot;formattedCitation&quot;:&quot;(Biffi, Bissola and Imperatori, 2017, p. 972)&quot;,&quot;plainCitation&quot;:&quot;(Biffi, Bissola and Imperatori, 2017, p. 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XLrLfz9uLD"/>(Biffi, Bissola and Imperatori, 2017, p. 972)<text:reference-mark-end text:name="ZOTERO_ITEM CSL_CITATION {&quot;citationID&quot;:&quot;qxcpbkml&quot;,&quot;properties&quot;:{&quot;formattedCitation&quot;:&quot;(Biffi, Bissola and Imperatori, 2017, p. 972)&quot;,&quot;plainCitation&quot;:&quot;(Biffi, Bissola and Imperatori, 2017, p. 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XLrLfz9uLD"/>,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4" text:outline-level="4"><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of abilities they are less guided in nature than many supported design processes aimed at school age audiences.</text:p>
      <text:p text:style-name="P20">Recent research posits that Game Jams can be profitably used in formal education contexts <text:reference-mark-start text:name="ZOTERO_ITEM CSL_CITATION {&quot;citationID&quot;:&quot;zanfrsix&quot;,&quot;properties&quot;:{&quot;formattedCitation&quot;:&quot;(Aurava {\\i{}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cS1Acukui5"/><text:span text:style-name="T13">(Aurava </text:span><text:span text:style-name="T11">et al.</text:span><text:span text:style-name="T13">, 2021)</text:span><text:reference-mark-end text:name="ZOTERO_ITEM CSL_CITATION {&quot;citationID&quot;:&quot;zanfrsix&quot;,&quot;properties&quot;:{&quot;formattedCitation&quot;:&quot;(Aurava {\\i{}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cS1Acukui5"/>,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 - move examples up?</text:p>
      <text:p text:style-name="Text_20_body">Within the concept of jamming, activity which is casual seemingly non-productive can still transmit useful information to guide collaborative practices. As per above and examples in Appedix ? Find.</text:p>
      <text:p text:style-name="P20">I propose that the concept of jamming can be introduced and supported as a way of encouraging co-development of practices and making styles as proposed by Gutiérrez and Rogoff <text:reference-mark-start text:name="ZOTERO_ITEM CSL_CITATION {&quot;citationID&quot;:&quot;hvepbceg&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QDe75iCxpD"/><text:span text:style-name="T8">(Gutiérrez and Rogoff, 2003)</text:span><text:reference-mark-end text:name="ZOTERO_ITEM CSL_CITATION {&quot;citationID&quot;:&quot;hvepbceg&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QDe75iCxpD"/></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text:soft-page-break/>immersing ones-self in the detail. Previously abstract concepts or processes become concrete through familiarisation via direct use and indirect observations through community participation.</text:p>
      <text:h text:style-name="Heading_20_3" text:outline-level="3"><text:bookmark-start text:name="returning-to-the-table-of-varied-gdp-use-with-supporting-evidence"/>Returning to the table of varied GDP use with supporting evidence<text:bookmark-end text:name="returning-to-the-table-of-varied-gdp-use-with-supporting-evidence"/></text:h>
      <text:p text:style-name="First_20_paragraph">The introduction introduced the summary table. I now return with a greater focus on the scope of the claims of this research, implications for facilitators and how the findings link to the contents of the following chapter.</text:p>
      <text:p text:style-name="Text_20_body">INSERT SUMMARY TABLE FROM HERE - https://docs.google.com/document/d/1Ce2cYIYnFCd9GM8zRntBd7lrud-dMbbrtgEQMoGNRmE/edit</text:p>
      <text:p text:style-name="P19">What are the limits of the claims of this research?</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text:p>
      <text:h text:style-name="Heading_20_2" text:outline-level="2"><text:bookmark-start text:name="conclusion"/>Conclusion<text:bookmark-end text:name="conclusion"/></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 GDPs served both researchers and participants by <text:span text:style-name="T3">providing a common language</text:span> to clarify first learner expression and researcher’s analysis of gameplay experience. Gdps functioned as an <text:span text:style-name="T3">inspirational structured design tool</text:span> The utility of a patterns and their collection as a form <text:span text:style-name="T3">intermediate-level knowledge</text:span> by both researchers and participants is shown in part by in a growing sense of mastery towards technical processes becoming second nature and the resulting ability to share them with family and other peer groups.</text:p>
      <text:p text:style-name="P20">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citationID&quot;:&quot;epmvynps&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kCizZOQNji"/><text:span text:style-name="T13">(Lecusay, 2015; Gutiérrez </text:span><text:span text:style-name="T11">et al.</text:span><text:span text:style-name="T13">, 2019)</text:span><text:reference-mark-end text:name="ZOTERO_ITEM CSL_CITATION {&quot;citationID&quot;:&quot;epmvynps&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kCizZOQNji"/>.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h text:style-name="Heading_20_2" text:outline-level="2"><text:bookmark-start text:name="moved-from-introduction"/><text:soft-page-break/>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P2">Move to conclusion or appendix? - appendix for now?</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4" text:outline-level="4"><text:bookmark-start text:name="observations-on-making-styles"/>Observations on making styles<text:bookmark-end text:name="observations-on-making-styles"/></text:h>
      <text:p text:style-name="First_20_paragraph">This section returns to game making types explored in Chapter 5. TO DEVELOP</text:p>
      <text:p text:style-name="Text_20_body"><text:soft-page-break/>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ther players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hrqlgsif&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FY3ocJQGa5"/>(Sutton-smith, 2001)<text:reference-mark-end text:name="ZOTERO_ITEM CSL_CITATION {&quot;citationID&quot;:&quot;hrqlgsif&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FY3ocJQGa5"/>.</text:p>
      <text:p text:style-name="Text_20_body">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4" text:outline-level="4"><text:bookmark-start text:name="a-focus-on-the-value-of-changing-roles---especially-peer-teaching-as-reinforcing-learning"/>A focus on the value of changing roles - especially peer teaching as reinforcing learning<text:bookmark-end text:name="a-focus-on-the-value-of-changing-roles---especially-peer-teaching-as-reinforcing-learning"/></text:h>
      <text:p text:style-name="First_20_paragraph">A role or style that is not fully captured is that of peer learning, although it is implied within the socialisers and magpie makers.</text:p>
      <text:p text:style-name="Text_20_body">CAN THIS BE ADDED INTO THE CODING SCHEMA</text:p>
      <text:h text:style-name="Heading_20_3" text:outline-level="3"><text:bookmark-start text:name="discussion-on-making-types-and-side-missions"/>Discussion on making types and side missions<text:bookmark-end text:name="discussion-on-making-types-and-side-missions"/></text:h>
      <text:p text:style-name="First_20_paragraph">THIS WOULD NEED MORE DISCUSSION OR INTRODUCTION - PLAYER TYPES NOT IN CHAPTER 5 ANY MORE</text:p>
      <text:p text:style-name="P20">Begin discussion with reference to <text:reference-mark-start text:name="ZOTERO_ITEM CSL_CITATION {&quot;citationID&quot;:&quot;wggbnxpn&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JCEF4EWj1F"/><text:span text:style-name="T8">(Gutiérrez and Rogoff, 2003)</text:span><text:reference-mark-end text:name="ZOTERO_ITEM CSL_CITATION {&quot;citationID&quot;:&quot;wggbnxpn&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JCEF4EWj1F"/> on “Helping Students Learn: Having Styles or Participating in Practices”, and a careful statement to avoid over generalisation here, but at the same time recognise the value of emerging practices and styles.</text:p>
      <text:p text:style-name="Text_20_body">Thus I am not suggesting that these styles make up a ridgid typology to be replicated in other settings, instead, in line with Gutierrez and Rogoff <text:reference-mark-start text:name="ZOTERO_ITEM CSL_CITATION {&quot;citationID&quot;:&quot;svnmcemy&quot;,&quot;properties&quot;:{&quot;formattedCitation&quot;:&quot;(2003, p. 20)&quot;,&quot;plainCitation&quot;:&quot;(2003, p. 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BbYzr0Vmi6"/>(2003, p. 20)<text:reference-mark-end text:name="ZOTERO_ITEM CSL_CITATION {&quot;citationID&quot;:&quot;svnmcemy&quot;,&quot;properties&quot;:{&quot;formattedCitation&quot;:&quot;(2003, p. 20)&quot;,&quot;plainCitation&quot;:&quot;(2003, p. 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BbYzr0Vmi6"/> , that the process of co-constructing understanding and communication about learning styles can “support the changing nature of participation and the forms of assistance provided in joint activity.”</text:p>
      <text:h text:style-name="Heading_20_3" text:outline-level="3"><text:bookmark-start text:name="discussion-on-player-types--"/>Discussion on Player types -<text:bookmark-end text:name="discussion-on-player-types--"/></text:h>
      <text:p text:style-name="First_20_paragraph">DATA REQUIRED FROM VIDEO!?</text:p>
      <text:p text:style-name="Text_20_body">The process of exploring identity in this way surfaced the cheekiness of some young people and <text:soft-page-break/>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tuapttxc&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KqHoZgy3SH"/>(Sutton-smith, 2001)<text:reference-mark-end text:name="ZOTERO_ITEM CSL_CITATION {&quot;citationID&quot;:&quot;tuapttxc&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KqHoZgy3SH"/>.</text:p>
      <text:p text:style-name="Text_20_body">Below I outline how I designed to encourage this behaviour.</text:p>
      <text:p text:style-name="Text_20_body">My rationale for this process was to promote awareness of pluralistic programming process <text:reference-mark-start text:name="ZOTERO_ITEM CSL_CITATION {&quot;citationID&quot;:&quot;ytczvisl&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kJAebDZG2B"/>(Papert and Turkle, 1990)<text:reference-mark-end text:name="ZOTERO_ITEM CSL_CITATION {&quot;citationID&quot;:&quot;ytczvisl&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kJAebDZG2B"/>.</text:p>
      <text:p text:style-name="Text_20_body">I wanted to try to communicate a message to participants that when you are learning something hard it is of value follow your own working preferences and try to discover a creative style that suits you.</text:p>
      <text:p text:style-name="Text_20_body">Limits of discussion findings - what to put in</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section text:style-name="Sect1" text:name="ZOTERO_BIBL {&quot;uncited&quot;:[],&quot;omitted&quot;:[],&quot;custom&quot;:[]} CSL_BIBLIOGRAPHY RNDt6TfLw4CIp">
        <text:p text:style-name="Bibliography_20_1">Aurava, R. <text:span text:style-name="T2">et al.</text:span> (2021) ‘Game jams in general formal education’, <text:span text:style-name="T2">International Journal of Child-Computer Interaction</text:span>, 28, p. 100274. Available at: https://doi.org/10.1016/j.ijcci.2021.100274.</text:p>
        <text:p text:style-name="Bibliography_20_1">Barron, B. (2006) ‘Interest and Self-Sustained Learning as Catalysts of Development: A Learning Ecology Perspective’, <text:span text:style-name="T2">Human Development</text:span>, 49(4), pp. 193–224. Available at: https://doi.org/10.1159/000094368.</text:p>
        <text:p text:style-name="Bibliography_20_1">Barron, B. <text:span text:style-name="T2">et al.</text:span> (2009) ‘Parents as Learning Partners in the Development of Technological <text:soft-page-break/>Fluency’, <text:span text:style-name="T2">International Journal of Learning and Media</text:span>, 1(2), pp. 55–77. Available at: https://doi.org/10.1162/ijlm.2009.0021.</text:p>
        <text:p text:style-name="Bibliography_20_1">Barron, B. (2010) ‘Conceptualizing and Tracing Learning Pathways over Time and Setting’, <text:span text:style-name="T2">Teachers College Record: The Voice of Scholarship in Education</text:span>, 112(13), pp. 113–127. Available at: https://doi.org/10.1177/016146811011201308.</text:p>
        <text:p text:style-name="Bibliography_20_1">Basawapatna, A.R., Koh, K.H. and Repenning, A. (2010) ‘Using scalable game design to teach computer science from middle school to graduate school’, in <text:span text:style-name="T2">Proceedings of the fifteenth annual conference on Innovation and technology in computer science education - ITiCSE ’10</text:span>. <text:span text:style-name="T2">the fifteenth annual conference</text:span>, Bilkent, Ankara, Turkey: ACM Press, p. 224. Available at: https://doi.org/10.1145/1822090.1822154.</text:p>
        <text:p text:style-name="Bibliography_20_1">Bevan, B. <text:span text:style-name="T2">et al.</text:span> (2015) ‘Learning Through STEM-Rich Tinkering: Findings From a Jointly Negotiated Research Project Taken Up in Practice’, <text:span text:style-name="T2">Science Education</text:span>, 99(1), pp. 98–120. Available at: https://doi.org/10.1002/sce.21151.</text:p>
        <text:p text:style-name="Bibliography_20_1">Biffi, A., Bissola, R. and Imperatori, B. (2017) ‘Chasing innovation: a pilot case study of a rhizomatic design thinking education program’, <text:span text:style-name="T2">Education + Training</text:span>, 59(9), pp. 957–977. Available at: https://doi.org/10.1108/ET-01-2016-0007.</text:p>
        <text:p text:style-name="Bibliography_20_1">Chesterman, M. (2023) ‘Game Making and Coding Fluency in a Primary Computing Context’, in T. Keane and A.E. Fluck (eds) <text:span text:style-name="T2">Teaching Coding in K-12 Schools: Research and Application</text:span>. Cham: Springer International Publishing, pp. 171–187. Available at: https://doi.org/10.1007/978-3-031-21970-2_12.</text:p>
        <text:p text:style-name="Bibliography_20_1">Correa, T. <text:span text:style-name="T2">et al.</text:span> (2015) ‘Brokering new technologies: The role of children in their parents’ usage of the internet’, <text:span text:style-name="T2">New Media &amp; Society</text:span>, 17(4), pp. 483–500. Available at: https://doi.org/10.1177/1461444813506975.</text:p>
        <text:p text:style-name="Bibliography_20_1">Dietz, G. <text:span text:style-name="T2">et al.</text:span> (2021) ‘Design Guidelines for Early Childhood Computer Science Education Tools’, in C. Meinel and L. Leifer (eds) <text:span text:style-name="T2">Design Thinking Research : Interrogating the Doing</text:span>. Cham: Springer International Publishing (Understanding Innovation), pp. 291–306. Available at: https://doi.org/10.1007/978-3-030-62037-0_13.</text:p>
        <text:p text:style-name="Bibliography_20_1">Eriksson, E. <text:span text:style-name="T2">et al.</text:span> (2019) ‘Using Gameplay Design Patterns with Children in the Redesign of a Collaborative Co-located Game’, in <text:span text:style-name="T2">Proceedings of the 18th ACM International Conference on Interaction Design and Children</text:span>. <text:span text:style-name="T2">IDC ’19: Interaction Design and Children</text:span>, Boise ID USA: ACM, pp. 15–25. Available at: https://doi.org/10.1145/3311927.3323155.</text:p>
        <text:p text:style-name="Bibliography_20_1">Esteban-Guitart, M. and Moll, L.C. (2014) ‘Funds of Identity: A new concept based on the Funds of Knowledge approach’, <text:span text:style-name="T2">Culture &amp; Psychology</text:span>, 20(1), pp. 31–48. Available at: https://doi.org/10.1177/1354067X13515934.</text:p>
        <text:p text:style-name="Bibliography_20_1">Fasso, W. and Knight, B.A. (2020) ‘Identity development in school makerspaces: intentional design’, <text:span text:style-name="T2">International Journal of Technology and Design Education</text:span>, 30(2), pp. 275–294. <text:soft-page-break/>Available at: https://doi.org/10.1007/s10798-019-09501-z.</text:p>
        <text:p text:style-name="Bibliography_20_1">de Freitas, E. (2012) ‘The Classroom as Rhizome: New Strategies for Diagramming Knotted Interactions’, <text:span text:style-name="T2">Qualitative Inquiry</text:span>, 18(7), pp. 557–570. Available at: https://doi.org/10.1177/1077800412450155.</text:p>
        <text:p text:style-name="Bibliography_20_1">Gabler, K. <text:span text:style-name="T2">et al.</text:span> (2005) ‘How to prototype a game in under 7 days’, <text:span text:style-name="T2">Gamasutra, October</text:span>, 26.</text:p>
        <text:p text:style-name="Bibliography_20_1">Gee, J.P. (2003) ‘What video games have to teach us about learning and literacy’, <text:span text:style-name="T2">Computers in Entertainment</text:span>, 1(1), p. 20. Available at: https://doi.org/10.1145/950566.950595.</text:p>
        <text:p text:style-name="Bibliography_20_1">Goddard, W., Byrne, R. and Mueller, F. ‘Floyd’ (2014) ‘Playful Game Jams: Guidelines for Designed Outcomes’, in. ACM Press, pp. 1–10. Available at: https://doi.org/10.1145/2677758.2677778.</text:p>
        <text:p text:style-name="Bibliography_20_1">Gutiérrez, K.D. (2008) ‘Developing a Sociocritical Literacy in the Third Space’, <text:span text:style-name="T2">Reading Research Quarterly</text:span>, 43(2), pp. 148–164. Available at: https://doi.org/10.1598/RRQ.43.2.3.</text:p>
        <text:p text:style-name="Bibliography_20_1">Gutiérrez, K.D. <text:span text:style-name="T2">et al.</text:span> (2019) ‘Learning as Movement in Social Design-Based Experiments: Play as a Leading Activity’, <text:span text:style-name="T2">Human Development</text:span>, 62(1–2), pp. 66–82. Available at: https://doi.org/10.1159/000496239.</text:p>
        <text:p text:style-name="Bibliography_20_1">Gutiérrez, K.D. and Rogoff, B. (2003) ‘Cultural Ways of Learning: Individual Traits or Repertoires of Practice’, <text:span text:style-name="T2">Educational Researcher</text:span>, 32(5), pp. 19–25. Available at: https://doi.org/10.3102/0013189X032005019.</text:p>
        <text:p text:style-name="Bibliography_20_1">Guzdial, M. and Tew, A.E. (2006) ‘Imagineering inauthentic legitimate peripheral participation: an instructional design approach for motivating computing education’, in <text:span text:style-name="T2">Proceedings of the second international workshop on Computing education research</text:span>. New York, NY, USA: Association for Computing Machinery (ICER ’06), pp. 51–58. Available at: https://doi.org/10.1145/1151588.1151597.</text:p>
        <text:p text:style-name="Bibliography_20_1">Heineman, D.S. (2014) ‘Public memory and gamer identity: Retrogaming as nostalgia’, <text:span text:style-name="T2">Journal of Games Criticism</text:span>, 1(1), pp. 1–24.</text:p>
        <text:p text:style-name="Bibliography_20_1">Itō, M. <text:span text:style-name="T2">et al.</text:span> (eds) (2010) <text:span text:style-name="T2">Hanging out, messing around, and geeking out: kids living and learning with new media</text:span>. Cambridge, Mass.: MIT Press (The John D. and Catherine T. MacArthur Foundation series on digital media and learning).</text:p>
        <text:p text:style-name="Bibliography_20_1">Kafai, Y. and Burke, Q. (2015) ‘Constructionist gaming: understanding the benefits of making games for learning’, <text:span text:style-name="T2">Educational Psychologist</text:span>, 50(4), pp. 313–334. Available at: https://doi.org/10.1080/00461520.2015.1124022.</text:p>
        <text:p text:style-name="Bibliography_20_1">Kim, A.S. and Ko, A.J. (2017) ‘A Pedagogical Analysis of Online Coding Tutorials’, in <text:span text:style-name="T2">Proceedings of the 2017 ACM SIGCSE Technical Symposium on Computer Science Education</text:span>. New York, NY, USA: Association for Computing Machinery (SIGCSE ’17), pp. 321–326. <text:soft-page-break/>Available at: https://doi.org/10.1145/3017680.3017728.</text:p>
        <text:p text:style-name="Bibliography_20_1">Kuby, C.R. (2016) ‘Rhizomatic Possibilities for Writing Processes: Fluid Structures and Components’, in <text:span text:style-name="T2">Reclaiming Early Childhood Literacies</text:span>. Routledge.</text:p>
        <text:p text:style-name="Bibliography_20_1">Lave, J. (1991) ‘Situating learning in communities of practice’, <text:span text:style-name="T2">Perspectives on socially shared cognition</text:span>, 2, pp. 63–82.</text:p>
        <text:p text:style-name="Bibliography_20_1">Lave, J. and Wenger, E. (1991) <text:span text:style-name="T2">Situated learning: legitimate peripheral participation</text:span>. Cambridge [England] ; New York: Cambridge University Press (Learning in doing).</text:p>
        <text:p text:style-name="Bibliography_20_1">Lecusay, R. (2015) <text:span text:style-name="T2">Telementoring Physics: University-Community After-school Collaborations and the Mediation of the Formal/ Informal Divide</text:span>. Available at: https://doi.org/10.13140/RG.2.1.4131.5049.</text:p>
        <text:p text:style-name="Bibliography_20_1">Livingstone, S. <text:span text:style-name="T2">et al.</text:span> (2018) ‘In the digital home, how do parents support their children and who supports them?’</text:p>
        <text:p text:style-name="Bibliography_20_1">Moje, E.B. <text:span text:style-name="T2">et al.</text:span> (2001) ‘“Maestro, what is ‘quality’?”: Language, literacy, and discourse in project-based science’, <text:span text:style-name="T2">Journal of Research in Science Teaching</text:span>, 38(4), pp. 469–498. Available at: https://doi.org/10.1002/tea.1014.</text:p>
        <text:p text:style-name="Bibliography_20_1">Papert, S. (1980) <text:span text:style-name="T2">Mindstorms: children, computers, and powerful ideas</text:span>. New York: Basic Books.</text:p>
        <text:p text:style-name="Bibliography_20_1">Papert, S. and Turkle, S. (1990) ‘Epistemological Pluralism and the Revaluation of the Concrete’, <text:span text:style-name="T2">Signs</text:span>, 16(1). Available at: http://www.papert.org/articles/EpistemologicalPluralism.html (Accessed: 1 November 2017).</text:p>
        <text:p text:style-name="Bibliography_20_1">Petrich, M., Wilkinson, K. and Bevan, B. (2013) ‘It looks like fun, but are they learning?’, in <text:span text:style-name="T2">Design, Make, Play</text:span>. New York: Routledge, p. 21.</text:p>
        <text:p text:style-name="Bibliography_20_1">Redström, J. (2006) ‘Towards user design? On the shift from object to user as the subject of design’, <text:span text:style-name="T2">Design Studies</text:span>, 27(2), pp. 123–139. Available at: https://doi.org/10.1016/j.destud.2005.06.001.</text:p>
        <text:p text:style-name="Bibliography_20_1">Repenning, A. <text:span text:style-name="T2">et al.</text:span> (2015) ‘Scalable Game Design: A Strategy to Bring Systemic Computer Science Education to Schools Through Game Design and Simulation Creation’, <text:span text:style-name="T2">Trans. Comput. Educ.</text:span>, 15(2), p. 11:1-11:31. Available at: https://doi.org/10.1145/2700517.</text:p>
        <text:p text:style-name="Bibliography_20_1">Resnick, M. (2007) ‘All I really need to know (about creative thinking) I learned (by studying how children learn) in kindergarten’, in <text:span text:style-name="T2">Proceedings of the 6th ACM SIGCHI conference on Creativity &amp; cognition</text:span>. ACM, pp. 1–6. Available at: http://dl.acm.org/citation.cfm?id=1254961 (Accessed: 14 March 2017).</text:p>
        <text:p text:style-name="Bibliography_20_1">Resnick, M. (2012) ‘Mother’s Day, Warrior Cats, and Digital Fluency: Stories from the Scratch Online Community’, in <text:span text:style-name="T2">Proceedings of the Constructionism 2012 conference. Athens, Greece</text:span>. <text:soft-page-break/>Available at: http://web.media.mit.edu/~mres/papers/mothers-day-warrior-cats.pdf (Accessed: 9 May 2015).</text:p>
        <text:p text:style-name="Bibliography_20_1">Resnick, M. and Rusk, N. (2020) ‘Coding at a crossroads’, <text:span text:style-name="T2">Communications of the ACM</text:span>, 63(11), pp. 120–127. Available at: https://doi.org/10.1145/3375546.</text:p>
        <text:p text:style-name="Bibliography_20_1">Rogoff, B. (1995) ‘Observing sociocultural activity on three planes: Participatory appropriation, guided participation, and apprenticeship’, in <text:span text:style-name="T2">Sociocultural studies of mind</text:span>. New York, NY, US: Cambridge University Press (Learning in doing: Social, cognitive, and computational aspects), pp. 139–164.</text:p>
        <text:p text:style-name="Bibliography_20_1">Rogoff, B. (2003) <text:span text:style-name="T2">The cultural nature of human development</text:span>. Oxford [UK] ;a New York: Oxford University Press.</text:p>
        <text:p text:style-name="Bibliography_20_1">Rogoff, B. (2014) ‘Learning by Observing and Pitching In to Family and Community Endeavors: An Orientation’, <text:span text:style-name="T2">Human Development</text:span>, 57(2–3), pp. 69–81. Available at: https://doi.org/10.1159/000356757.</text:p>
        <text:p text:style-name="Bibliography_20_1">Rogoff, B. <text:span text:style-name="T2">et al.</text:span> (2016) ‘The Organization of Informal Learning’, <text:span text:style-name="T2">Review of Research in Education</text:span>, 40(1), pp. 356–401. Available at: https://doi.org/10.3102/0091732X16680994.</text:p>
        <text:p text:style-name="Bibliography_20_1">Roque, R., Lin, K. and Liuzzi, R. (2016) ‘“I’m Not Just a Mom”: Parents Developing Multiple Roles in Creative Computing’, in <text:span text:style-name="T2">Conference: International Conference of the Learning Sciences</text:span>. Available at: https://repository.isls.org//handle/1/177 (Accessed: 30 October 2018).</text:p>
        <text:p text:style-name="Bibliography_20_1">Sefton-Green, J. (2013) <text:span text:style-name="T2">Mapping digital makers: a review exploring everyday creativity, learning lives and the digital</text:span>. Available at: http://www.nominettrust.org.uk/ (Accessed: 18 December 2018).</text:p>
        <text:p text:style-name="Bibliography_20_1">Surma-aho, A. and Hölttä-Otto, K. (2022) ‘Conceptualization and operationalization of empathy in design research’, <text:span text:style-name="T2">Design Studies</text:span>, 78, p. 101075. Available at: https://doi.org/10.1016/j.destud.2021.101075.</text:p>
        <text:p text:style-name="Bibliography_20_1">Sutton-smith, B. (2001) <text:span text:style-name="T2">The Ambiguity of Play</text:span>. New Ed edition. Cambridge, Mass.: Harvard University Pres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2-06T05:58:04Z</meta:creation-date>
    <dc:date>2025-02-06T05:59:51.024300771</dc:date>
    <meta:editing-duration>PT1M22S</meta:editing-duration>
    <meta:editing-cycles>1</meta:editing-cycles>
    <meta:document-statistic meta:table-count="1" meta:image-count="0" meta:object-count="0" meta:page-count="30" meta:paragraph-count="375" meta:word-count="13034" meta:character-count="84896" meta:non-whitespace-character-count="72295"/>
    <meta:user-defined meta:name="ZOTERO_PREF_1">&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number-sections" meta:value-type="string">True</meta:user-defined>
    <meta:user-defined meta:name="zotero" meta:value-type="string"/>
  </office:meta>
</office:document-meta>
</file>